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30" table:default-cell-style-name="Default"/>
        <table:table-row table:style-name="ro1">
          <table:table-cell/>
          <table:table-cell office:value-type="string" calcext:value-type="string">
            <text:p>TOTAL IMP</text:p>
          </table:table-cell>
          <table:table-cell office:value-type="string" calcext:value-type="string">
            <text:p>TOTAL TOTAL</text:p>
          </table:table-cell>
          <table:table-cell office:value-type="string" calcext:value-type="string">
            <text:p>PCE_M_STAR</text:p>
          </table:table-cell>
          <table:table-cell office:value-type="string" calcext:value-type="string">
            <text:p>PCE_D_STAR</text:p>
          </table:table-cell>
          <table:table-cell/>
          <table:table-cell office:value-type="string" calcext:value-type="string">
            <text:p>CANADA</text:p>
          </table:table-cell>
          <table:table-cell office:value-type="string" calcext:value-type="string">
            <text:p>PCE_M_STAR_CAN</text:p>
          </table:table-cell>
          <table:table-cell office:value-type="string" calcext:value-type="string">
            <text:p>PCE_D_STAR_CAN</text:p>
          </table:table-cell>
          <table:table-cell/>
          <table:table-cell office:value-type="string" calcext:value-type="string">
            <text:p>CHN</text:p>
          </table:table-cell>
          <table:table-cell office:value-type="string" calcext:value-type="string">
            <text:p>PCE_M_STAR_CHN</text:p>
          </table:table-cell>
          <table:table-cell office:value-type="string" calcext:value-type="string">
            <text:p>PCE_D_STAR_CHN</text:p>
          </table:table-cell>
          <table:table-cell/>
          <table:table-cell office:value-type="string" calcext:value-type="string">
            <text:p>EUR</text:p>
          </table:table-cell>
          <table:table-cell office:value-type="string" calcext:value-type="string">
            <text:p>PCE_M_STAR_EUR</text:p>
          </table:table-cell>
          <table:table-cell office:value-type="string" calcext:value-type="string">
            <text:p>PCE_D_STAR_EUR</text:p>
          </table:table-cell>
          <table:table-cell/>
          <table:table-cell office:value-type="string" calcext:value-type="string">
            <text:p>JAPAN</text:p>
          </table:table-cell>
          <table:table-cell office:value-type="string" calcext:value-type="string">
            <text:p>PCE_M_STAR_JAP</text:p>
          </table:table-cell>
          <table:table-cell office:value-type="string" calcext:value-type="string">
            <text:p>PCE_D_STAR_JAP</text:p>
          </table:table-cell>
          <table:table-cell/>
          <table:table-cell office:value-type="string" calcext:value-type="string">
            <text:p>MEX</text:p>
          </table:table-cell>
          <table:table-cell office:value-type="string" calcext:value-type="string">
            <text:p>PCE_M_STAR_MEX</text:p>
          </table:table-cell>
          <table:table-cell office:value-type="string" calcext:value-type="string">
            <text:p>PCE_D_STAR_MEX</text:p>
          </table:table-cell>
          <table:table-cell/>
          <table:table-cell office:value-type="string" calcext:value-type="string">
            <text:p>RoAsia</text:p>
          </table:table-cell>
          <table:table-cell office:value-type="string" calcext:value-type="string">
            <text:p>PCE_M_STAR_ROASIA</text:p>
          </table:table-cell>
          <table:table-cell office:value-type="string" calcext:value-type="string">
            <text:p>PCE_D_STAR_ROASIA</text:p>
          </table:table-cell>
          <table:table-cell/>
          <table:table-cell office:value-type="string" calcext:value-type="string">
            <text:p>ROW</text:p>
          </table:table-cell>
          <table:table-cell office:value-type="string" calcext:value-type="string">
            <text:p>PCE_M_STAR_ROW</text:p>
          </table:table-cell>
          <table:table-cell office:value-type="string" calcext:value-type="string">
            <text:p>PCE_D_STAR_ROW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2245" calcext:value-type="float">
            <text:p>32245</text:p>
          </table:table-cell>
          <table:table-cell office:value-type="float" office:value="101417" calcext:value-type="float">
            <text:p>101417</text:p>
          </table:table-cell>
          <table:table-cell table:formula="of:=IF([.C2]; [.B2]/[.C2];0)" office:value-type="float" office:value="0.317944723271246" calcext:value-type="float">
            <text:p>0.317944723271246</text:p>
          </table:table-cell>
          <table:table-cell table:formula="of:=IF([.C2]; 1-[.D2];0)" office:value-type="float" office:value="0.682055276728754" calcext:value-type="float">
            <text:p>0.682055276728754</text:p>
          </table:table-cell>
          <table:table-cell/>
          <table:table-cell office:value-type="float" office:value="2894" calcext:value-type="float">
            <text:p>2894</text:p>
          </table:table-cell>
          <table:table-cell table:formula="of:=IF([.$C2];[.G2]/[.$C2])" office:value-type="float" office:value="0.0285356498417425" calcext:value-type="float">
            <text:p>0.0285356498417425</text:p>
          </table:table-cell>
          <table:table-cell table:number-columns-repeated="2"/>
          <table:table-cell office:value-type="float" office:value="585" calcext:value-type="float">
            <text:p>585</text:p>
          </table:table-cell>
          <table:table-cell table:formula="of:=IF([.$C2];[.K2]/[.$C2])" office:value-type="float" office:value="0.0057682637033239" calcext:value-type="float">
            <text:p>0.0057682637033239</text:p>
          </table:table-cell>
          <table:table-cell table:number-columns-repeated="2"/>
          <table:table-cell office:value-type="float" office:value="907" calcext:value-type="float">
            <text:p>907</text:p>
          </table:table-cell>
          <table:table-cell table:formula="of:=IF([.$C2];[.O2]/[.$C2])" office:value-type="float" office:value="0.00894327381011073" calcext:value-type="float">
            <text:p>0.0089432738101107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formula="of:=IF([.$C2];[.S2]/[.$C2])" office:value-type="float" office:value="0.000207065876529576" calcext:value-type="float">
            <text:p>0.000207065876529576</text:p>
          </table:table-cell>
          <table:table-cell table:number-columns-repeated="2"/>
          <table:table-cell office:value-type="float" office:value="15685" calcext:value-type="float">
            <text:p>15685</text:p>
          </table:table-cell>
          <table:table-cell table:formula="of:=IF([.$C2];[.W2]/[.$C2])" office:value-type="float" office:value="0.154658489207924" calcext:value-type="float">
            <text:p>0.154658489207924</text:p>
          </table:table-cell>
          <table:table-cell table:number-columns-repeated="2"/>
          <table:table-cell office:value-type="float" office:value="1077" calcext:value-type="float">
            <text:p>1077</text:p>
          </table:table-cell>
          <table:table-cell table:formula="of:=IF([.$C2];[.AA2]/[.$C2])" office:value-type="float" office:value="0.0106195213820168" calcext:value-type="float">
            <text:p>0.0106195213820168</text:p>
          </table:table-cell>
          <table:table-cell table:number-columns-repeated="2"/>
          <table:table-cell office:value-type="float" office:value="11076" calcext:value-type="float">
            <text:p>11076</text:p>
          </table:table-cell>
          <table:table-cell table:formula="of:=IF([.$C2];[.AE2]/[.$C2])" office:value-type="float" office:value="0.109212459449599" calcext:value-type="float">
            <text:p>0.109212459449599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563" calcext:value-type="float">
            <text:p>1563</text:p>
          </table:table-cell>
          <table:table-cell office:value-type="float" office:value="17623" calcext:value-type="float">
            <text:p>17623</text:p>
          </table:table-cell>
          <table:table-cell table:formula="of:=IF([.C3]; [.B3]/[.C3];0)" office:value-type="float" office:value="0.0886909152811667" calcext:value-type="float">
            <text:p>0.0886909152811667</text:p>
          </table:table-cell>
          <table:table-cell table:formula="of:=IF([.C3]; 1-[.D3];0)" office:value-type="float" office:value="0.911309084718833" calcext:value-type="float">
            <text:p>0.911309084718833</text:p>
          </table:table-cell>
          <table:table-cell/>
          <table:table-cell office:value-type="float" office:value="179" calcext:value-type="float">
            <text:p>179</text:p>
          </table:table-cell>
          <table:table-cell table:formula="of:=IF([.$C3];[.G3]/[.$C3])" office:value-type="float" office:value="0.0101571809567043" calcext:value-type="float">
            <text:p>0.010157180956704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IF([.$C3];[.K3]/[.$C3])" office:value-type="float" office:value="0.000851160415366283" calcext:value-type="float">
            <text:p>0.000851160415366283</text:p>
          </table:table-cell>
          <table:table-cell table:number-columns-repeated="2"/>
          <table:table-cell office:value-type="float" office:value="785" calcext:value-type="float">
            <text:p>785</text:p>
          </table:table-cell>
          <table:table-cell table:formula="of:=IF([.$C3];[.O3]/[.$C3])" office:value-type="float" office:value="0.0445440617375021" calcext:value-type="float">
            <text:p>0.044544061737502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IF([.$C3];[.S3]/[.$C3])" office:value-type="float" office:value="0.000680928332293026" calcext:value-type="float">
            <text:p>0.00068092833229302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IF([.$C3];[.W3]/[.$C3])" office:value-type="float" office:value="0.000453952221528684" calcext:value-type="float">
            <text:p>0.000453952221528684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table:formula="of:=IF([.$C3];[.AA3]/[.$C3])" office:value-type="float" office:value="0.00550417068603529" calcext:value-type="float">
            <text:p>0.00550417068603529</text:p>
          </table:table-cell>
          <table:table-cell table:number-columns-repeated="2"/>
          <table:table-cell office:value-type="float" office:value="466" calcext:value-type="float">
            <text:p>466</text:p>
          </table:table-cell>
          <table:table-cell table:formula="of:=IF([.$C3];[.AE3]/[.$C3])" office:value-type="float" office:value="0.0264427169040458" calcext:value-type="float">
            <text:p>0.0264427169040458</text:p>
          </table:table-cell>
          <table:table-cell/>
        </table:table-row>
        <table:table-row table:style-name="ro1">
          <table:table-cell office:value-type="string" calcext:value-type="string">
            <text:p>113FF</text:p>
          </table:table-cell>
          <table:table-cell office:value-type="float" office:value="4104" calcext:value-type="float">
            <text:p>4104</text:p>
          </table:table-cell>
          <table:table-cell office:value-type="float" office:value="9008" calcext:value-type="float">
            <text:p>9008</text:p>
          </table:table-cell>
          <table:table-cell table:formula="of:=IF([.C4]; [.B4]/[.C4];0)" office:value-type="float" office:value="0.455595026642984" calcext:value-type="float">
            <text:p>0.455595026642984</text:p>
          </table:table-cell>
          <table:table-cell table:formula="of:=IF([.C4]; 1-[.D4];0)" office:value-type="float" office:value="0.544404973357016" calcext:value-type="float">
            <text:p>0.544404973357016</text:p>
          </table:table-cell>
          <table:table-cell/>
          <table:table-cell office:value-type="float" office:value="613" calcext:value-type="float">
            <text:p>613</text:p>
          </table:table-cell>
          <table:table-cell table:formula="of:=IF([.$C4];[.G4]/[.$C4])" office:value-type="float" office:value="0.068050621669627" calcext:value-type="float">
            <text:p>0.068050621669627</text:p>
          </table:table-cell>
          <table:table-cell table:number-columns-repeated="2"/>
          <table:table-cell office:value-type="float" office:value="358" calcext:value-type="float">
            <text:p>358</text:p>
          </table:table-cell>
          <table:table-cell table:formula="of:=IF([.$C4];[.K4]/[.$C4])" office:value-type="float" office:value="0.0397424511545293" calcext:value-type="float">
            <text:p>0.0397424511545293</text:p>
          </table:table-cell>
          <table:table-cell table:number-columns-repeated="2"/>
          <table:table-cell office:value-type="float" office:value="465" calcext:value-type="float">
            <text:p>465</text:p>
          </table:table-cell>
          <table:table-cell table:formula="of:=IF([.$C4];[.O4]/[.$C4])" office:value-type="float" office:value="0.0516207815275311" calcext:value-type="float">
            <text:p>0.0516207815275311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table:formula="of:=IF([.$C4];[.S4]/[.$C4])" office:value-type="float" office:value="0.0117673179396092" calcext:value-type="float">
            <text:p>0.0117673179396092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table:formula="of:=IF([.$C4];[.W4]/[.$C4])" office:value-type="float" office:value="0.0153197158081705" calcext:value-type="float">
            <text:p>0.0153197158081705</text:p>
          </table:table-cell>
          <table:table-cell table:number-columns-repeated="2"/>
          <table:table-cell office:value-type="float" office:value="1325" calcext:value-type="float">
            <text:p>1325</text:p>
          </table:table-cell>
          <table:table-cell table:formula="of:=IF([.$C4];[.AA4]/[.$C4])" office:value-type="float" office:value="0.147091474245115" calcext:value-type="float">
            <text:p>0.147091474245115</text:p>
          </table:table-cell>
          <table:table-cell table:number-columns-repeated="2"/>
          <table:table-cell office:value-type="float" office:value="1099" calcext:value-type="float">
            <text:p>1099</text:p>
          </table:table-cell>
          <table:table-cell table:formula="of:=IF([.$C4];[.AE4]/[.$C4])" office:value-type="float" office:value="0.122002664298401" calcext:value-type="float">
            <text:p>0.122002664298401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C5]; [.B5]/[.C5];0)" office:value-type="float" office:value="0" calcext:value-type="float">
            <text:p>0</text:p>
          </table:table-cell>
          <table:table-cell table:formula="of:=IF([.C5]; 1-[.D5];0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$C5];[.G5]/[.$C5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5];[.K5]/[.$C5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5];[.O5]/[.$C5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5];[.S5]/[.$C5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5];[.W5]/[.$C5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5];[.AA5]/[.$C5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5];[.AE5]/[.$C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58" calcext:value-type="float">
            <text:p>58</text:p>
          </table:table-cell>
          <table:table-cell office:value-type="float" office:value="158" calcext:value-type="float">
            <text:p>158</text:p>
          </table:table-cell>
          <table:table-cell table:formula="of:=IF([.C6]; [.B6]/[.C6];0)" office:value-type="float" office:value="0.367088607594937" calcext:value-type="float">
            <text:p>0.367088607594937</text:p>
          </table:table-cell>
          <table:table-cell table:formula="of:=IF([.C6]; 1-[.D6];0)" office:value-type="float" office:value="0.632911392405063" calcext:value-type="float">
            <text:p>0.632911392405063</text:p>
          </table:table-cell>
          <table:table-cell/>
          <table:table-cell office:value-type="float" office:value="24" calcext:value-type="float">
            <text:p>24</text:p>
          </table:table-cell>
          <table:table-cell table:formula="of:=IF([.$C6];[.G6]/[.$C6])" office:value-type="float" office:value="0.151898734177215" calcext:value-type="float">
            <text:p>0.15189873417721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IF([.$C6];[.K6]/[.$C6])" office:value-type="float" office:value="0.0126582278481013" calcext:value-type="float">
            <text:p>0.012658227848101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IF([.$C6];[.O6]/[.$C6])" office:value-type="float" office:value="0.0632911392405063" calcext:value-type="float">
            <text:p>0.06329113924050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IF([.$C6];[.S6]/[.$C6])" office:value-type="float" office:value="0.00632911392405063" calcext:value-type="float">
            <text:p>0.0063291139240506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IF([.$C6];[.W6]/[.$C6])" office:value-type="float" office:value="0.0506329113924051" calcext:value-type="float">
            <text:p>0.050632911392405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IF([.$C6];[.AA6]/[.$C6])" office:value-type="float" office:value="0.0189873417721519" calcext:value-type="float">
            <text:p>0.018987341772151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IF([.$C6];[.AE6]/[.$C6])" office:value-type="float" office:value="0.0569620253164557" calcext:value-type="float">
            <text:p>0.0569620253164557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C7]; [.B7]/[.C7];0)" office:value-type="float" office:value="0" calcext:value-type="float">
            <text:p>0</text:p>
          </table:table-cell>
          <table:table-cell table:formula="of:=IF([.C7]; 1-[.D7];0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$C7];[.G7]/[.$C7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7];[.K7]/[.$C7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7];[.O7]/[.$C7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7];[.S7]/[.$C7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7];[.W7]/[.$C7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7];[.AA7]/[.$C7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7];[.AE7]/[.$C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float" office:value="1386" calcext:value-type="float">
            <text:p>1386</text:p>
          </table:table-cell>
          <table:table-cell office:value-type="float" office:value="239400" calcext:value-type="float">
            <text:p>239400</text:p>
          </table:table-cell>
          <table:table-cell table:formula="of:=IF([.C8]; [.B8]/[.C8];0)" office:value-type="float" office:value="0.00578947368421053" calcext:value-type="float">
            <text:p>0.00578947368421053</text:p>
          </table:table-cell>
          <table:table-cell table:formula="of:=IF([.C8]; 1-[.D8];0)" office:value-type="float" office:value="0.994210526315789" calcext:value-type="float">
            <text:p>0.994210526315789</text:p>
          </table:table-cell>
          <table:table-cell/>
          <table:table-cell office:value-type="float" office:value="1366" calcext:value-type="float">
            <text:p>1366</text:p>
          </table:table-cell>
          <table:table-cell table:formula="of:=IF([.$C8];[.G8]/[.$C8])" office:value-type="float" office:value="0.00570593149540518" calcext:value-type="float">
            <text:p>0.0057059314954051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IF([.$C8];[.K8]/[.$C8])" office:value-type="float" office:value="0.000012531328320802" calcext:value-type="float">
            <text:p>1.2531328320802E-0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IF([.$C8];[.O8]/[.$C8])" office:value-type="float" office:value="0.0000208855472013367" calcext:value-type="float">
            <text:p>2.08855472013367E-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IF([.$C8];[.S8]/[.$C8])" office:value-type="float" office:value="0.00000417710944026734" calcext:value-type="float">
            <text:p>4.17710944026734E-0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IF([.$C8];[.W8]/[.$C8])" office:value-type="float" office:value="0.0000167084377610693" calcext:value-type="float">
            <text:p>1.67084377610693E-0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IF([.$C8];[.AA8]/[.$C8])" office:value-type="float" office:value="0.0000208855472013367" calcext:value-type="float">
            <text:p>2.08855472013367E-0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IF([.$C8];[.AE8]/[.$C8])" office:value-type="float" office:value="0.00000835421888053467" calcext:value-type="float">
            <text:p>8.35421888053467E-06</text:p>
          </table:table-cell>
          <table:table-cell/>
        </table:table-row>
        <table:table-row table:style-name="ro1">
          <table:table-cell office:value-type="string" calcext:value-type="string">
            <text:p>2212NW</text:p>
          </table:table-cell>
          <table:table-cell office:value-type="float" office:value="0" calcext:value-type="float">
            <text:p>0</text:p>
          </table:table-cell>
          <table:table-cell office:value-type="float" office:value="116371" calcext:value-type="float">
            <text:p>116371</text:p>
          </table:table-cell>
          <table:table-cell table:formula="of:=IF([.C9]; [.B9]/[.C9];0)" office:value-type="float" office:value="0" calcext:value-type="float">
            <text:p>0</text:p>
          </table:table-cell>
          <table:table-cell table:formula="of:=IF([.C9]; 1-[.D9];0)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$C9];[.G9]/[.$C9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9];[.K9]/[.$C9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9];[.O9]/[.$C9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9];[.S9]/[.$C9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9];[.W9]/[.$C9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9];[.AA9]/[.$C9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9];[.AE9]/[.$C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3EH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C10]; [.B10]/[.C10];0)" office:value-type="float" office:value="0" calcext:value-type="float">
            <text:p>0</text:p>
          </table:table-cell>
          <table:table-cell table:formula="of:=IF([.C10]; 1-[.D10];0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$C10];[.G10]/[.$C10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0];[.K10]/[.$C10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0];[.O10]/[.$C10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0];[.S10]/[.$C10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0];[.W10]/[.$C10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0];[.AA10]/[.$C10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0];[.AE10]/[.$C1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3M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C11]; [.B11]/[.C11];0)" office:value-type="float" office:value="0" calcext:value-type="float">
            <text:p>0</text:p>
          </table:table-cell>
          <table:table-cell table:formula="of:=IF([.C11]; 1-[.D11];0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$C11];[.G11]/[.$C11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1];[.K11]/[.$C11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1];[.O11]/[.$C11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1];[.S11]/[.$C11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1];[.W11]/[.$C11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1];[.AA11]/[.$C11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1];[.AE11]/[.$C1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3O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C12]; [.B12]/[.C12];0)" office:value-type="float" office:value="0" calcext:value-type="float">
            <text:p>0</text:p>
          </table:table-cell>
          <table:table-cell table:formula="of:=IF([.C12]; 1-[.D12];0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$C12];[.G12]/[.$C12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2];[.K12]/[.$C12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2];[.O12]/[.$C12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2];[.S12]/[.$C12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2];[.W12]/[.$C12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2];[.AA12]/[.$C12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2];[.AE12]/[.$C1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3O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C13]; [.B13]/[.C13];0)" office:value-type="float" office:value="0" calcext:value-type="float">
            <text:p>0</text:p>
          </table:table-cell>
          <table:table-cell table:formula="of:=IF([.C13]; 1-[.D13];0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$C13];[.G13]/[.$C13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3];[.K13]/[.$C13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3];[.O13]/[.$C13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3];[.S13]/[.$C13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3];[.W13]/[.$C13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3];[.AA13]/[.$C13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3];[.AE13]/[.$C1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3O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C14]; [.B14]/[.C14];0)" office:value-type="float" office:value="0" calcext:value-type="float">
            <text:p>0</text:p>
          </table:table-cell>
          <table:table-cell table:formula="of:=IF([.C14]; 1-[.D14];0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$C14];[.G14]/[.$C14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4];[.K14]/[.$C14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4];[.O14]/[.$C14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4];[.S14]/[.$C14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4];[.W14]/[.$C14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4];[.AA14]/[.$C14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4];[.AE14]/[.$C1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3P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C15]; [.B15]/[.C15];0)" office:value-type="float" office:value="0" calcext:value-type="float">
            <text:p>0</text:p>
          </table:table-cell>
          <table:table-cell table:formula="of:=IF([.C15]; 1-[.D15];0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$C15];[.G15]/[.$C15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5];[.K15]/[.$C15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5];[.O15]/[.$C15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5];[.S15]/[.$C15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5];[.W15]/[.$C15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5];[.AA15]/[.$C15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5];[.AE15]/[.$C1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3SF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C16]; [.B16]/[.C16];0)" office:value-type="float" office:value="0" calcext:value-type="float">
            <text:p>0</text:p>
          </table:table-cell>
          <table:table-cell table:formula="of:=IF([.C16]; 1-[.D16];0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$C16];[.G16]/[.$C16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6];[.K16]/[.$C16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6];[.O16]/[.$C16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6];[.S16]/[.$C16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6];[.W16]/[.$C16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6];[.AA16]/[.$C16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6];[.AE16]/[.$C1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3TH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C17]; [.B17]/[.C17];0)" office:value-type="float" office:value="0" calcext:value-type="float">
            <text:p>0</text:p>
          </table:table-cell>
          <table:table-cell table:formula="of:=IF([.C17]; 1-[.D17];0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$C17];[.G17]/[.$C17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7];[.K17]/[.$C17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7];[.O17]/[.$C17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7];[.S17]/[.$C17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7];[.W17]/[.$C17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7];[.AA17]/[.$C17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7];[.AE17]/[.$C1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979" calcext:value-type="float">
            <text:p>1979</text:p>
          </table:table-cell>
          <table:table-cell office:value-type="float" office:value="4301" calcext:value-type="float">
            <text:p>4301</text:p>
          </table:table-cell>
          <table:table-cell table:formula="of:=IF([.C18]; [.B18]/[.C18];0)" office:value-type="float" office:value="0.460125552197163" calcext:value-type="float">
            <text:p>0.460125552197163</text:p>
          </table:table-cell>
          <table:table-cell table:formula="of:=IF([.C18]; 1-[.D18];0)" office:value-type="float" office:value="0.539874447802837" calcext:value-type="float">
            <text:p>0.539874447802837</text:p>
          </table:table-cell>
          <table:table-cell/>
          <table:table-cell office:value-type="float" office:value="31" calcext:value-type="float">
            <text:p>31</text:p>
          </table:table-cell>
          <table:table-cell table:formula="of:=IF([.$C18];[.G18]/[.$C18])" office:value-type="float" office:value="0.00720762613345734" calcext:value-type="float">
            <text:p>0.00720762613345734</text:p>
          </table:table-cell>
          <table:table-cell table:number-columns-repeated="2"/>
          <table:table-cell office:value-type="float" office:value="1134" calcext:value-type="float">
            <text:p>1134</text:p>
          </table:table-cell>
          <table:table-cell table:formula="of:=IF([.$C18];[.K18]/[.$C18])" office:value-type="float" office:value="0.263659614043246" calcext:value-type="float">
            <text:p>0.263659614043246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table:formula="of:=IF([.$C18];[.O18]/[.$C18])" office:value-type="float" office:value="0.0253429435015113" calcext:value-type="float">
            <text:p>0.025342943501511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IF([.$C18];[.S18]/[.$C18])" office:value-type="float" office:value="0.000930016275284818" calcext:value-type="float">
            <text:p>0.000930016275284818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formula="of:=IF([.$C18];[.W18]/[.$C18])" office:value-type="float" office:value="0.00976517089049058" calcext:value-type="float">
            <text:p>0.00976517089049058</text:p>
          </table:table-cell>
          <table:table-cell table:number-columns-repeated="2"/>
          <table:table-cell office:value-type="float" office:value="621" calcext:value-type="float">
            <text:p>621</text:p>
          </table:table-cell>
          <table:table-cell table:formula="of:=IF([.$C18];[.AA18]/[.$C18])" office:value-type="float" office:value="0.144385026737968" calcext:value-type="float">
            <text:p>0.144385026737968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formula="of:=IF([.$C18];[.AE18]/[.$C18])" office:value-type="float" office:value="0.00860265054638456" calcext:value-type="float">
            <text:p>0.00860265054638456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6910" calcext:value-type="float">
            <text:p>6910</text:p>
          </table:table-cell>
          <table:table-cell office:value-type="float" office:value="15758" calcext:value-type="float">
            <text:p>15758</text:p>
          </table:table-cell>
          <table:table-cell table:formula="of:=IF([.C19]; [.B19]/[.C19];0)" office:value-type="float" office:value="0.438507424800102" calcext:value-type="float">
            <text:p>0.438507424800102</text:p>
          </table:table-cell>
          <table:table-cell table:formula="of:=IF([.C19]; 1-[.D19];0)" office:value-type="float" office:value="0.561492575199898" calcext:value-type="float">
            <text:p>0.561492575199898</text:p>
          </table:table-cell>
          <table:table-cell/>
          <table:table-cell office:value-type="float" office:value="123" calcext:value-type="float">
            <text:p>123</text:p>
          </table:table-cell>
          <table:table-cell table:formula="of:=IF([.$C19];[.G19]/[.$C19])" office:value-type="float" office:value="0.00780555908110166" calcext:value-type="float">
            <text:p>0.00780555908110166</text:p>
          </table:table-cell>
          <table:table-cell table:number-columns-repeated="2"/>
          <table:table-cell office:value-type="float" office:value="2934" calcext:value-type="float">
            <text:p>2934</text:p>
          </table:table-cell>
          <table:table-cell table:formula="of:=IF([.$C19];[.K19]/[.$C19])" office:value-type="float" office:value="0.186191141007742" calcext:value-type="float">
            <text:p>0.186191141007742</text:p>
          </table:table-cell>
          <table:table-cell table:number-columns-repeated="2"/>
          <table:table-cell office:value-type="float" office:value="1532" calcext:value-type="float">
            <text:p>1532</text:p>
          </table:table-cell>
          <table:table-cell table:formula="of:=IF([.$C19];[.O19]/[.$C19])" office:value-type="float" office:value="0.0972204594491687" calcext:value-type="float">
            <text:p>0.0972204594491687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IF([.$C19];[.S19]/[.$C19])" office:value-type="float" office:value="0.00634598299276558" calcext:value-type="float">
            <text:p>0.00634598299276558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table:formula="of:=IF([.$C19];[.W19]/[.$C19])" office:value-type="float" office:value="0.0382028176164488" calcext:value-type="float">
            <text:p>0.0382028176164488</text:p>
          </table:table-cell>
          <table:table-cell table:number-columns-repeated="2"/>
          <table:table-cell office:value-type="float" office:value="982" calcext:value-type="float">
            <text:p>982</text:p>
          </table:table-cell>
          <table:table-cell table:formula="of:=IF([.$C19];[.AA19]/[.$C19])" office:value-type="float" office:value="0.062317552988958" calcext:value-type="float">
            <text:p>0.062317552988958</text:p>
          </table:table-cell>
          <table:table-cell table:number-columns-repeated="2"/>
          <table:table-cell office:value-type="float" office:value="637" calcext:value-type="float">
            <text:p>637</text:p>
          </table:table-cell>
          <table:table-cell table:formula="of:=IF([.$C19];[.AE19]/[.$C19])" office:value-type="float" office:value="0.0404239116639167" calcext:value-type="float">
            <text:p>0.0404239116639167</text:p>
          </table:table-cell>
          <table:table-cell/>
        </table:table-row>
        <table:table-row table:style-name="ro1">
          <table:table-cell office:value-type="string" calcext:value-type="string">
            <text:p>3311IS</text:p>
          </table:table-cell>
          <table:table-cell office:value-type="float" office:value="421" calcext:value-type="float">
            <text:p>421</text:p>
          </table:table-cell>
          <table:table-cell office:value-type="float" office:value="1204" calcext:value-type="float">
            <text:p>1204</text:p>
          </table:table-cell>
          <table:table-cell table:formula="of:=IF([.C20]; [.B20]/[.C20];0)" office:value-type="float" office:value="0.349667774086379" calcext:value-type="float">
            <text:p>0.349667774086379</text:p>
          </table:table-cell>
          <table:table-cell table:formula="of:=IF([.C20]; 1-[.D20];0)" office:value-type="float" office:value="0.650332225913621" calcext:value-type="float">
            <text:p>0.650332225913621</text:p>
          </table:table-cell>
          <table:table-cell/>
          <table:table-cell office:value-type="float" office:value="76" calcext:value-type="float">
            <text:p>76</text:p>
          </table:table-cell>
          <table:table-cell table:formula="of:=IF([.$C20];[.G20]/[.$C20])" office:value-type="float" office:value="0.0631229235880399" calcext:value-type="float">
            <text:p>0.0631229235880399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table:formula="of:=IF([.$C20];[.K20]/[.$C20])" office:value-type="float" office:value="0.102159468438538" calcext:value-type="float">
            <text:p>0.102159468438538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table:formula="of:=IF([.$C20];[.O20]/[.$C20])" office:value-type="float" office:value="0.0697674418604651" calcext:value-type="float">
            <text:p>0.069767441860465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IF([.$C20];[.S20]/[.$C20])" office:value-type="float" office:value="0.00996677740863787" calcext:value-type="float">
            <text:p>0.00996677740863787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table:formula="of:=IF([.$C20];[.W20]/[.$C20])" office:value-type="float" office:value="0.0656146179401993" calcext:value-type="float">
            <text:p>0.0656146179401993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formula="of:=IF([.$C20];[.AA20]/[.$C20])" office:value-type="float" office:value="0.0348837209302326" calcext:value-type="float">
            <text:p>0.034883720930232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IF([.$C20];[.AE20]/[.$C20])" office:value-type="float" office:value="0.00581395348837209" calcext:value-type="float">
            <text:p>0.00581395348837209</text:p>
          </table:table-cell>
          <table:table-cell/>
        </table:table-row>
        <table:table-row table:style-name="ro1">
          <table:table-cell office:value-type="string" calcext:value-type="string">
            <text:p>3313NF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formula="of:=IF([.C21]; [.B21]/[.C21];0)" office:value-type="float" office:value="0" calcext:value-type="float">
            <text:p>0</text:p>
          </table:table-cell>
          <table:table-cell table:formula="of:=IF([.C21]; 1-[.D21];0)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$C21];[.G21]/[.$C21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21];[.K21]/[.$C21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21];[.O21]/[.$C21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21];[.S21]/[.$C21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21];[.W21]/[.$C21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21];[.AA21]/[.$C21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21];[.AE21]/[.$C2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2892" calcext:value-type="float">
            <text:p>12892</text:p>
          </table:table-cell>
          <table:table-cell office:value-type="float" office:value="31617" calcext:value-type="float">
            <text:p>31617</text:p>
          </table:table-cell>
          <table:table-cell table:formula="of:=IF([.C22]; [.B22]/[.C22];0)" office:value-type="float" office:value="0.407755321504254" calcext:value-type="float">
            <text:p>0.407755321504254</text:p>
          </table:table-cell>
          <table:table-cell table:formula="of:=IF([.C22]; 1-[.D22];0)" office:value-type="float" office:value="0.592244678495746" calcext:value-type="float">
            <text:p>0.592244678495746</text:p>
          </table:table-cell>
          <table:table-cell/>
          <table:table-cell office:value-type="float" office:value="449" calcext:value-type="float">
            <text:p>449</text:p>
          </table:table-cell>
          <table:table-cell table:formula="of:=IF([.$C22];[.G22]/[.$C22])" office:value-type="float" office:value="0.0142012208621944" calcext:value-type="float">
            <text:p>0.0142012208621944</text:p>
          </table:table-cell>
          <table:table-cell table:number-columns-repeated="2"/>
          <table:table-cell office:value-type="float" office:value="5083" calcext:value-type="float">
            <text:p>5083</text:p>
          </table:table-cell>
          <table:table-cell table:formula="of:=IF([.$C22];[.K22]/[.$C22])" office:value-type="float" office:value="0.160767941297403" calcext:value-type="float">
            <text:p>0.160767941297403</text:p>
          </table:table-cell>
          <table:table-cell table:number-columns-repeated="2"/>
          <table:table-cell office:value-type="float" office:value="3398" calcext:value-type="float">
            <text:p>3398</text:p>
          </table:table-cell>
          <table:table-cell table:formula="of:=IF([.$C22];[.O22]/[.$C22])" office:value-type="float" office:value="0.107473827371351" calcext:value-type="float">
            <text:p>0.107473827371351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table:formula="of:=IF([.$C22];[.S22]/[.$C22])" office:value-type="float" office:value="0.00882436663820097" calcext:value-type="float">
            <text:p>0.00882436663820097</text:p>
          </table:table-cell>
          <table:table-cell table:number-columns-repeated="2"/>
          <table:table-cell office:value-type="float" office:value="1045" calcext:value-type="float">
            <text:p>1045</text:p>
          </table:table-cell>
          <table:table-cell table:formula="of:=IF([.$C22];[.W22]/[.$C22])" office:value-type="float" office:value="0.0330518392004301" calcext:value-type="float">
            <text:p>0.0330518392004301</text:p>
          </table:table-cell>
          <table:table-cell table:number-columns-repeated="2"/>
          <table:table-cell office:value-type="float" office:value="2107" calcext:value-type="float">
            <text:p>2107</text:p>
          </table:table-cell>
          <table:table-cell table:formula="of:=IF([.$C22];[.AA22]/[.$C22])" office:value-type="float" office:value="0.0666413638232596" calcext:value-type="float">
            <text:p>0.0666413638232596</text:p>
          </table:table-cell>
          <table:table-cell table:number-columns-repeated="2"/>
          <table:table-cell office:value-type="float" office:value="531" calcext:value-type="float">
            <text:p>531</text:p>
          </table:table-cell>
          <table:table-cell table:formula="of:=IF([.$C22];[.AE22]/[.$C22])" office:value-type="float" office:value="0.0167947623114147" calcext:value-type="float">
            <text:p>0.0167947623114147</text:p>
          </table:table-cell>
          <table:table-cell/>
        </table:table-row>
        <table:table-row table:style-name="ro1">
          <table:table-cell office:value-type="float" office:value="33311" calcext:value-type="float">
            <text:p>33311</text:p>
          </table:table-cell>
          <table:table-cell office:value-type="float" office:value="56" calcext:value-type="float">
            <text:p>56</text:p>
          </table:table-cell>
          <table:table-cell office:value-type="float" office:value="1889" calcext:value-type="float">
            <text:p>1889</text:p>
          </table:table-cell>
          <table:table-cell table:formula="of:=IF([.C23]; [.B23]/[.C23];0)" office:value-type="float" office:value="0.0296453149814717" calcext:value-type="float">
            <text:p>0.0296453149814717</text:p>
          </table:table-cell>
          <table:table-cell table:formula="of:=IF([.C23]; 1-[.D23];0)" office:value-type="float" office:value="0.970354685018528" calcext:value-type="float">
            <text:p>0.970354685018528</text:p>
          </table:table-cell>
          <table:table-cell/>
          <table:table-cell office:value-type="float" office:value="7" calcext:value-type="float">
            <text:p>7</text:p>
          </table:table-cell>
          <table:table-cell table:formula="of:=IF([.$C23];[.G23]/[.$C23])" office:value-type="float" office:value="0.00370566437268396" calcext:value-type="float">
            <text:p>0.00370566437268396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IF([.$C23];[.K23]/[.$C23])" office:value-type="float" office:value="0.0121757543673902" calcext:value-type="float">
            <text:p>0.01217575436739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IF([.$C23];[.O23]/[.$C23])" office:value-type="float" office:value="0.000529380624669137" calcext:value-type="float">
            <text:p>0.00052938062466913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23];[.S23]/[.$C23])" office:value-type="float" office:value="0" calcext:value-type="float">
            <text:p>0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formula="of:=IF([.$C23];[.W23]/[.$C23])" office:value-type="float" office:value="0.0111169931180519" calcext:value-type="float">
            <text:p>0.011116993118051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IF([.$C23];[.AA23]/[.$C23])" office:value-type="float" office:value="0.00211752249867655" calcext:value-type="float">
            <text:p>0.0021175224986765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23];[.AE23]/[.$C2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312" calcext:value-type="float">
            <text:p>333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C24]; [.B24]/[.C24];0)" office:value-type="float" office:value="0" calcext:value-type="float">
            <text:p>0</text:p>
          </table:table-cell>
          <table:table-cell table:formula="of:=IF([.C24]; 1-[.D24];0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$C24];[.G24]/[.$C24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24];[.K24]/[.$C24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24];[.O24]/[.$C24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24];[.S24]/[.$C24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24];[.W24]/[.$C24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24];[.AA24]/[.$C24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24];[.AE24]/[.$C2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313" calcext:value-type="float">
            <text:p>333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C25]; [.B25]/[.C25];0)" office:value-type="float" office:value="0" calcext:value-type="float">
            <text:p>0</text:p>
          </table:table-cell>
          <table:table-cell table:formula="of:=IF([.C25]; 1-[.D25];0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$C25];[.G25]/[.$C25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25];[.K25]/[.$C25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25];[.O25]/[.$C25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25];[.S25]/[.$C25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25];[.W25]/[.$C25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25];[.AA25]/[.$C25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25];[.AE25]/[.$C2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332OM</text:p>
          </table:table-cell>
          <table:table-cell office:value-type="float" office:value="8690" calcext:value-type="float">
            <text:p>8690</text:p>
          </table:table-cell>
          <table:table-cell office:value-type="float" office:value="15952" calcext:value-type="float">
            <text:p>15952</text:p>
          </table:table-cell>
          <table:table-cell table:formula="of:=IF([.C26]; [.B26]/[.C26];0)" office:value-type="float" office:value="0.5447592778335" calcext:value-type="float">
            <text:p>0.5447592778335</text:p>
          </table:table-cell>
          <table:table-cell table:formula="of:=IF([.C26]; 1-[.D26];0)" office:value-type="float" office:value="0.455240722166499" calcext:value-type="float">
            <text:p>0.455240722166499</text:p>
          </table:table-cell>
          <table:table-cell/>
          <table:table-cell office:value-type="float" office:value="359" calcext:value-type="float">
            <text:p>359</text:p>
          </table:table-cell>
          <table:table-cell table:formula="of:=IF([.$C26];[.G26]/[.$C26])" office:value-type="float" office:value="0.0225050150451354" calcext:value-type="float">
            <text:p>0.0225050150451354</text:p>
          </table:table-cell>
          <table:table-cell table:number-columns-repeated="2"/>
          <table:table-cell office:value-type="float" office:value="3671" calcext:value-type="float">
            <text:p>3671</text:p>
          </table:table-cell>
          <table:table-cell table:formula="of:=IF([.$C26];[.K26]/[.$C26])" office:value-type="float" office:value="0.230127883650953" calcext:value-type="float">
            <text:p>0.230127883650953</text:p>
          </table:table-cell>
          <table:table-cell table:number-columns-repeated="2"/>
          <table:table-cell office:value-type="float" office:value="795" calcext:value-type="float">
            <text:p>795</text:p>
          </table:table-cell>
          <table:table-cell table:formula="of:=IF([.$C26];[.O26]/[.$C26])" office:value-type="float" office:value="0.0498370110330993" calcext:value-type="float">
            <text:p>0.0498370110330993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table:formula="of:=IF([.$C26];[.S26]/[.$C26])" office:value-type="float" office:value="0.0462637913741224" calcext:value-type="float">
            <text:p>0.0462637913741224</text:p>
          </table:table-cell>
          <table:table-cell table:number-columns-repeated="2"/>
          <table:table-cell office:value-type="float" office:value="1114" calcext:value-type="float">
            <text:p>1114</text:p>
          </table:table-cell>
          <table:table-cell table:formula="of:=IF([.$C26];[.W26]/[.$C26])" office:value-type="float" office:value="0.0698345035105316" calcext:value-type="float">
            <text:p>0.0698345035105316</text:p>
          </table:table-cell>
          <table:table-cell table:number-columns-repeated="2"/>
          <table:table-cell office:value-type="float" office:value="1950" calcext:value-type="float">
            <text:p>1950</text:p>
          </table:table-cell>
          <table:table-cell table:formula="of:=IF([.$C26];[.AA26]/[.$C26])" office:value-type="float" office:value="0.122241725175527" calcext:value-type="float">
            <text:p>0.12224172517552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formula="of:=IF([.$C26];[.AE26]/[.$C26])" office:value-type="float" office:value="0.00401203610832498" calcext:value-type="float">
            <text:p>0.00401203610832498</text:p>
          </table:table-cell>
          <table:table-cell/>
        </table:table-row>
        <table:table-row table:style-name="ro1">
          <table:table-cell office:value-type="float" office:value="3341" calcext:value-type="float">
            <text:p>3341</text:p>
          </table:table-cell>
          <table:table-cell office:value-type="float" office:value="59235" calcext:value-type="float">
            <text:p>59235</text:p>
          </table:table-cell>
          <table:table-cell office:value-type="float" office:value="63016" calcext:value-type="float">
            <text:p>63016</text:p>
          </table:table-cell>
          <table:table-cell table:formula="of:=IF([.C27]; [.B27]/[.C27];0)" office:value-type="float" office:value="0.939999365240574" calcext:value-type="float">
            <text:p>0.939999365240574</text:p>
          </table:table-cell>
          <table:table-cell table:formula="of:=IF([.C27]; 1-[.D27];0)" office:value-type="float" office:value="0.0600006347594262" calcext:value-type="float">
            <text:p>0.0600006347594262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$C27];[.G27]/[.$C27])" office:value-type="float" office:value="0" calcext:value-type="float">
            <text:p>0</text:p>
          </table:table-cell>
          <table:table-cell table:number-columns-repeated="2"/>
          <table:table-cell office:value-type="float" office:value="29945" calcext:value-type="float">
            <text:p>29945</text:p>
          </table:table-cell>
          <table:table-cell table:formula="of:=IF([.$C27];[.K27]/[.$C27])" office:value-type="float" office:value="0.475196775422115" calcext:value-type="float">
            <text:p>0.475196775422115</text:p>
          </table:table-cell>
          <table:table-cell table:number-columns-repeated="2"/>
          <table:table-cell office:value-type="float" office:value="1082" calcext:value-type="float">
            <text:p>1082</text:p>
          </table:table-cell>
          <table:table-cell table:formula="of:=IF([.$C27];[.O27]/[.$C27])" office:value-type="float" office:value="0.0171702424781008" calcext:value-type="float">
            <text:p>0.0171702424781008</text:p>
          </table:table-cell>
          <table:table-cell table:number-columns-repeated="2"/>
          <table:table-cell office:value-type="float" office:value="770" calcext:value-type="float">
            <text:p>770</text:p>
          </table:table-cell>
          <table:table-cell table:formula="of:=IF([.$C27];[.S27]/[.$C27])" office:value-type="float" office:value="0.0122191189539165" calcext:value-type="float">
            <text:p>0.0122191189539165</text:p>
          </table:table-cell>
          <table:table-cell table:number-columns-repeated="2"/>
          <table:table-cell office:value-type="float" office:value="9329" calcext:value-type="float">
            <text:p>9329</text:p>
          </table:table-cell>
          <table:table-cell table:formula="of:=IF([.$C27];[.W27]/[.$C27])" office:value-type="float" office:value="0.148041767170242" calcext:value-type="float">
            <text:p>0.148041767170242</text:p>
          </table:table-cell>
          <table:table-cell table:number-columns-repeated="2"/>
          <table:table-cell office:value-type="float" office:value="18050" calcext:value-type="float">
            <text:p>18050</text:p>
          </table:table-cell>
          <table:table-cell table:formula="of:=IF([.$C27];[.AA27]/[.$C27])" office:value-type="float" office:value="0.286435191062587" calcext:value-type="float">
            <text:p>0.286435191062587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formula="of:=IF([.$C27];[.AE27]/[.$C27])" office:value-type="float" office:value="0.000936270153611781" calcext:value-type="float">
            <text:p>0.000936270153611781</text:p>
          </table:table-cell>
          <table:table-cell/>
        </table:table-row>
        <table:table-row table:style-name="ro1">
          <table:table-cell office:value-type="float" office:value="3342" calcext:value-type="float">
            <text:p>3342</text:p>
          </table:table-cell>
          <table:table-cell office:value-type="float" office:value="12147" calcext:value-type="float">
            <text:p>12147</text:p>
          </table:table-cell>
          <table:table-cell office:value-type="float" office:value="13544" calcext:value-type="float">
            <text:p>13544</text:p>
          </table:table-cell>
          <table:table-cell table:formula="of:=IF([.C28]; [.B28]/[.C28];0)" office:value-type="float" office:value="0.896854695806261" calcext:value-type="float">
            <text:p>0.896854695806261</text:p>
          </table:table-cell>
          <table:table-cell table:formula="of:=IF([.C28]; 1-[.D28];0)" office:value-type="float" office:value="0.103145304193739" calcext:value-type="float">
            <text:p>0.103145304193739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$C28];[.G28]/[.$C28])" office:value-type="float" office:value="0.000073833431777909" calcext:value-type="float">
            <text:p>7.3833431777909E-05</text:p>
          </table:table-cell>
          <table:table-cell table:number-columns-repeated="2"/>
          <table:table-cell office:value-type="float" office:value="8692" calcext:value-type="float">
            <text:p>8692</text:p>
          </table:table-cell>
          <table:table-cell table:formula="of:=IF([.$C28];[.K28]/[.$C28])" office:value-type="float" office:value="0.641760189013585" calcext:value-type="float">
            <text:p>0.641760189013585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formula="of:=IF([.$C28];[.O28]/[.$C28])" office:value-type="float" office:value="0.00214116952155936" calcext:value-type="float">
            <text:p>0.00214116952155936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IF([.$C28];[.S28]/[.$C28])" office:value-type="float" office:value="0.00140283520378027" calcext:value-type="float">
            <text:p>0.00140283520378027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table:formula="of:=IF([.$C28];[.W28]/[.$C28])" office:value-type="float" office:value="0.0114441819255759" calcext:value-type="float">
            <text:p>0.0114441819255759</text:p>
          </table:table-cell>
          <table:table-cell table:number-columns-repeated="2"/>
          <table:table-cell office:value-type="float" office:value="3225" calcext:value-type="float">
            <text:p>3225</text:p>
          </table:table-cell>
          <table:table-cell table:formula="of:=IF([.$C28];[.AA28]/[.$C28])" office:value-type="float" office:value="0.238112817483757" calcext:value-type="float">
            <text:p>0.238112817483757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formula="of:=IF([.$C28];[.AE28]/[.$C28])" office:value-type="float" office:value="0.00184583579444773" calcext:value-type="float">
            <text:p>0.00184583579444773</text:p>
          </table:table-cell>
          <table:table-cell/>
        </table:table-row>
        <table:table-row table:style-name="ro1">
          <table:table-cell office:value-type="float" office:value="3344" calcext:value-type="float">
            <text:p>3344</text:p>
          </table:table-cell>
          <table:table-cell office:value-type="float" office:value="144" calcext:value-type="float">
            <text:p>144</text:p>
          </table:table-cell>
          <table:table-cell office:value-type="float" office:value="349" calcext:value-type="float">
            <text:p>349</text:p>
          </table:table-cell>
          <table:table-cell table:formula="of:=IF([.C29]; [.B29]/[.C29];0)" office:value-type="float" office:value="0.412607449856734" calcext:value-type="float">
            <text:p>0.412607449856734</text:p>
          </table:table-cell>
          <table:table-cell table:formula="of:=IF([.C29]; 1-[.D29];0)" office:value-type="float" office:value="0.587392550143266" calcext:value-type="float">
            <text:p>0.587392550143266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$C29];[.G29]/[.$C29])" office:value-type="float" office:value="0" calcext:value-type="float">
            <text:p>0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formula="of:=IF([.$C29];[.K29]/[.$C29])" office:value-type="float" office:value="0.100286532951289" calcext:value-type="float">
            <text:p>0.100286532951289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IF([.$C29];[.O29]/[.$C29])" office:value-type="float" office:value="0.0802292263610315" calcext:value-type="float">
            <text:p>0.080229226361031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IF([.$C29];[.S29]/[.$C29])" office:value-type="float" office:value="0.0286532951289398" calcext:value-type="float">
            <text:p>0.028653295128939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IF([.$C29];[.W29]/[.$C29])" office:value-type="float" office:value="0.0315186246418338" calcext:value-type="float">
            <text:p>0.0315186246418338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formula="of:=IF([.$C29];[.AA29]/[.$C29])" office:value-type="float" office:value="0.169054441260745" calcext:value-type="float">
            <text:p>0.16905444126074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IF([.$C29];[.AE29]/[.$C29])" office:value-type="float" office:value="0.00286532951289398" calcext:value-type="float">
            <text:p>0.00286532951289398</text:p>
          </table:table-cell>
          <table:table-cell/>
        </table:table-row>
        <table:table-row table:style-name="ro1">
          <table:table-cell office:value-type="float" office:value="3345" calcext:value-type="float">
            <text:p>3345</text:p>
          </table:table-cell>
          <table:table-cell office:value-type="float" office:value="8187" calcext:value-type="float">
            <text:p>8187</text:p>
          </table:table-cell>
          <table:table-cell office:value-type="float" office:value="10024" calcext:value-type="float">
            <text:p>10024</text:p>
          </table:table-cell>
          <table:table-cell table:formula="of:=IF([.C30]; [.B30]/[.C30];0)" office:value-type="float" office:value="0.816739824421389" calcext:value-type="float">
            <text:p>0.816739824421389</text:p>
          </table:table-cell>
          <table:table-cell table:formula="of:=IF([.C30]; 1-[.D30];0)" office:value-type="float" office:value="0.183260175578611" calcext:value-type="float">
            <text:p>0.183260175578611</text:p>
          </table:table-cell>
          <table:table-cell/>
          <table:table-cell office:value-type="float" office:value="31" calcext:value-type="float">
            <text:p>31</text:p>
          </table:table-cell>
          <table:table-cell table:formula="of:=IF([.$C30];[.G30]/[.$C30])" office:value-type="float" office:value="0.0030925778132482" calcext:value-type="float">
            <text:p>0.0030925778132482</text:p>
          </table:table-cell>
          <table:table-cell table:number-columns-repeated="2"/>
          <table:table-cell office:value-type="float" office:value="603" calcext:value-type="float">
            <text:p>603</text:p>
          </table:table-cell>
          <table:table-cell table:formula="of:=IF([.$C30];[.K30]/[.$C30])" office:value-type="float" office:value="0.0601556264964086" calcext:value-type="float">
            <text:p>0.0601556264964086</text:p>
          </table:table-cell>
          <table:table-cell table:number-columns-repeated="2"/>
          <table:table-cell office:value-type="float" office:value="5698" calcext:value-type="float">
            <text:p>5698</text:p>
          </table:table-cell>
          <table:table-cell table:formula="of:=IF([.$C30];[.O30]/[.$C30])" office:value-type="float" office:value="0.568435754189944" calcext:value-type="float">
            <text:p>0.568435754189944</text:p>
          </table:table-cell>
          <table:table-cell table:number-columns-repeated="2"/>
          <table:table-cell office:value-type="float" office:value="435" calcext:value-type="float">
            <text:p>435</text:p>
          </table:table-cell>
          <table:table-cell table:formula="of:=IF([.$C30];[.S30]/[.$C30])" office:value-type="float" office:value="0.0433958499600958" calcext:value-type="float">
            <text:p>0.0433958499600958</text:p>
          </table:table-cell>
          <table:table-cell table:number-columns-repeated="2"/>
          <table:table-cell office:value-type="float" office:value="310" calcext:value-type="float">
            <text:p>310</text:p>
          </table:table-cell>
          <table:table-cell table:formula="of:=IF([.$C30];[.W30]/[.$C30])" office:value-type="float" office:value="0.030925778132482" calcext:value-type="float">
            <text:p>0.030925778132482</text:p>
          </table:table-cell>
          <table:table-cell table:number-columns-repeated="2"/>
          <table:table-cell office:value-type="float" office:value="1107" calcext:value-type="float">
            <text:p>1107</text:p>
          </table:table-cell>
          <table:table-cell table:formula="of:=IF([.$C30];[.AA30]/[.$C30])" office:value-type="float" office:value="0.110434956105347" calcext:value-type="float">
            <text:p>0.11043495610534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IF([.$C30];[.AE30]/[.$C30])" office:value-type="float" office:value="0.00019952114924182" calcext:value-type="float">
            <text:p>0.00019952114924182</text:p>
          </table:table-cell>
          <table:table-cell/>
        </table:table-row>
        <table:table-row table:style-name="ro1">
          <table:table-cell office:value-type="string" calcext:value-type="string">
            <text:p>334X</text:p>
          </table:table-cell>
          <table:table-cell office:value-type="float" office:value="25858" calcext:value-type="float">
            <text:p>25858</text:p>
          </table:table-cell>
          <table:table-cell office:value-type="float" office:value="28398" calcext:value-type="float">
            <text:p>28398</text:p>
          </table:table-cell>
          <table:table-cell table:formula="of:=IF([.C31]; [.B31]/[.C31];0)" office:value-type="float" office:value="0.910557081484611" calcext:value-type="float">
            <text:p>0.910557081484611</text:p>
          </table:table-cell>
          <table:table-cell table:formula="of:=IF([.C31]; 1-[.D31];0)" office:value-type="float" office:value="0.0894429185153884" calcext:value-type="float">
            <text:p>0.0894429185153884</text:p>
          </table:table-cell>
          <table:table-cell/>
          <table:table-cell office:value-type="float" office:value="23" calcext:value-type="float">
            <text:p>23</text:p>
          </table:table-cell>
          <table:table-cell table:formula="of:=IF([.$C31];[.G31]/[.$C31])" office:value-type="float" office:value="0.000809916191281076" calcext:value-type="float">
            <text:p>0.000809916191281076</text:p>
          </table:table-cell>
          <table:table-cell table:number-columns-repeated="2"/>
          <table:table-cell office:value-type="float" office:value="6801" calcext:value-type="float">
            <text:p>6801</text:p>
          </table:table-cell>
          <table:table-cell table:formula="of:=IF([.$C31];[.K31]/[.$C31])" office:value-type="float" office:value="0.239488696387069" calcext:value-type="float">
            <text:p>0.239488696387069</text:p>
          </table:table-cell>
          <table:table-cell table:number-columns-repeated="2"/>
          <table:table-cell office:value-type="float" office:value="1017" calcext:value-type="float">
            <text:p>1017</text:p>
          </table:table-cell>
          <table:table-cell table:formula="of:=IF([.$C31];[.O31]/[.$C31])" office:value-type="float" office:value="0.0358123811536024" calcext:value-type="float">
            <text:p>0.0358123811536024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table:formula="of:=IF([.$C31];[.S31]/[.$C31])" office:value-type="float" office:value="0.00982463553771392" calcext:value-type="float">
            <text:p>0.00982463553771392</text:p>
          </table:table-cell>
          <table:table-cell table:number-columns-repeated="2"/>
          <table:table-cell office:value-type="float" office:value="11144" calcext:value-type="float">
            <text:p>11144</text:p>
          </table:table-cell>
          <table:table-cell table:formula="of:=IF([.$C31];[.W31]/[.$C31])" office:value-type="float" office:value="0.392422001549405" calcext:value-type="float">
            <text:p>0.392422001549405</text:p>
          </table:table-cell>
          <table:table-cell table:number-columns-repeated="2"/>
          <table:table-cell office:value-type="float" office:value="6522" calcext:value-type="float">
            <text:p>6522</text:p>
          </table:table-cell>
          <table:table-cell table:formula="of:=IF([.$C31];[.AA31]/[.$C31])" office:value-type="float" office:value="0.229664060849356" calcext:value-type="float">
            <text:p>0.229664060849356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formula="of:=IF([.$C31];[.AE31]/[.$C31])" office:value-type="float" office:value="0.00250017606873723" calcext:value-type="float">
            <text:p>0.00250017606873723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52063" calcext:value-type="float">
            <text:p>52063</text:p>
          </table:table-cell>
          <table:table-cell office:value-type="float" office:value="72835" calcext:value-type="float">
            <text:p>72835</text:p>
          </table:table-cell>
          <table:table-cell table:formula="of:=IF([.C32]; [.B32]/[.C32];0)" office:value-type="float" office:value="0.714807441477312" calcext:value-type="float">
            <text:p>0.714807441477312</text:p>
          </table:table-cell>
          <table:table-cell table:formula="of:=IF([.C32]; 1-[.D32];0)" office:value-type="float" office:value="0.285192558522688" calcext:value-type="float">
            <text:p>0.285192558522688</text:p>
          </table:table-cell>
          <table:table-cell/>
          <table:table-cell office:value-type="float" office:value="164" calcext:value-type="float">
            <text:p>164</text:p>
          </table:table-cell>
          <table:table-cell table:formula="of:=IF([.$C32];[.G32]/[.$C32])" office:value-type="float" office:value="0.00225166472163108" calcext:value-type="float">
            <text:p>0.00225166472163108</text:p>
          </table:table-cell>
          <table:table-cell table:number-columns-repeated="2"/>
          <table:table-cell office:value-type="float" office:value="28291" calcext:value-type="float">
            <text:p>28291</text:p>
          </table:table-cell>
          <table:table-cell table:formula="of:=IF([.$C32];[.K32]/[.$C32])" office:value-type="float" office:value="0.388425894144299" calcext:value-type="float">
            <text:p>0.388425894144299</text:p>
          </table:table-cell>
          <table:table-cell table:number-columns-repeated="2"/>
          <table:table-cell office:value-type="float" office:value="3792" calcext:value-type="float">
            <text:p>3792</text:p>
          </table:table-cell>
          <table:table-cell table:formula="of:=IF([.$C32];[.O32]/[.$C32])" office:value-type="float" office:value="0.0520628818562504" calcext:value-type="float">
            <text:p>0.0520628818562504</text:p>
          </table:table-cell>
          <table:table-cell table:number-columns-repeated="2"/>
          <table:table-cell office:value-type="float" office:value="2707" calcext:value-type="float">
            <text:p>2707</text:p>
          </table:table-cell>
          <table:table-cell table:formula="of:=IF([.$C32];[.S32]/[.$C32])" office:value-type="float" office:value="0.0371661975698497" calcext:value-type="float">
            <text:p>0.0371661975698497</text:p>
          </table:table-cell>
          <table:table-cell table:number-columns-repeated="2"/>
          <table:table-cell office:value-type="float" office:value="6052" calcext:value-type="float">
            <text:p>6052</text:p>
          </table:table-cell>
          <table:table-cell table:formula="of:=IF([.$C32];[.W32]/[.$C32])" office:value-type="float" office:value="0.0830919200933617" calcext:value-type="float">
            <text:p>0.0830919200933617</text:p>
          </table:table-cell>
          <table:table-cell table:number-columns-repeated="2"/>
          <table:table-cell office:value-type="float" office:value="10790" calcext:value-type="float">
            <text:p>10790</text:p>
          </table:table-cell>
          <table:table-cell table:formula="of:=IF([.$C32];[.AA32]/[.$C32])" office:value-type="float" office:value="0.148143063087801" calcext:value-type="float">
            <text:p>0.148143063087801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table:formula="of:=IF([.$C32];[.AE32]/[.$C32])" office:value-type="float" office:value="0.00365209034118212" calcext:value-type="float">
            <text:p>0.00365209034118212</text:p>
          </table:table-cell>
          <table:table-cell/>
        </table:table-row>
        <table:table-row table:style-name="ro1">
          <table:table-cell office:value-type="float" office:value="336111" calcext:value-type="float">
            <text:p>336111</text:p>
          </table:table-cell>
          <table:table-cell office:value-type="float" office:value="10936" calcext:value-type="float">
            <text:p>10936</text:p>
          </table:table-cell>
          <table:table-cell office:value-type="float" office:value="12305" calcext:value-type="float">
            <text:p>12305</text:p>
          </table:table-cell>
          <table:table-cell table:formula="of:=IF([.C33]; [.B33]/[.C33];0)" office:value-type="float" office:value="0.888744412840309" calcext:value-type="float">
            <text:p>0.888744412840309</text:p>
          </table:table-cell>
          <table:table-cell table:formula="of:=IF([.C33]; 1-[.D33];0)" office:value-type="float" office:value="0.111255587159691" calcext:value-type="float">
            <text:p>0.111255587159691</text:p>
          </table:table-cell>
          <table:table-cell/>
          <table:table-cell office:value-type="float" office:value="1512" calcext:value-type="float">
            <text:p>1512</text:p>
          </table:table-cell>
          <table:table-cell table:formula="of:=IF([.$C33];[.G33]/[.$C33])" office:value-type="float" office:value="0.122876879317351" calcext:value-type="float">
            <text:p>0.12287687931735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table:formula="of:=IF([.$C33];[.K33]/[.$C33])" office:value-type="float" office:value="0.00918325883787079" calcext:value-type="float">
            <text:p>0.00918325883787079</text:p>
          </table:table-cell>
          <table:table-cell table:number-columns-repeated="2"/>
          <table:table-cell office:value-type="float" office:value="2652" calcext:value-type="float">
            <text:p>2652</text:p>
          </table:table-cell>
          <table:table-cell table:formula="of:=IF([.$C33];[.O33]/[.$C33])" office:value-type="float" office:value="0.215522145469321" calcext:value-type="float">
            <text:p>0.215522145469321</text:p>
          </table:table-cell>
          <table:table-cell table:number-columns-repeated="2"/>
          <table:table-cell office:value-type="float" office:value="1842" calcext:value-type="float">
            <text:p>1842</text:p>
          </table:table-cell>
          <table:table-cell table:formula="of:=IF([.$C33];[.S33]/[.$C33])" office:value-type="float" office:value="0.149695245835026" calcext:value-type="float">
            <text:p>0.149695245835026</text:p>
          </table:table-cell>
          <table:table-cell table:number-columns-repeated="2"/>
          <table:table-cell office:value-type="float" office:value="2777" calcext:value-type="float">
            <text:p>2777</text:p>
          </table:table-cell>
          <table:table-cell table:formula="of:=IF([.$C33];[.W33]/[.$C33])" office:value-type="float" office:value="0.225680617635108" calcext:value-type="float">
            <text:p>0.225680617635108</text:p>
          </table:table-cell>
          <table:table-cell table:number-columns-repeated="2"/>
          <table:table-cell office:value-type="float" office:value="1976" calcext:value-type="float">
            <text:p>1976</text:p>
          </table:table-cell>
          <table:table-cell table:formula="of:=IF([.$C33];[.AA33]/[.$C33])" office:value-type="float" office:value="0.160585127996749" calcext:value-type="float">
            <text:p>0.160585127996749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formula="of:=IF([.$C33];[.AE33]/[.$C33])" office:value-type="float" office:value="0.00511986997155628" calcext:value-type="float">
            <text:p>0.00511986997155628</text:p>
          </table:table-cell>
          <table:table-cell/>
        </table:table-row>
        <table:table-row table:style-name="ro1">
          <table:table-cell office:value-type="float" office:value="336112" calcext:value-type="float">
            <text:p>336112</text:p>
          </table:table-cell>
          <table:table-cell office:value-type="float" office:value="68075" calcext:value-type="float">
            <text:p>68075</text:p>
          </table:table-cell>
          <table:table-cell office:value-type="float" office:value="217551" calcext:value-type="float">
            <text:p>217551</text:p>
          </table:table-cell>
          <table:table-cell table:formula="of:=IF([.C34]; [.B34]/[.C34];0)" office:value-type="float" office:value="0.312915132543633" calcext:value-type="float">
            <text:p>0.312915132543633</text:p>
          </table:table-cell>
          <table:table-cell table:formula="of:=IF([.C34]; 1-[.D34];0)" office:value-type="float" office:value="0.687084867456367" calcext:value-type="float">
            <text:p>0.687084867456367</text:p>
          </table:table-cell>
          <table:table-cell/>
          <table:table-cell office:value-type="float" office:value="12047" calcext:value-type="float">
            <text:p>12047</text:p>
          </table:table-cell>
          <table:table-cell table:formula="of:=IF([.$C34];[.G34]/[.$C34])" office:value-type="float" office:value="0.055375521142169" calcext:value-type="float">
            <text:p>0.055375521142169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table:formula="of:=IF([.$C34];[.K34]/[.$C34])" office:value-type="float" office:value="0.00230290828357489" calcext:value-type="float">
            <text:p>0.00230290828357489</text:p>
          </table:table-cell>
          <table:table-cell table:number-columns-repeated="2"/>
          <table:table-cell office:value-type="float" office:value="14857" calcext:value-type="float">
            <text:p>14857</text:p>
          </table:table-cell>
          <table:table-cell table:formula="of:=IF([.$C34];[.O34]/[.$C34])" office:value-type="float" office:value="0.0682920326727986" calcext:value-type="float">
            <text:p>0.0682920326727986</text:p>
          </table:table-cell>
          <table:table-cell table:number-columns-repeated="2"/>
          <table:table-cell office:value-type="float" office:value="11801" calcext:value-type="float">
            <text:p>11801</text:p>
          </table:table-cell>
          <table:table-cell table:formula="of:=IF([.$C34];[.S34]/[.$C34])" office:value-type="float" office:value="0.0542447518053238" calcext:value-type="float">
            <text:p>0.0542447518053238</text:p>
          </table:table-cell>
          <table:table-cell table:number-columns-repeated="2"/>
          <table:table-cell office:value-type="float" office:value="21780" calcext:value-type="float">
            <text:p>21780</text:p>
          </table:table-cell>
          <table:table-cell table:formula="of:=IF([.$C34];[.W34]/[.$C34])" office:value-type="float" office:value="0.100114455920681" calcext:value-type="float">
            <text:p>0.100114455920681</text:p>
          </table:table-cell>
          <table:table-cell table:number-columns-repeated="2"/>
          <table:table-cell office:value-type="float" office:value="6513" calcext:value-type="float">
            <text:p>6513</text:p>
          </table:table-cell>
          <table:table-cell table:formula="of:=IF([.$C34];[.AA34]/[.$C34])" office:value-type="float" office:value="0.0299378076864735" calcext:value-type="float">
            <text:p>0.0299378076864735</text:p>
          </table:table-cell>
          <table:table-cell table:number-columns-repeated="2"/>
          <table:table-cell office:value-type="float" office:value="575" calcext:value-type="float">
            <text:p>575</text:p>
          </table:table-cell>
          <table:table-cell table:formula="of:=IF([.$C34];[.AE34]/[.$C34])" office:value-type="float" office:value="0.00264305840929253" calcext:value-type="float">
            <text:p>0.00264305840929253</text:p>
          </table:table-cell>
          <table:table-cell/>
        </table:table-row>
        <table:table-row table:style-name="ro1">
          <table:table-cell office:value-type="float" office:value="33612" calcext:value-type="float">
            <text:p>336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C35]; [.B35]/[.C35];0)" office:value-type="float" office:value="0" calcext:value-type="float">
            <text:p>0</text:p>
          </table:table-cell>
          <table:table-cell table:formula="of:=IF([.C35]; 1-[.D35];0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$C35];[.G35]/[.$C35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35];[.K35]/[.$C35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35];[.O35]/[.$C35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35];[.S35]/[.$C35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35];[.W35]/[.$C35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35];[.AA35]/[.$C35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35];[.AE35]/[.$C3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362BP</text:p>
          </table:table-cell>
          <table:table-cell office:value-type="float" office:value="10689" calcext:value-type="float">
            <text:p>10689</text:p>
          </table:table-cell>
          <table:table-cell office:value-type="float" office:value="44819" calcext:value-type="float">
            <text:p>44819</text:p>
          </table:table-cell>
          <table:table-cell table:formula="of:=IF([.C36]; [.B36]/[.C36];0)" office:value-type="float" office:value="0.238492603583302" calcext:value-type="float">
            <text:p>0.238492603583302</text:p>
          </table:table-cell>
          <table:table-cell table:formula="of:=IF([.C36]; 1-[.D36];0)" office:value-type="float" office:value="0.761507396416698" calcext:value-type="float">
            <text:p>0.761507396416698</text:p>
          </table:table-cell>
          <table:table-cell/>
          <table:table-cell office:value-type="float" office:value="1066" calcext:value-type="float">
            <text:p>1066</text:p>
          </table:table-cell>
          <table:table-cell table:formula="of:=IF([.$C36];[.G36]/[.$C36])" office:value-type="float" office:value="0.023784555657199" calcext:value-type="float">
            <text:p>0.023784555657199</text:p>
          </table:table-cell>
          <table:table-cell table:number-columns-repeated="2"/>
          <table:table-cell office:value-type="float" office:value="1497" calcext:value-type="float">
            <text:p>1497</text:p>
          </table:table-cell>
          <table:table-cell table:formula="of:=IF([.$C36];[.K36]/[.$C36])" office:value-type="float" office:value="0.0334010129632522" calcext:value-type="float">
            <text:p>0.0334010129632522</text:p>
          </table:table-cell>
          <table:table-cell table:number-columns-repeated="2"/>
          <table:table-cell office:value-type="float" office:value="1168" calcext:value-type="float">
            <text:p>1168</text:p>
          </table:table-cell>
          <table:table-cell table:formula="of:=IF([.$C36];[.O36]/[.$C36])" office:value-type="float" office:value="0.0260603761797452" calcext:value-type="float">
            <text:p>0.0260603761797452</text:p>
          </table:table-cell>
          <table:table-cell table:number-columns-repeated="2"/>
          <table:table-cell office:value-type="float" office:value="688" calcext:value-type="float">
            <text:p>688</text:p>
          </table:table-cell>
          <table:table-cell table:formula="of:=IF([.$C36];[.S36]/[.$C36])" office:value-type="float" office:value="0.0153506325442335" calcext:value-type="float">
            <text:p>0.0153506325442335</text:p>
          </table:table-cell>
          <table:table-cell table:number-columns-repeated="2"/>
          <table:table-cell office:value-type="float" office:value="4641" calcext:value-type="float">
            <text:p>4641</text:p>
          </table:table-cell>
          <table:table-cell table:formula="of:=IF([.$C36];[.W36]/[.$C36])" office:value-type="float" office:value="0.103549833775854" calcext:value-type="float">
            <text:p>0.103549833775854</text:p>
          </table:table-cell>
          <table:table-cell table:number-columns-repeated="2"/>
          <table:table-cell office:value-type="float" office:value="1228" calcext:value-type="float">
            <text:p>1228</text:p>
          </table:table-cell>
          <table:table-cell table:formula="of:=IF([.$C36];[.AA36]/[.$C36])" office:value-type="float" office:value="0.0273990941341842" calcext:value-type="float">
            <text:p>0.0273990941341842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formula="of:=IF([.$C36];[.AE36]/[.$C36])" office:value-type="float" office:value="0.00892478636292644" calcext:value-type="float">
            <text:p>0.00892478636292644</text:p>
          </table:table-cell>
          <table:table-cell/>
        </table:table-row>
        <table:table-row table:style-name="ro1">
          <table:table-cell office:value-type="float" office:value="3364" calcext:value-type="float">
            <text:p>3364</text:p>
          </table:table-cell>
          <table:table-cell office:value-type="float" office:value="256" calcext:value-type="float">
            <text:p>256</text:p>
          </table:table-cell>
          <table:table-cell office:value-type="float" office:value="1243" calcext:value-type="float">
            <text:p>1243</text:p>
          </table:table-cell>
          <table:table-cell table:formula="of:=IF([.C37]; [.B37]/[.C37];0)" office:value-type="float" office:value="0.205953338696701" calcext:value-type="float">
            <text:p>0.205953338696701</text:p>
          </table:table-cell>
          <table:table-cell table:formula="of:=IF([.C37]; 1-[.D37];0)" office:value-type="float" office:value="0.794046661303298" calcext:value-type="float">
            <text:p>0.794046661303298</text:p>
          </table:table-cell>
          <table:table-cell/>
          <table:table-cell office:value-type="float" office:value="112" calcext:value-type="float">
            <text:p>112</text:p>
          </table:table-cell>
          <table:table-cell table:formula="of:=IF([.$C37];[.G37]/[.$C37])" office:value-type="float" office:value="0.0901045856798069" calcext:value-type="float">
            <text:p>0.090104585679806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IF([.$C37];[.K37]/[.$C37])" office:value-type="float" office:value="0.00482703137570394" calcext:value-type="float">
            <text:p>0.00482703137570394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table:formula="of:=IF([.$C37];[.O37]/[.$C37])" office:value-type="float" office:value="0.082864038616251" calcext:value-type="float">
            <text:p>0.08286403861625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37];[.S37]/[.$C37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37];[.W37]/[.$C37])"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IF([.$C37];[.AA37]/[.$C37])" office:value-type="float" office:value="0.00724054706355591" calcext:value-type="float">
            <text:p>0.0072405470635559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IF([.$C37];[.AE37]/[.$C37])" office:value-type="float" office:value="0.0209171359613837" calcext:value-type="float">
            <text:p>0.0209171359613837</text:p>
          </table:table-cell>
          <table:table-cell/>
        </table:table-row>
        <table:table-row table:style-name="ro1">
          <table:table-cell office:value-type="string" calcext:value-type="string">
            <text:p>3365AO</text:p>
          </table:table-cell>
          <table:table-cell office:value-type="float" office:value="10441" calcext:value-type="float">
            <text:p>10441</text:p>
          </table:table-cell>
          <table:table-cell office:value-type="float" office:value="35866" calcext:value-type="float">
            <text:p>35866</text:p>
          </table:table-cell>
          <table:table-cell table:formula="of:=IF([.C38]; [.B38]/[.C38];0)" office:value-type="float" office:value="0.291111358947192" calcext:value-type="float">
            <text:p>0.291111358947192</text:p>
          </table:table-cell>
          <table:table-cell table:formula="of:=IF([.C38]; 1-[.D38];0)" office:value-type="float" office:value="0.708888641052808" calcext:value-type="float">
            <text:p>0.708888641052808</text:p>
          </table:table-cell>
          <table:table-cell/>
          <table:table-cell office:value-type="float" office:value="558" calcext:value-type="float">
            <text:p>558</text:p>
          </table:table-cell>
          <table:table-cell table:formula="of:=IF([.$C38];[.G38]/[.$C38])" office:value-type="float" office:value="0.0155579099983271" calcext:value-type="float">
            <text:p>0.0155579099983271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table:formula="of:=IF([.$C38];[.K38]/[.$C38])" office:value-type="float" office:value="0.0661350582724586" calcext:value-type="float">
            <text:p>0.0661350582724586</text:p>
          </table:table-cell>
          <table:table-cell table:number-columns-repeated="2"/>
          <table:table-cell office:value-type="float" office:value="2625" calcext:value-type="float">
            <text:p>2625</text:p>
          </table:table-cell>
          <table:table-cell table:formula="of:=IF([.$C38];[.O38]/[.$C38])" office:value-type="float" office:value="0.0731890927340657" calcext:value-type="float">
            <text:p>0.0731890927340657</text:p>
          </table:table-cell>
          <table:table-cell table:number-columns-repeated="2"/>
          <table:table-cell office:value-type="float" office:value="851" calcext:value-type="float">
            <text:p>851</text:p>
          </table:table-cell>
          <table:table-cell table:formula="of:=IF([.$C38];[.S38]/[.$C38])" office:value-type="float" office:value="0.0237272068254057" calcext:value-type="float">
            <text:p>0.0237272068254057</text:p>
          </table:table-cell>
          <table:table-cell table:number-columns-repeated="2"/>
          <table:table-cell office:value-type="float" office:value="1109" calcext:value-type="float">
            <text:p>1109</text:p>
          </table:table-cell>
          <table:table-cell table:formula="of:=IF([.$C38];[.W38]/[.$C38])" office:value-type="float" office:value="0.0309206490826967" calcext:value-type="float">
            <text:p>0.0309206490826967</text:p>
          </table:table-cell>
          <table:table-cell table:number-columns-repeated="2"/>
          <table:table-cell office:value-type="float" office:value="2772" calcext:value-type="float">
            <text:p>2772</text:p>
          </table:table-cell>
          <table:table-cell table:formula="of:=IF([.$C38];[.AA38]/[.$C38])" office:value-type="float" office:value="0.0772876819271734" calcext:value-type="float">
            <text:p>0.0772876819271734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formula="of:=IF([.$C38];[.AE38]/[.$C38])" office:value-type="float" office:value="0.00429376010706519" calcext:value-type="float">
            <text:p>0.00429376010706519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9461" calcext:value-type="float">
            <text:p>29461</text:p>
          </table:table-cell>
          <table:table-cell office:value-type="float" office:value="59678" calcext:value-type="float">
            <text:p>59678</text:p>
          </table:table-cell>
          <table:table-cell table:formula="of:=IF([.C39]; [.B39]/[.C39];0)" office:value-type="float" office:value="0.49366600757398" calcext:value-type="float">
            <text:p>0.49366600757398</text:p>
          </table:table-cell>
          <table:table-cell table:formula="of:=IF([.C39]; 1-[.D39];0)" office:value-type="float" office:value="0.50633399242602" calcext:value-type="float">
            <text:p>0.50633399242602</text:p>
          </table:table-cell>
          <table:table-cell/>
          <table:table-cell office:value-type="float" office:value="901" calcext:value-type="float">
            <text:p>901</text:p>
          </table:table-cell>
          <table:table-cell table:formula="of:=IF([.$C39];[.G39]/[.$C39])" office:value-type="float" office:value="0.0150976909413854" calcext:value-type="float">
            <text:p>0.0150976909413854</text:p>
          </table:table-cell>
          <table:table-cell table:number-columns-repeated="2"/>
          <table:table-cell office:value-type="float" office:value="8780" calcext:value-type="float">
            <text:p>8780</text:p>
          </table:table-cell>
          <table:table-cell table:formula="of:=IF([.$C39];[.K39]/[.$C39])" office:value-type="float" office:value="0.14712289285834" calcext:value-type="float">
            <text:p>0.14712289285834</text:p>
          </table:table-cell>
          <table:table-cell table:number-columns-repeated="2"/>
          <table:table-cell office:value-type="float" office:value="2879" calcext:value-type="float">
            <text:p>2879</text:p>
          </table:table-cell>
          <table:table-cell table:formula="of:=IF([.$C39];[.O39]/[.$C39])" office:value-type="float" office:value="0.048242233318811" calcext:value-type="float">
            <text:p>0.04824223331881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IF([.$C39];[.S39]/[.$C39])" office:value-type="float" office:value="0.000150809343476658" calcext:value-type="float">
            <text:p>0.000150809343476658</text:p>
          </table:table-cell>
          <table:table-cell table:number-columns-repeated="2"/>
          <table:table-cell office:value-type="float" office:value="2695" calcext:value-type="float">
            <text:p>2695</text:p>
          </table:table-cell>
          <table:table-cell table:formula="of:=IF([.$C39];[.W39]/[.$C39])" office:value-type="float" office:value="0.0451590200743993" calcext:value-type="float">
            <text:p>0.0451590200743993</text:p>
          </table:table-cell>
          <table:table-cell table:number-columns-repeated="2"/>
          <table:table-cell office:value-type="float" office:value="13860" calcext:value-type="float">
            <text:p>13860</text:p>
          </table:table-cell>
          <table:table-cell table:formula="of:=IF([.$C39];[.AA39]/[.$C39])" office:value-type="float" office:value="0.232246388954053" calcext:value-type="float">
            <text:p>0.232246388954053</text:p>
          </table:table-cell>
          <table:table-cell table:number-columns-repeated="2"/>
          <table:table-cell office:value-type="float" office:value="338" calcext:value-type="float">
            <text:p>338</text:p>
          </table:table-cell>
          <table:table-cell table:formula="of:=IF([.$C39];[.AE39]/[.$C39])" office:value-type="float" office:value="0.00566372867723449" calcext:value-type="float">
            <text:p>0.00566372867723449</text:p>
          </table:table-cell>
          <table:table-cell/>
        </table:table-row>
        <table:table-row table:style-name="ro1">
          <table:table-cell office:value-type="float" office:value="3391" calcext:value-type="float">
            <text:p>3391</text:p>
          </table:table-cell>
          <table:table-cell office:value-type="float" office:value="12346" calcext:value-type="float">
            <text:p>12346</text:p>
          </table:table-cell>
          <table:table-cell office:value-type="float" office:value="33364" calcext:value-type="float">
            <text:p>33364</text:p>
          </table:table-cell>
          <table:table-cell table:formula="of:=IF([.C40]; [.B40]/[.C40];0)" office:value-type="float" office:value="0.370039563601487" calcext:value-type="float">
            <text:p>0.370039563601487</text:p>
          </table:table-cell>
          <table:table-cell table:formula="of:=IF([.C40]; 1-[.D40];0)" office:value-type="float" office:value="0.629960436398513" calcext:value-type="float">
            <text:p>0.629960436398513</text:p>
          </table:table-cell>
          <table:table-cell/>
          <table:table-cell office:value-type="float" office:value="36" calcext:value-type="float">
            <text:p>36</text:p>
          </table:table-cell>
          <table:table-cell table:formula="of:=IF([.$C40];[.G40]/[.$C40])" office:value-type="float" office:value="0.00107900731327179" calcext:value-type="float">
            <text:p>0.00107900731327179</text:p>
          </table:table-cell>
          <table:table-cell table:number-columns-repeated="2"/>
          <table:table-cell office:value-type="float" office:value="2396" calcext:value-type="float">
            <text:p>2396</text:p>
          </table:table-cell>
          <table:table-cell table:formula="of:=IF([.$C40];[.K40]/[.$C40])" office:value-type="float" office:value="0.0718139311833114" calcext:value-type="float">
            <text:p>0.0718139311833114</text:p>
          </table:table-cell>
          <table:table-cell table:number-columns-repeated="2"/>
          <table:table-cell office:value-type="float" office:value="5653" calcext:value-type="float">
            <text:p>5653</text:p>
          </table:table-cell>
          <table:table-cell table:formula="of:=IF([.$C40];[.O40]/[.$C40])" office:value-type="float" office:value="0.16943412060904" calcext:value-type="float">
            <text:p>0.16943412060904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table:formula="of:=IF([.$C40];[.S40]/[.$C40])" office:value-type="float" office:value="0.00602445749910083" calcext:value-type="float">
            <text:p>0.00602445749910083</text:p>
          </table:table-cell>
          <table:table-cell table:number-columns-repeated="2"/>
          <table:table-cell office:value-type="float" office:value="780" calcext:value-type="float">
            <text:p>780</text:p>
          </table:table-cell>
          <table:table-cell table:formula="of:=IF([.$C40];[.W40]/[.$C40])" office:value-type="float" office:value="0.0233784917875554" calcext:value-type="float">
            <text:p>0.0233784917875554</text:p>
          </table:table-cell>
          <table:table-cell table:number-columns-repeated="2"/>
          <table:table-cell office:value-type="float" office:value="1619" calcext:value-type="float">
            <text:p>1619</text:p>
          </table:table-cell>
          <table:table-cell table:formula="of:=IF([.$C40];[.AA40]/[.$C40])" office:value-type="float" office:value="0.0485253566718619" calcext:value-type="float">
            <text:p>0.0485253566718619</text:p>
          </table:table-cell>
          <table:table-cell table:number-columns-repeated="2"/>
          <table:table-cell office:value-type="float" office:value="1661" calcext:value-type="float">
            <text:p>1661</text:p>
          </table:table-cell>
          <table:table-cell table:formula="of:=IF([.$C40];[.AE40]/[.$C40])" office:value-type="float" office:value="0.0497841985373456" calcext:value-type="float">
            <text:p>0.0497841985373456</text:p>
          </table:table-cell>
          <table:table-cell/>
        </table:table-row>
        <table:table-row table:style-name="ro1">
          <table:table-cell office:value-type="float" office:value="3399" calcext:value-type="float">
            <text:p>3399</text:p>
          </table:table-cell>
          <table:table-cell office:value-type="float" office:value="67248" calcext:value-type="float">
            <text:p>67248</text:p>
          </table:table-cell>
          <table:table-cell office:value-type="float" office:value="95632" calcext:value-type="float">
            <text:p>95632</text:p>
          </table:table-cell>
          <table:table-cell table:formula="of:=IF([.C41]; [.B41]/[.C41];0)" office:value-type="float" office:value="0.703195583068429" calcext:value-type="float">
            <text:p>0.703195583068429</text:p>
          </table:table-cell>
          <table:table-cell table:formula="of:=IF([.C41]; 1-[.D41];0)" office:value-type="float" office:value="0.296804416931571" calcext:value-type="float">
            <text:p>0.296804416931571</text:p>
          </table:table-cell>
          <table:table-cell/>
          <table:table-cell office:value-type="float" office:value="310" calcext:value-type="float">
            <text:p>310</text:p>
          </table:table-cell>
          <table:table-cell table:formula="of:=IF([.$C41];[.G41]/[.$C41])" office:value-type="float" office:value="0.00324159277229379" calcext:value-type="float">
            <text:p>0.00324159277229379</text:p>
          </table:table-cell>
          <table:table-cell table:number-columns-repeated="2"/>
          <table:table-cell office:value-type="float" office:value="39405" calcext:value-type="float">
            <text:p>39405</text:p>
          </table:table-cell>
          <table:table-cell table:formula="of:=IF([.$C41];[.K41]/[.$C41])" office:value-type="float" office:value="0.412048268362055" calcext:value-type="float">
            <text:p>0.412048268362055</text:p>
          </table:table-cell>
          <table:table-cell table:number-columns-repeated="2"/>
          <table:table-cell office:value-type="float" office:value="5444" calcext:value-type="float">
            <text:p>5444</text:p>
          </table:table-cell>
          <table:table-cell table:formula="of:=IF([.$C41];[.O41]/[.$C41])" office:value-type="float" office:value="0.0569265517818304" calcext:value-type="float">
            <text:p>0.0569265517818304</text:p>
          </table:table-cell>
          <table:table-cell table:number-columns-repeated="2"/>
          <table:table-cell office:value-type="float" office:value="763" calcext:value-type="float">
            <text:p>763</text:p>
          </table:table-cell>
          <table:table-cell table:formula="of:=IF([.$C41];[.S41]/[.$C41])" office:value-type="float" office:value="0.00797850092019408" calcext:value-type="float">
            <text:p>0.00797850092019408</text:p>
          </table:table-cell>
          <table:table-cell table:number-columns-repeated="2"/>
          <table:table-cell office:value-type="float" office:value="1560" calcext:value-type="float">
            <text:p>1560</text:p>
          </table:table-cell>
          <table:table-cell table:formula="of:=IF([.$C41];[.W41]/[.$C41])" office:value-type="float" office:value="0.0163125313702526" calcext:value-type="float">
            <text:p>0.0163125313702526</text:p>
          </table:table-cell>
          <table:table-cell table:number-columns-repeated="2"/>
          <table:table-cell office:value-type="float" office:value="15384" calcext:value-type="float">
            <text:p>15384</text:p>
          </table:table-cell>
          <table:table-cell table:formula="of:=IF([.$C41];[.AA41]/[.$C41])" office:value-type="float" office:value="0.160866655512799" calcext:value-type="float">
            <text:p>0.160866655512799</text:p>
          </table:table-cell>
          <table:table-cell table:number-columns-repeated="2"/>
          <table:table-cell office:value-type="float" office:value="4382" calcext:value-type="float">
            <text:p>4382</text:p>
          </table:table-cell>
          <table:table-cell table:formula="of:=IF([.$C41];[.AE41]/[.$C41])" office:value-type="float" office:value="0.0458214823490045" calcext:value-type="float">
            <text:p>0.0458214823490045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6297" calcext:value-type="float">
            <text:p>66297</text:p>
          </table:table-cell>
          <table:table-cell office:value-type="float" office:value="590737" calcext:value-type="float">
            <text:p>590737</text:p>
          </table:table-cell>
          <table:table-cell table:formula="of:=IF([.C42]; [.B42]/[.C42];0)" office:value-type="float" office:value="0.1122276072093" calcext:value-type="float">
            <text:p>0.1122276072093</text:p>
          </table:table-cell>
          <table:table-cell table:formula="of:=IF([.C42]; 1-[.D42];0)" office:value-type="float" office:value="0.8877723927907" calcext:value-type="float">
            <text:p>0.8877723927907</text:p>
          </table:table-cell>
          <table:table-cell/>
          <table:table-cell office:value-type="float" office:value="17385" calcext:value-type="float">
            <text:p>17385</text:p>
          </table:table-cell>
          <table:table-cell table:formula="of:=IF([.$C42];[.G42]/[.$C42])" office:value-type="float" office:value="0.0294293399600838" calcext:value-type="float">
            <text:p>0.0294293399600838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table:formula="of:=IF([.$C42];[.K42]/[.$C42])" office:value-type="float" office:value="0.00472291391939222" calcext:value-type="float">
            <text:p>0.00472291391939222</text:p>
          </table:table-cell>
          <table:table-cell table:number-columns-repeated="2"/>
          <table:table-cell office:value-type="float" office:value="13597" calcext:value-type="float">
            <text:p>13597</text:p>
          </table:table-cell>
          <table:table-cell table:formula="of:=IF([.$C42];[.O42]/[.$C42])" office:value-type="float" office:value="0.0230170109541132" calcext:value-type="float">
            <text:p>0.0230170109541132</text:p>
          </table:table-cell>
          <table:table-cell table:number-columns-repeated="2"/>
          <table:table-cell office:value-type="float" office:value="529" calcext:value-type="float">
            <text:p>529</text:p>
          </table:table-cell>
          <table:table-cell table:formula="of:=IF([.$C42];[.S42]/[.$C42])" office:value-type="float" office:value="0.000895491563927772" calcext:value-type="float">
            <text:p>0.000895491563927772</text:p>
          </table:table-cell>
          <table:table-cell table:number-columns-repeated="2"/>
          <table:table-cell office:value-type="float" office:value="9109" calcext:value-type="float">
            <text:p>9109</text:p>
          </table:table-cell>
          <table:table-cell table:formula="of:=IF([.$C42];[.W42]/[.$C42])" office:value-type="float" office:value="0.0154197214665748" calcext:value-type="float">
            <text:p>0.0154197214665748</text:p>
          </table:table-cell>
          <table:table-cell table:number-columns-repeated="2"/>
          <table:table-cell office:value-type="float" office:value="14498" calcext:value-type="float">
            <text:p>14498</text:p>
          </table:table-cell>
          <table:table-cell table:formula="of:=IF([.$C42];[.AA42]/[.$C42])" office:value-type="float" office:value="0.02454222437396" calcext:value-type="float">
            <text:p>0.02454222437396</text:p>
          </table:table-cell>
          <table:table-cell table:number-columns-repeated="2"/>
          <table:table-cell office:value-type="float" office:value="8389" calcext:value-type="float">
            <text:p>8389</text:p>
          </table:table-cell>
          <table:table-cell table:formula="of:=IF([.$C42];[.AE42]/[.$C42])" office:value-type="float" office:value="0.0142009049712478" calcext:value-type="float">
            <text:p>0.0142009049712478</text:p>
          </table:table-cell>
          <table:table-cell/>
        </table:table-row>
        <table:table-row table:style-name="ro1">
          <table:table-cell office:value-type="float" office:value="3121" calcext:value-type="float">
            <text:p>3121</text:p>
          </table:table-cell>
          <table:table-cell office:value-type="float" office:value="26496" calcext:value-type="float">
            <text:p>26496</text:p>
          </table:table-cell>
          <table:table-cell office:value-type="float" office:value="134845" calcext:value-type="float">
            <text:p>134845</text:p>
          </table:table-cell>
          <table:table-cell table:formula="of:=IF([.C43]; [.B43]/[.C43];0)" office:value-type="float" office:value="0.196492268901331" calcext:value-type="float">
            <text:p>0.196492268901331</text:p>
          </table:table-cell>
          <table:table-cell table:formula="of:=IF([.C43]; 1-[.D43];0)" office:value-type="float" office:value="0.803507731098669" calcext:value-type="float">
            <text:p>0.803507731098669</text:p>
          </table:table-cell>
          <table:table-cell/>
          <table:table-cell office:value-type="float" office:value="1141" calcext:value-type="float">
            <text:p>1141</text:p>
          </table:table-cell>
          <table:table-cell table:formula="of:=IF([.$C43];[.G43]/[.$C43])" office:value-type="float" office:value="0.00846156698431533" calcext:value-type="float">
            <text:p>0.00846156698431533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formula="of:=IF([.$C43];[.K43]/[.$C43])" office:value-type="float" office:value="0.000556194148837554" calcext:value-type="float">
            <text:p>0.000556194148837554</text:p>
          </table:table-cell>
          <table:table-cell table:number-columns-repeated="2"/>
          <table:table-cell office:value-type="float" office:value="12188" calcext:value-type="float">
            <text:p>12188</text:p>
          </table:table-cell>
          <table:table-cell table:formula="of:=IF([.$C43];[.O43]/[.$C43])" office:value-type="float" office:value="0.0903852571470948" calcext:value-type="float">
            <text:p>0.0903852571470948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formula="of:=IF([.$C43];[.S43]/[.$C43])" office:value-type="float" office:value="0.00163150283659016" calcext:value-type="float">
            <text:p>0.00163150283659016</text:p>
          </table:table-cell>
          <table:table-cell table:number-columns-repeated="2"/>
          <table:table-cell office:value-type="float" office:value="10619" calcext:value-type="float">
            <text:p>10619</text:p>
          </table:table-cell>
          <table:table-cell table:formula="of:=IF([.$C43];[.W43]/[.$C43])" office:value-type="float" office:value="0.0787496755534132" calcext:value-type="float">
            <text:p>0.0787496755534132</text:p>
          </table:table-cell>
          <table:table-cell table:number-columns-repeated="2"/>
          <table:table-cell office:value-type="float" office:value="1355" calcext:value-type="float">
            <text:p>1355</text:p>
          </table:table-cell>
          <table:table-cell table:formula="of:=IF([.$C43];[.AA43]/[.$C43])" office:value-type="float" office:value="0.0100485742889985" calcext:value-type="float">
            <text:p>0.0100485742889985</text:p>
          </table:table-cell>
          <table:table-cell table:number-columns-repeated="2"/>
          <table:table-cell office:value-type="float" office:value="896" calcext:value-type="float">
            <text:p>896</text:p>
          </table:table-cell>
          <table:table-cell table:formula="of:=IF([.$C43];[.AE43]/[.$C43])" office:value-type="float" office:value="0.00664466609811265" calcext:value-type="float">
            <text:p>0.00664466609811265</text:p>
          </table:table-cell>
          <table:table-cell/>
        </table:table-row>
        <table:table-row table:style-name="ro1">
          <table:table-cell office:value-type="float" office:value="3122" calcext:value-type="float">
            <text:p>3122</text:p>
          </table:table-cell>
          <table:table-cell office:value-type="float" office:value="1752" calcext:value-type="float">
            <text:p>1752</text:p>
          </table:table-cell>
          <table:table-cell office:value-type="float" office:value="52110" calcext:value-type="float">
            <text:p>52110</text:p>
          </table:table-cell>
          <table:table-cell table:formula="of:=IF([.C44]; [.B44]/[.C44];0)" office:value-type="float" office:value="0.0336211859527922" calcext:value-type="float">
            <text:p>0.0336211859527922</text:p>
          </table:table-cell>
          <table:table-cell table:formula="of:=IF([.C44]; 1-[.D44];0)" office:value-type="float" office:value="0.966378814047208" calcext:value-type="float">
            <text:p>0.966378814047208</text:p>
          </table:table-cell>
          <table:table-cell/>
          <table:table-cell office:value-type="float" office:value="6" calcext:value-type="float">
            <text:p>6</text:p>
          </table:table-cell>
          <table:table-cell table:formula="of:=IF([.$C44];[.G44]/[.$C44])" office:value-type="float" office:value="0.000115141047783535" calcext:value-type="float">
            <text:p>0.00011514104778353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IF([.$C44];[.K44]/[.$C44])" office:value-type="float" office:value="0.0000959508731529457" calcext:value-type="float">
            <text:p>9.59508731529457E-05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table:formula="of:=IF([.$C44];[.O44]/[.$C44])" office:value-type="float" office:value="0.00149683362118595" calcext:value-type="float">
            <text:p>0.0014968336211859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44];[.S44]/[.$C44])" office:value-type="float" office:value="0" calcext:value-type="float">
            <text:p>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IF([.$C44];[.W44]/[.$C44])" office:value-type="float" office:value="0.000633275762809442" calcext:value-type="float">
            <text:p>0.000633275762809442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formula="of:=IF([.$C44];[.AA44]/[.$C44])" office:value-type="float" office:value="0.000940318556898868" calcext:value-type="float">
            <text:p>0.000940318556898868</text:p>
          </table:table-cell>
          <table:table-cell table:number-columns-repeated="2"/>
          <table:table-cell office:value-type="float" office:value="1581" calcext:value-type="float">
            <text:p>1581</text:p>
          </table:table-cell>
          <table:table-cell table:formula="of:=IF([.$C44];[.AE44]/[.$C44])" office:value-type="float" office:value="0.0303396660909614" calcext:value-type="float">
            <text:p>0.0303396660909614</text:p>
          </table:table-cell>
          <table:table-cell/>
        </table:table-row>
        <table:table-row table:style-name="ro1">
          <table:table-cell office:value-type="string" calcext:value-type="string">
            <text:p>313TT</text:p>
          </table:table-cell>
          <table:table-cell office:value-type="float" office:value="16931" calcext:value-type="float">
            <text:p>16931</text:p>
          </table:table-cell>
          <table:table-cell office:value-type="float" office:value="33263" calcext:value-type="float">
            <text:p>33263</text:p>
          </table:table-cell>
          <table:table-cell table:formula="of:=IF([.C45]; [.B45]/[.C45];0)" office:value-type="float" office:value="0.509003998436701" calcext:value-type="float">
            <text:p>0.509003998436701</text:p>
          </table:table-cell>
          <table:table-cell table:formula="of:=IF([.C45]; 1-[.D45];0)" office:value-type="float" office:value="0.490996001563299" calcext:value-type="float">
            <text:p>0.490996001563299</text:p>
          </table:table-cell>
          <table:table-cell/>
          <table:table-cell office:value-type="float" office:value="88" calcext:value-type="float">
            <text:p>88</text:p>
          </table:table-cell>
          <table:table-cell table:formula="of:=IF([.$C45];[.G45]/[.$C45])" office:value-type="float" office:value="0.00264558217839642" calcext:value-type="float">
            <text:p>0.00264558217839642</text:p>
          </table:table-cell>
          <table:table-cell table:number-columns-repeated="2"/>
          <table:table-cell office:value-type="float" office:value="7249" calcext:value-type="float">
            <text:p>7249</text:p>
          </table:table-cell>
          <table:table-cell table:formula="of:=IF([.$C45];[.K45]/[.$C45])" office:value-type="float" office:value="0.217929831945405" calcext:value-type="float">
            <text:p>0.217929831945405</text:p>
          </table:table-cell>
          <table:table-cell table:number-columns-repeated="2"/>
          <table:table-cell office:value-type="float" office:value="2130" calcext:value-type="float">
            <text:p>2130</text:p>
          </table:table-cell>
          <table:table-cell table:formula="of:=IF([.$C45];[.O45]/[.$C45])" office:value-type="float" office:value="0.0640351140907314" calcext:value-type="float">
            <text:p>0.0640351140907314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formula="of:=IF([.$C45];[.S45]/[.$C45])" office:value-type="float" office:value="0.00240507470763311" calcext:value-type="float">
            <text:p>0.00240507470763311</text:p>
          </table:table-cell>
          <table:table-cell table:number-columns-repeated="2"/>
          <table:table-cell office:value-type="float" office:value="1053" calcext:value-type="float">
            <text:p>1053</text:p>
          </table:table-cell>
          <table:table-cell table:formula="of:=IF([.$C45];[.W45]/[.$C45])" office:value-type="float" office:value="0.0316567958392208" calcext:value-type="float">
            <text:p>0.0316567958392208</text:p>
          </table:table-cell>
          <table:table-cell table:number-columns-repeated="2"/>
          <table:table-cell office:value-type="float" office:value="5902" calcext:value-type="float">
            <text:p>5902</text:p>
          </table:table-cell>
          <table:table-cell table:formula="of:=IF([.$C45];[.AA45]/[.$C45])" office:value-type="float" office:value="0.177434386555632" calcext:value-type="float">
            <text:p>0.177434386555632</text:p>
          </table:table-cell>
          <table:table-cell table:number-columns-repeated="2"/>
          <table:table-cell office:value-type="float" office:value="430" calcext:value-type="float">
            <text:p>430</text:p>
          </table:table-cell>
          <table:table-cell table:formula="of:=IF([.$C45];[.AE45]/[.$C45])" office:value-type="float" office:value="0.0129272765535279" calcext:value-type="float">
            <text:p>0.0129272765535279</text:p>
          </table:table-cell>
          <table:table-cell/>
        </table:table-row>
        <table:table-row table:style-name="ro1">
          <table:table-cell office:value-type="string" calcext:value-type="string">
            <text:p>315AL</text:p>
          </table:table-cell>
          <table:table-cell office:value-type="float" office:value="145721" calcext:value-type="float">
            <text:p>145721</text:p>
          </table:table-cell>
          <table:table-cell office:value-type="float" office:value="165332" calcext:value-type="float">
            <text:p>165332</text:p>
          </table:table-cell>
          <table:table-cell table:formula="of:=IF([.C46]; [.B46]/[.C46];0)" office:value-type="float" office:value="0.881384124065517" calcext:value-type="float">
            <text:p>0.881384124065517</text:p>
          </table:table-cell>
          <table:table-cell table:formula="of:=IF([.C46]; 1-[.D46];0)" office:value-type="float" office:value="0.118615875934483" calcext:value-type="float">
            <text:p>0.118615875934483</text:p>
          </table:table-cell>
          <table:table-cell/>
          <table:table-cell office:value-type="float" office:value="322" calcext:value-type="float">
            <text:p>322</text:p>
          </table:table-cell>
          <table:table-cell table:formula="of:=IF([.$C46];[.G46]/[.$C46])" office:value-type="float" office:value="0.00194759635158348" calcext:value-type="float">
            <text:p>0.00194759635158348</text:p>
          </table:table-cell>
          <table:table-cell table:number-columns-repeated="2"/>
          <table:table-cell office:value-type="float" office:value="40491" calcext:value-type="float">
            <text:p>40491</text:p>
          </table:table-cell>
          <table:table-cell table:formula="of:=IF([.$C46];[.K46]/[.$C46])" office:value-type="float" office:value="0.244907216993685" calcext:value-type="float">
            <text:p>0.244907216993685</text:p>
          </table:table-cell>
          <table:table-cell table:number-columns-repeated="2"/>
          <table:table-cell office:value-type="float" office:value="13680" calcext:value-type="float">
            <text:p>13680</text:p>
          </table:table-cell>
          <table:table-cell table:formula="of:=IF([.$C46];[.O46]/[.$C46])" office:value-type="float" office:value="0.0827426027629255" calcext:value-type="float">
            <text:p>0.082742602762925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formula="of:=IF([.$C46];[.S46]/[.$C46])" office:value-type="float" office:value="0.000326615537222074" calcext:value-type="float">
            <text:p>0.000326615537222074</text:p>
          </table:table-cell>
          <table:table-cell table:number-columns-repeated="2"/>
          <table:table-cell office:value-type="float" office:value="3181" calcext:value-type="float">
            <text:p>3181</text:p>
          </table:table-cell>
          <table:table-cell table:formula="of:=IF([.$C46];[.W46]/[.$C46])" office:value-type="float" office:value="0.01924007451673" calcext:value-type="float">
            <text:p>0.01924007451673</text:p>
          </table:table-cell>
          <table:table-cell table:number-columns-repeated="2"/>
          <table:table-cell office:value-type="float" office:value="71326" calcext:value-type="float">
            <text:p>71326</text:p>
          </table:table-cell>
          <table:table-cell table:formula="of:=IF([.$C46];[.AA46]/[.$C46])" office:value-type="float" office:value="0.431410737183364" calcext:value-type="float">
            <text:p>0.431410737183364</text:p>
          </table:table-cell>
          <table:table-cell table:number-columns-repeated="2"/>
          <table:table-cell office:value-type="float" office:value="16667" calcext:value-type="float">
            <text:p>16667</text:p>
          </table:table-cell>
          <table:table-cell table:formula="of:=IF([.$C46];[.AE46]/[.$C46])" office:value-type="float" office:value="0.100809280720006" calcext:value-type="float">
            <text:p>0.100809280720006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669" calcext:value-type="float">
            <text:p>2669</text:p>
          </table:table-cell>
          <table:table-cell office:value-type="float" office:value="24185" calcext:value-type="float">
            <text:p>24185</text:p>
          </table:table-cell>
          <table:table-cell table:formula="of:=IF([.C47]; [.B47]/[.C47];0)" office:value-type="float" office:value="0.11035765970643" calcext:value-type="float">
            <text:p>0.11035765970643</text:p>
          </table:table-cell>
          <table:table-cell table:formula="of:=IF([.C47]; 1-[.D47];0)" office:value-type="float" office:value="0.88964234029357" calcext:value-type="float">
            <text:p>0.88964234029357</text:p>
          </table:table-cell>
          <table:table-cell/>
          <table:table-cell office:value-type="float" office:value="989" calcext:value-type="float">
            <text:p>989</text:p>
          </table:table-cell>
          <table:table-cell table:formula="of:=IF([.$C47];[.G47]/[.$C47])" office:value-type="float" office:value="0.0408931155675005" calcext:value-type="float">
            <text:p>0.0408931155675005</text:p>
          </table:table-cell>
          <table:table-cell table:number-columns-repeated="2"/>
          <table:table-cell office:value-type="float" office:value="497" calcext:value-type="float">
            <text:p>497</text:p>
          </table:table-cell>
          <table:table-cell table:formula="of:=IF([.$C47];[.K47]/[.$C47])" office:value-type="float" office:value="0.0205499276410999" calcext:value-type="float">
            <text:p>0.0205499276410999</text:p>
          </table:table-cell>
          <table:table-cell table:number-columns-repeated="2"/>
          <table:table-cell office:value-type="float" office:value="329" calcext:value-type="float">
            <text:p>329</text:p>
          </table:table-cell>
          <table:table-cell table:formula="of:=IF([.$C47];[.O47]/[.$C47])" office:value-type="float" office:value="0.0136034732272069" calcext:value-type="float">
            <text:p>0.0136034732272069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formula="of:=IF([.$C47];[.S47]/[.$C47])" office:value-type="float" office:value="0.000909654744676452" calcext:value-type="float">
            <text:p>0.000909654744676452</text:p>
          </table:table-cell>
          <table:table-cell table:number-columns-repeated="2"/>
          <table:table-cell office:value-type="float" office:value="324" calcext:value-type="float">
            <text:p>324</text:p>
          </table:table-cell>
          <table:table-cell table:formula="of:=IF([.$C47];[.W47]/[.$C47])" office:value-type="float" office:value="0.0133967335125078" calcext:value-type="float">
            <text:p>0.0133967335125078</text:p>
          </table:table-cell>
          <table:table-cell table:number-columns-repeated="2"/>
          <table:table-cell office:value-type="float" office:value="368" calcext:value-type="float">
            <text:p>368</text:p>
          </table:table-cell>
          <table:table-cell table:formula="of:=IF([.$C47];[.AA47]/[.$C47])" office:value-type="float" office:value="0.0152160430018607" calcext:value-type="float">
            <text:p>0.0152160430018607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table:formula="of:=IF([.$C47];[.AE47]/[.$C47])" office:value-type="float" office:value="0.00583005995451726" calcext:value-type="float">
            <text:p>0.00583005995451726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96" calcext:value-type="float">
            <text:p>396</text:p>
          </table:table-cell>
          <table:table-cell office:value-type="float" office:value="3801" calcext:value-type="float">
            <text:p>3801</text:p>
          </table:table-cell>
          <table:table-cell table:formula="of:=IF([.C48]; [.B48]/[.C48];0)" office:value-type="float" office:value="0.104183109707972" calcext:value-type="float">
            <text:p>0.104183109707972</text:p>
          </table:table-cell>
          <table:table-cell table:formula="of:=IF([.C48]; 1-[.D48];0)" office:value-type="float" office:value="0.895816890292028" calcext:value-type="float">
            <text:p>0.895816890292028</text:p>
          </table:table-cell>
          <table:table-cell/>
          <table:table-cell office:value-type="float" office:value="11" calcext:value-type="float">
            <text:p>11</text:p>
          </table:table-cell>
          <table:table-cell table:formula="of:=IF([.$C48];[.G48]/[.$C48])" office:value-type="float" office:value="0.00289397526966588" calcext:value-type="float">
            <text:p>0.00289397526966588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table:formula="of:=IF([.$C48];[.K48]/[.$C48])" office:value-type="float" office:value="0.0576164167324388" calcext:value-type="float">
            <text:p>0.057616416732438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IF([.$C48];[.O48]/[.$C48])" office:value-type="float" office:value="0.00420941857405946" calcext:value-type="float">
            <text:p>0.0042094185740594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IF([.$C48];[.S48]/[.$C48])" office:value-type="float" office:value="0.00131544330439358" calcext:value-type="float">
            <text:p>0.00131544330439358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formula="of:=IF([.$C48];[.W48]/[.$C48])" office:value-type="float" office:value="0.00762957116548277" calcext:value-type="float">
            <text:p>0.0076295711654827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table:formula="of:=IF([.$C48];[.AA48]/[.$C48])" office:value-type="float" office:value="0.0344646145751118" calcext:value-type="float">
            <text:p>0.0344646145751118</text:p>
          </table:table-cell>
          <table:table-cell table:number-columns-repeated="2"/>
          <table:table-cell office:value-type="float" office:value="-13" calcext:value-type="float">
            <text:p>-13</text:p>
          </table:table-cell>
          <table:table-cell table:formula="of:=IF([.$C48];[.AE48]/[.$C48])" office:value-type="float" office:value="-0.00342015259142331" calcext:value-type="float">
            <text:p>-0.00342015259142331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3049" calcext:value-type="float">
            <text:p>13049</text:p>
          </table:table-cell>
          <table:table-cell office:value-type="float" office:value="265764" calcext:value-type="float">
            <text:p>265764</text:p>
          </table:table-cell>
          <table:table-cell table:formula="of:=IF([.C49]; [.B49]/[.C49];0)" office:value-type="float" office:value="0.0490999533420629" calcext:value-type="float">
            <text:p>0.0490999533420629</text:p>
          </table:table-cell>
          <table:table-cell table:formula="of:=IF([.C49]; 1-[.D49];0)" office:value-type="float" office:value="0.950900046657937" calcext:value-type="float">
            <text:p>0.950900046657937</text:p>
          </table:table-cell>
          <table:table-cell/>
          <table:table-cell office:value-type="float" office:value="1149" calcext:value-type="float">
            <text:p>1149</text:p>
          </table:table-cell>
          <table:table-cell table:formula="of:=IF([.$C49];[.G49]/[.$C49])" office:value-type="float" office:value="0.00432338465706416" calcext:value-type="float">
            <text:p>0.00432338465706416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formula="of:=IF([.$C49];[.K49]/[.$C49])" office:value-type="float" office:value="0.000176848632621424" calcext:value-type="float">
            <text:p>0.000176848632621424</text:p>
          </table:table-cell>
          <table:table-cell table:number-columns-repeated="2"/>
          <table:table-cell office:value-type="float" office:value="7480" calcext:value-type="float">
            <text:p>7480</text:p>
          </table:table-cell>
          <table:table-cell table:formula="of:=IF([.$C49];[.O49]/[.$C49])" office:value-type="float" office:value="0.0281452717448563" calcext:value-type="float">
            <text:p>0.0281452717448563</text:p>
          </table:table-cell>
          <table:table-cell table:number-columns-repeated="2"/>
          <table:table-cell office:value-type="float" office:value="186" calcext:value-type="float">
            <text:p>186</text:p>
          </table:table-cell>
          <table:table-cell table:formula="of:=IF([.$C49];[.S49]/[.$C49])" office:value-type="float" office:value="0.000699869056757123" calcext:value-type="float">
            <text:p>0.00069986905675712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IF([.$C49];[.W49]/[.$C49])" office:value-type="float" office:value="0.000018813684321428" calcext:value-type="float">
            <text:p>1.8813684321428E-05</text:p>
          </table:table-cell>
          <table:table-cell table:number-columns-repeated="2"/>
          <table:table-cell office:value-type="float" office:value="2438" calcext:value-type="float">
            <text:p>2438</text:p>
          </table:table-cell>
          <table:table-cell table:formula="of:=IF([.$C49];[.AA49]/[.$C49])" office:value-type="float" office:value="0.00917355247512831" calcext:value-type="float">
            <text:p>0.00917355247512831</text:p>
          </table:table-cell>
          <table:table-cell table:number-columns-repeated="2"/>
          <table:table-cell office:value-type="float" office:value="1745" calcext:value-type="float">
            <text:p>1745</text:p>
          </table:table-cell>
          <table:table-cell table:formula="of:=IF([.$C49];[.AE49]/[.$C49])" office:value-type="float" office:value="0.00656597582817838" calcext:value-type="float">
            <text:p>0.00656597582817838</text:p>
          </table:table-cell>
          <table:table-cell/>
        </table:table-row>
        <table:table-row table:style-name="ro1">
          <table:table-cell office:value-type="float" office:value="3251" calcext:value-type="float">
            <text:p>3251</text:p>
          </table:table-cell>
          <table:table-cell office:value-type="float" office:value="885" calcext:value-type="float">
            <text:p>885</text:p>
          </table:table-cell>
          <table:table-cell office:value-type="float" office:value="1737" calcext:value-type="float">
            <text:p>1737</text:p>
          </table:table-cell>
          <table:table-cell table:formula="of:=IF([.C50]; [.B50]/[.C50];0)" office:value-type="float" office:value="0.509499136442142" calcext:value-type="float">
            <text:p>0.509499136442142</text:p>
          </table:table-cell>
          <table:table-cell table:formula="of:=IF([.C50]; 1-[.D50];0)" office:value-type="float" office:value="0.490500863557858" calcext:value-type="float">
            <text:p>0.490500863557858</text:p>
          </table:table-cell>
          <table:table-cell/>
          <table:table-cell office:value-type="float" office:value="13" calcext:value-type="float">
            <text:p>13</text:p>
          </table:table-cell>
          <table:table-cell table:formula="of:=IF([.$C50];[.G50]/[.$C50])" office:value-type="float" office:value="0.00748416810592976" calcext:value-type="float">
            <text:p>0.00748416810592976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table:formula="of:=IF([.$C50];[.K50]/[.$C50])" office:value-type="float" office:value="0.0374208405296488" calcext:value-type="float">
            <text:p>0.0374208405296488</text:p>
          </table:table-cell>
          <table:table-cell table:number-columns-repeated="2"/>
          <table:table-cell office:value-type="float" office:value="692" calcext:value-type="float">
            <text:p>692</text:p>
          </table:table-cell>
          <table:table-cell table:formula="of:=IF([.$C50];[.O50]/[.$C50])" office:value-type="float" office:value="0.39838802533103" calcext:value-type="float">
            <text:p>0.3983880253310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IF([.$C50];[.S50]/[.$C50])" office:value-type="float" office:value="0.00518134715025907" calcext:value-type="float">
            <text:p>0.00518134715025907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formula="of:=IF([.$C50];[.W50]/[.$C50])" office:value-type="float" office:value="0.0126655152561888" calcext:value-type="float">
            <text:p>0.0126655152561888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formula="of:=IF([.$C50];[.AA50]/[.$C50])" office:value-type="float" office:value="0.0328151986183074" calcext:value-type="float">
            <text:p>0.0328151986183074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IF([.$C50];[.AE50]/[.$C50])" office:value-type="float" office:value="0.0149683362118595" calcext:value-type="float">
            <text:p>0.0149683362118595</text:p>
          </table:table-cell>
          <table:table-cell/>
        </table:table-row>
        <table:table-row table:style-name="ro1">
          <table:table-cell office:value-type="float" office:value="3252" calcext:value-type="float">
            <text:p>325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C51]; [.B51]/[.C51];0)" office:value-type="float" office:value="0" calcext:value-type="float">
            <text:p>0</text:p>
          </table:table-cell>
          <table:table-cell table:formula="of:=IF([.C51]; 1-[.D51];0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$C51];[.G51]/[.$C51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51];[.K51]/[.$C51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51];[.O51]/[.$C51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51];[.S51]/[.$C51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51];[.W51]/[.$C51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51];[.AA51]/[.$C51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51];[.AE51]/[.$C5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54" calcext:value-type="float">
            <text:p>3254</text:p>
          </table:table-cell>
          <table:table-cell office:value-type="float" office:value="119053" calcext:value-type="float">
            <text:p>119053</text:p>
          </table:table-cell>
          <table:table-cell office:value-type="float" office:value="255857" calcext:value-type="float">
            <text:p>255857</text:p>
          </table:table-cell>
          <table:table-cell table:formula="of:=IF([.C52]; [.B52]/[.C52];0)" office:value-type="float" office:value="0.46531070089933" calcext:value-type="float">
            <text:p>0.46531070089933</text:p>
          </table:table-cell>
          <table:table-cell table:formula="of:=IF([.C52]; 1-[.D52];0)" office:value-type="float" office:value="0.53468929910067" calcext:value-type="float">
            <text:p>0.53468929910067</text:p>
          </table:table-cell>
          <table:table-cell/>
          <table:table-cell office:value-type="float" office:value="4518" calcext:value-type="float">
            <text:p>4518</text:p>
          </table:table-cell>
          <table:table-cell table:formula="of:=IF([.$C52];[.G52]/[.$C52])" office:value-type="float" office:value="0.0176583013167512" calcext:value-type="float">
            <text:p>0.0176583013167512</text:p>
          </table:table-cell>
          <table:table-cell table:number-columns-repeated="2"/>
          <table:table-cell office:value-type="float" office:value="5888" calcext:value-type="float">
            <text:p>5888</text:p>
          </table:table-cell>
          <table:table-cell table:formula="of:=IF([.$C52];[.K52]/[.$C52])" office:value-type="float" office:value="0.0230128548368815" calcext:value-type="float">
            <text:p>0.0230128548368815</text:p>
          </table:table-cell>
          <table:table-cell table:number-columns-repeated="2"/>
          <table:table-cell office:value-type="float" office:value="73211" calcext:value-type="float">
            <text:p>73211</text:p>
          </table:table-cell>
          <table:table-cell table:formula="of:=IF([.$C52];[.O52]/[.$C52])" office:value-type="float" office:value="0.28614030493596" calcext:value-type="float">
            <text:p>0.28614030493596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table:formula="of:=IF([.$C52];[.S52]/[.$C52])" office:value-type="float" office:value="0.0105371359783004" calcext:value-type="float">
            <text:p>0.0105371359783004</text:p>
          </table:table-cell>
          <table:table-cell table:number-columns-repeated="2"/>
          <table:table-cell office:value-type="float" office:value="673" calcext:value-type="float">
            <text:p>673</text:p>
          </table:table-cell>
          <table:table-cell table:formula="of:=IF([.$C52];[.W52]/[.$C52])" office:value-type="float" office:value="0.00263037556134872" calcext:value-type="float">
            <text:p>0.00263037556134872</text:p>
          </table:table-cell>
          <table:table-cell table:number-columns-repeated="2"/>
          <table:table-cell office:value-type="float" office:value="20844" calcext:value-type="float">
            <text:p>20844</text:p>
          </table:table-cell>
          <table:table-cell table:formula="of:=IF([.$C52];[.AA52]/[.$C52])" office:value-type="float" office:value="0.0814673821705093" calcext:value-type="float">
            <text:p>0.0814673821705093</text:p>
          </table:table-cell>
          <table:table-cell table:number-columns-repeated="2"/>
          <table:table-cell office:value-type="float" office:value="11224" calcext:value-type="float">
            <text:p>11224</text:p>
          </table:table-cell>
          <table:table-cell table:formula="of:=IF([.$C52];[.AE52]/[.$C52])" office:value-type="float" office:value="0.0438682545328054" calcext:value-type="float">
            <text:p>0.0438682545328054</text:p>
          </table:table-cell>
          <table:table-cell/>
        </table:table-row>
        <table:table-row table:style-name="ro1">
          <table:table-cell office:value-type="string" calcext:value-type="string">
            <text:p>325X</text:p>
          </table:table-cell>
          <table:table-cell office:value-type="float" office:value="17399" calcext:value-type="float">
            <text:p>17399</text:p>
          </table:table-cell>
          <table:table-cell office:value-type="float" office:value="80033" calcext:value-type="float">
            <text:p>80033</text:p>
          </table:table-cell>
          <table:table-cell table:formula="of:=IF([.C53]; [.B53]/[.C53];0)" office:value-type="float" office:value="0.217397823397848" calcext:value-type="float">
            <text:p>0.217397823397848</text:p>
          </table:table-cell>
          <table:table-cell table:formula="of:=IF([.C53]; 1-[.D53];0)" office:value-type="float" office:value="0.782602176602152" calcext:value-type="float">
            <text:p>0.782602176602152</text:p>
          </table:table-cell>
          <table:table-cell/>
          <table:table-cell office:value-type="float" office:value="1880" calcext:value-type="float">
            <text:p>1880</text:p>
          </table:table-cell>
          <table:table-cell table:formula="of:=IF([.$C53];[.G53]/[.$C53])" office:value-type="float" office:value="0.0234903102470231" calcext:value-type="float">
            <text:p>0.0234903102470231</text:p>
          </table:table-cell>
          <table:table-cell table:number-columns-repeated="2"/>
          <table:table-cell office:value-type="float" office:value="2211" calcext:value-type="float">
            <text:p>2211</text:p>
          </table:table-cell>
          <table:table-cell table:formula="of:=IF([.$C53];[.K53]/[.$C53])" office:value-type="float" office:value="0.0276261042320043" calcext:value-type="float">
            <text:p>0.0276261042320043</text:p>
          </table:table-cell>
          <table:table-cell table:number-columns-repeated="2"/>
          <table:table-cell office:value-type="float" office:value="8008" calcext:value-type="float">
            <text:p>8008</text:p>
          </table:table-cell>
          <table:table-cell table:formula="of:=IF([.$C53];[.O53]/[.$C53])" office:value-type="float" office:value="0.100058725775618" calcext:value-type="float">
            <text:p>0.100058725775618</text:p>
          </table:table-cell>
          <table:table-cell table:number-columns-repeated="2"/>
          <table:table-cell office:value-type="float" office:value="293" calcext:value-type="float">
            <text:p>293</text:p>
          </table:table-cell>
          <table:table-cell table:formula="of:=IF([.$C53];[.S53]/[.$C53])" office:value-type="float" office:value="0.0036609898416903" calcext:value-type="float">
            <text:p>0.0036609898416903</text:p>
          </table:table-cell>
          <table:table-cell table:number-columns-repeated="2"/>
          <table:table-cell office:value-type="float" office:value="2174" calcext:value-type="float">
            <text:p>2174</text:p>
          </table:table-cell>
          <table:table-cell table:formula="of:=IF([.$C53];[.W53]/[.$C53])" office:value-type="float" office:value="0.0271637949345895" calcext:value-type="float">
            <text:p>0.0271637949345895</text:p>
          </table:table-cell>
          <table:table-cell table:number-columns-repeated="2"/>
          <table:table-cell office:value-type="float" office:value="1936" calcext:value-type="float">
            <text:p>1936</text:p>
          </table:table-cell>
          <table:table-cell table:formula="of:=IF([.$C53];[.AA53]/[.$C53])" office:value-type="float" office:value="0.0241900216160834" calcext:value-type="float">
            <text:p>0.0241900216160834</text:p>
          </table:table-cell>
          <table:table-cell table:number-columns-repeated="2"/>
          <table:table-cell office:value-type="float" office:value="898" calcext:value-type="float">
            <text:p>898</text:p>
          </table:table-cell>
          <table:table-cell table:formula="of:=IF([.$C53];[.AE53]/[.$C53])" office:value-type="float" office:value="0.0112203715967164" calcext:value-type="float">
            <text:p>0.0112203715967164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5214" calcext:value-type="float">
            <text:p>25214</text:p>
          </table:table-cell>
          <table:table-cell office:value-type="float" office:value="51814" calcext:value-type="float">
            <text:p>51814</text:p>
          </table:table-cell>
          <table:table-cell table:formula="of:=IF([.C54]; [.B54]/[.C54];0)" office:value-type="float" office:value="0.486625236422588" calcext:value-type="float">
            <text:p>0.486625236422588</text:p>
          </table:table-cell>
          <table:table-cell table:formula="of:=IF([.C54]; 1-[.D54];0)" office:value-type="float" office:value="0.513374763577412" calcext:value-type="float">
            <text:p>0.513374763577412</text:p>
          </table:table-cell>
          <table:table-cell/>
          <table:table-cell office:value-type="float" office:value="1340" calcext:value-type="float">
            <text:p>1340</text:p>
          </table:table-cell>
          <table:table-cell table:formula="of:=IF([.$C54];[.G54]/[.$C54])" office:value-type="float" office:value="0.0258617362102907" calcext:value-type="float">
            <text:p>0.0258617362102907</text:p>
          </table:table-cell>
          <table:table-cell table:number-columns-repeated="2"/>
          <table:table-cell office:value-type="float" office:value="9559" calcext:value-type="float">
            <text:p>9559</text:p>
          </table:table-cell>
          <table:table-cell table:formula="of:=IF([.$C54];[.K54]/[.$C54])" office:value-type="float" office:value="0.184486818234454" calcext:value-type="float">
            <text:p>0.184486818234454</text:p>
          </table:table-cell>
          <table:table-cell table:number-columns-repeated="2"/>
          <table:table-cell office:value-type="float" office:value="2883" calcext:value-type="float">
            <text:p>2883</text:p>
          </table:table-cell>
          <table:table-cell table:formula="of:=IF([.$C54];[.O54]/[.$C54])" office:value-type="float" office:value="0.0556413324584089" calcext:value-type="float">
            <text:p>0.0556413324584089</text:p>
          </table:table-cell>
          <table:table-cell table:number-columns-repeated="2"/>
          <table:table-cell office:value-type="float" office:value="1246" calcext:value-type="float">
            <text:p>1246</text:p>
          </table:table-cell>
          <table:table-cell table:formula="of:=IF([.$C54];[.S54]/[.$C54])" office:value-type="float" office:value="0.0240475547149419" calcext:value-type="float">
            <text:p>0.0240475547149419</text:p>
          </table:table-cell>
          <table:table-cell table:number-columns-repeated="2"/>
          <table:table-cell office:value-type="float" office:value="2485" calcext:value-type="float">
            <text:p>2485</text:p>
          </table:table-cell>
          <table:table-cell table:formula="of:=IF([.$C54];[.W54]/[.$C54])" office:value-type="float" office:value="0.0479600108078898" calcext:value-type="float">
            <text:p>0.0479600108078898</text:p>
          </table:table-cell>
          <table:table-cell table:number-columns-repeated="2"/>
          <table:table-cell office:value-type="float" office:value="6645" calcext:value-type="float">
            <text:p>6645</text:p>
          </table:table-cell>
          <table:table-cell table:formula="of:=IF([.$C54];[.AA54]/[.$C54])" office:value-type="float" office:value="0.128247191878643" calcext:value-type="float">
            <text:p>0.128247191878643</text:p>
          </table:table-cell>
          <table:table-cell table:number-columns-repeated="2"/>
          <table:table-cell office:value-type="float" office:value="1057" calcext:value-type="float">
            <text:p>1057</text:p>
          </table:table-cell>
          <table:table-cell table:formula="of:=IF([.$C54];[.AE54]/[.$C54])" office:value-type="float" office:value="0.0203998919211024" calcext:value-type="float">
            <text:p>0.0203998919211024</text:p>
          </table:table-cell>
          <table:table-cell/>
        </table:table-row>
        <table:table-row table:style-name="ro1">
          <table:table-cell office:value-type="float" office:value="4231" calcext:value-type="float">
            <text:p>4231</text:p>
          </table:table-cell>
          <table:table-cell office:value-type="float" office:value="0" calcext:value-type="float">
            <text:p>0</text:p>
          </table:table-cell>
          <table:table-cell office:value-type="float" office:value="31797" calcext:value-type="float">
            <text:p>31797</text:p>
          </table:table-cell>
          <table:table-cell table:formula="of:=IF([.C55]; [.B55]/[.C55];0)" office:value-type="float" office:value="0" calcext:value-type="float">
            <text:p>0</text:p>
          </table:table-cell>
          <table:table-cell table:formula="of:=IF([.C55]; 1-[.D55];0)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$C55];[.G55]/[.$C55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55];[.K55]/[.$C55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55];[.O55]/[.$C55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55];[.S55]/[.$C55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55];[.W55]/[.$C55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55];[.AA55]/[.$C55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55];[.AE55]/[.$C5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34" calcext:value-type="float">
            <text:p>4234</text:p>
          </table:table-cell>
          <table:table-cell office:value-type="float" office:value="0" calcext:value-type="float">
            <text:p>0</text:p>
          </table:table-cell>
          <table:table-cell office:value-type="float" office:value="57775" calcext:value-type="float">
            <text:p>57775</text:p>
          </table:table-cell>
          <table:table-cell table:formula="of:=IF([.C56]; [.B56]/[.C56];0)" office:value-type="float" office:value="0" calcext:value-type="float">
            <text:p>0</text:p>
          </table:table-cell>
          <table:table-cell table:formula="of:=IF([.C56]; 1-[.D56];0)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$C56];[.G56]/[.$C56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56];[.K56]/[.$C56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56];[.O56]/[.$C56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56];[.S56]/[.$C56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56];[.W56]/[.$C56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56];[.AA56]/[.$C56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56];[.AE56]/[.$C5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36" calcext:value-type="float">
            <text:p>4236</text:p>
          </table:table-cell>
          <table:table-cell office:value-type="float" office:value="0" calcext:value-type="float">
            <text:p>0</text:p>
          </table:table-cell>
          <table:table-cell office:value-type="float" office:value="50443" calcext:value-type="float">
            <text:p>50443</text:p>
          </table:table-cell>
          <table:table-cell table:formula="of:=IF([.C57]; [.B57]/[.C57];0)" office:value-type="float" office:value="0" calcext:value-type="float">
            <text:p>0</text:p>
          </table:table-cell>
          <table:table-cell table:formula="of:=IF([.C57]; 1-[.D57];0)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$C57];[.G57]/[.$C57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57];[.K57]/[.$C57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57];[.O57]/[.$C57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57];[.S57]/[.$C57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57];[.W57]/[.$C57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57];[.AA57]/[.$C57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57];[.AE57]/[.$C5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38" calcext:value-type="float">
            <text:p>4238</text:p>
          </table:table-cell>
          <table:table-cell office:value-type="float" office:value="0" calcext:value-type="float">
            <text:p>0</text:p>
          </table:table-cell>
          <table:table-cell office:value-type="float" office:value="9536" calcext:value-type="float">
            <text:p>9536</text:p>
          </table:table-cell>
          <table:table-cell table:formula="of:=IF([.C58]; [.B58]/[.C58];0)" office:value-type="float" office:value="0" calcext:value-type="float">
            <text:p>0</text:p>
          </table:table-cell>
          <table:table-cell table:formula="of:=IF([.C58]; 1-[.D58];0)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$C58];[.G58]/[.$C58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58];[.K58]/[.$C58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58];[.O58]/[.$C58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58];[.S58]/[.$C58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58];[.W58]/[.$C58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58];[.AA58]/[.$C58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58];[.AE58]/[.$C5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23X</text:p>
          </table:table-cell>
          <table:table-cell office:value-type="float" office:value="0" calcext:value-type="float">
            <text:p>0</text:p>
          </table:table-cell>
          <table:table-cell office:value-type="float" office:value="99908" calcext:value-type="float">
            <text:p>99908</text:p>
          </table:table-cell>
          <table:table-cell table:formula="of:=IF([.C59]; [.B59]/[.C59];0)" office:value-type="float" office:value="0" calcext:value-type="float">
            <text:p>0</text:p>
          </table:table-cell>
          <table:table-cell table:formula="of:=IF([.C59]; 1-[.D59];0)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$C59];[.G59]/[.$C59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59];[.K59]/[.$C59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59];[.O59]/[.$C59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59];[.S59]/[.$C59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59];[.W59]/[.$C59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59];[.AA59]/[.$C59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59];[.AE59]/[.$C5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42" calcext:value-type="float">
            <text:p>4242</text:p>
          </table:table-cell>
          <table:table-cell office:value-type="float" office:value="0" calcext:value-type="float">
            <text:p>0</text:p>
          </table:table-cell>
          <table:table-cell office:value-type="float" office:value="114139" calcext:value-type="float">
            <text:p>114139</text:p>
          </table:table-cell>
          <table:table-cell table:formula="of:=IF([.C60]; [.B60]/[.C60];0)" office:value-type="float" office:value="0" calcext:value-type="float">
            <text:p>0</text:p>
          </table:table-cell>
          <table:table-cell table:formula="of:=IF([.C60]; 1-[.D60];0)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$C60];[.G60]/[.$C60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60];[.K60]/[.$C60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60];[.O60]/[.$C60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60];[.S60]/[.$C60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60];[.W60]/[.$C60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60];[.AA60]/[.$C60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60];[.AE60]/[.$C6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44" calcext:value-type="float">
            <text:p>4244</text:p>
          </table:table-cell>
          <table:table-cell office:value-type="float" office:value="0" calcext:value-type="float">
            <text:p>0</text:p>
          </table:table-cell>
          <table:table-cell office:value-type="float" office:value="138067" calcext:value-type="float">
            <text:p>138067</text:p>
          </table:table-cell>
          <table:table-cell table:formula="of:=IF([.C61]; [.B61]/[.C61];0)" office:value-type="float" office:value="0" calcext:value-type="float">
            <text:p>0</text:p>
          </table:table-cell>
          <table:table-cell table:formula="of:=IF([.C61]; 1-[.D61];0)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$C61];[.G61]/[.$C61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61];[.K61]/[.$C61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61];[.O61]/[.$C61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61];[.S61]/[.$C61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61];[.W61]/[.$C61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61];[.AA61]/[.$C61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61];[.AE61]/[.$C6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47" calcext:value-type="float">
            <text:p>4247</text:p>
          </table:table-cell>
          <table:table-cell office:value-type="float" office:value="0" calcext:value-type="float">
            <text:p>0</text:p>
          </table:table-cell>
          <table:table-cell office:value-type="float" office:value="85024" calcext:value-type="float">
            <text:p>85024</text:p>
          </table:table-cell>
          <table:table-cell table:formula="of:=IF([.C62]; [.B62]/[.C62];0)" office:value-type="float" office:value="0" calcext:value-type="float">
            <text:p>0</text:p>
          </table:table-cell>
          <table:table-cell table:formula="of:=IF([.C62]; 1-[.D62];0)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$C62];[.G62]/[.$C62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62];[.K62]/[.$C62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62];[.O62]/[.$C62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62];[.S62]/[.$C62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62];[.W62]/[.$C62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62];[.AA62]/[.$C62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62];[.AE62]/[.$C6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24X</text:p>
          </table:table-cell>
          <table:table-cell office:value-type="float" office:value="0" calcext:value-type="float">
            <text:p>0</text:p>
          </table:table-cell>
          <table:table-cell office:value-type="float" office:value="198135" calcext:value-type="float">
            <text:p>198135</text:p>
          </table:table-cell>
          <table:table-cell table:formula="of:=IF([.C63]; [.B63]/[.C63];0)" office:value-type="float" office:value="0" calcext:value-type="float">
            <text:p>0</text:p>
          </table:table-cell>
          <table:table-cell table:formula="of:=IF([.C63]; 1-[.D63];0)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$C63];[.G63]/[.$C63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63];[.K63]/[.$C63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63];[.O63]/[.$C63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63];[.S63]/[.$C63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63];[.W63]/[.$C63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63];[.AA63]/[.$C63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63];[.AE63]/[.$C6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 office:value-type="float" office:value="2397" calcext:value-type="float">
            <text:p>2397</text:p>
          </table:table-cell>
          <table:table-cell table:formula="of:=IF([.C64]; [.B64]/[.C64];0)" office:value-type="float" office:value="0" calcext:value-type="float">
            <text:p>0</text:p>
          </table:table-cell>
          <table:table-cell table:formula="of:=IF([.C64]; 1-[.D64];0)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$C64];[.G64]/[.$C64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64];[.K64]/[.$C64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64];[.O64]/[.$C64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64];[.S64]/[.$C64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64];[.W64]/[.$C64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64];[.AA64]/[.$C64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64];[.AE64]/[.$C6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2I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C65]; [.B65]/[.C65];0)" office:value-type="float" office:value="0" calcext:value-type="float">
            <text:p>0</text:p>
          </table:table-cell>
          <table:table-cell table:formula="of:=IF([.C65]; 1-[.D65];0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$C65];[.G65]/[.$C65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65];[.K65]/[.$C65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65];[.O65]/[.$C65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65];[.S65]/[.$C65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65];[.W65]/[.$C65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65];[.AA65]/[.$C65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65];[.AE65]/[.$C6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office:value-type="float" office:value="391826" calcext:value-type="float">
            <text:p>391826</text:p>
          </table:table-cell>
          <table:table-cell table:formula="of:=IF([.C66]; [.B66]/[.C66];0)" office:value-type="float" office:value="0" calcext:value-type="float">
            <text:p>0</text:p>
          </table:table-cell>
          <table:table-cell table:formula="of:=IF([.C66]; 1-[.D66];0)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$C66];[.G66]/[.$C66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66];[.K66]/[.$C66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66];[.O66]/[.$C66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66];[.S66]/[.$C66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66];[.W66]/[.$C66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66];[.AA66]/[.$C66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66];[.AE66]/[.$C6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office:value-type="float" office:value="322737" calcext:value-type="float">
            <text:p>322737</text:p>
          </table:table-cell>
          <table:table-cell table:formula="of:=IF([.C67]; [.B67]/[.C67];0)" office:value-type="float" office:value="0" calcext:value-type="float">
            <text:p>0</text:p>
          </table:table-cell>
          <table:table-cell table:formula="of:=IF([.C67]; 1-[.D67];0)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$C67];[.G67]/[.$C67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67];[.K67]/[.$C67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67];[.O67]/[.$C67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67];[.S67]/[.$C67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67];[.W67]/[.$C67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67];[.AA67]/[.$C67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67];[.AE67]/[.$C6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office:value-type="float" office:value="289761" calcext:value-type="float">
            <text:p>289761</text:p>
          </table:table-cell>
          <table:table-cell table:formula="of:=IF([.C68]; [.B68]/[.C68];0)" office:value-type="float" office:value="0" calcext:value-type="float">
            <text:p>0</text:p>
          </table:table-cell>
          <table:table-cell table:formula="of:=IF([.C68]; 1-[.D68];0)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$C68];[.G68]/[.$C68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68];[.K68]/[.$C68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68];[.O68]/[.$C68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68];[.S68]/[.$C68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68];[.W68]/[.$C68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68];[.AA68]/[.$C68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68];[.AE68]/[.$C6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72190" calcext:value-type="float">
            <text:p>72190</text:p>
          </table:table-cell>
          <table:table-cell table:formula="of:=IF([.C69]; [.B69]/[.C69];0)" office:value-type="float" office:value="0" calcext:value-type="float">
            <text:p>0</text:p>
          </table:table-cell>
          <table:table-cell table:formula="of:=IF([.C69]; 1-[.D69];0)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$C69];[.G69]/[.$C69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69];[.K69]/[.$C69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69];[.O69]/[.$C69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69];[.S69]/[.$C69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69];[.W69]/[.$C69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69];[.AA69]/[.$C69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69];[.AE69]/[.$C6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office:value-type="float" office:value="163135" calcext:value-type="float">
            <text:p>163135</text:p>
          </table:table-cell>
          <table:table-cell table:formula="of:=IF([.C70]; [.B70]/[.C70];0)" office:value-type="float" office:value="0" calcext:value-type="float">
            <text:p>0</text:p>
          </table:table-cell>
          <table:table-cell table:formula="of:=IF([.C70]; 1-[.D70];0)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$C70];[.G70]/[.$C70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70];[.K70]/[.$C70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70];[.O70]/[.$C70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70];[.S70]/[.$C70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70];[.W70]/[.$C70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70];[.AA70]/[.$C70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70];[.AE70]/[.$C7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  <table:table-cell office:value-type="float" office:value="112436" calcext:value-type="float">
            <text:p>112436</text:p>
          </table:table-cell>
          <table:table-cell table:formula="of:=IF([.C71]; [.B71]/[.C71];0)" office:value-type="float" office:value="0" calcext:value-type="float">
            <text:p>0</text:p>
          </table:table-cell>
          <table:table-cell table:formula="of:=IF([.C71]; 1-[.D71];0)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$C71];[.G71]/[.$C71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71];[.K71]/[.$C71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71];[.O71]/[.$C71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71];[.S71]/[.$C71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71];[.W71]/[.$C71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71];[.AA71]/[.$C71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71];[.AE71]/[.$C7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  <table:table-cell office:value-type="float" office:value="170142" calcext:value-type="float">
            <text:p>170142</text:p>
          </table:table-cell>
          <table:table-cell table:formula="of:=IF([.C72]; [.B72]/[.C72];0)" office:value-type="float" office:value="0" calcext:value-type="float">
            <text:p>0</text:p>
          </table:table-cell>
          <table:table-cell table:formula="of:=IF([.C72]; 1-[.D72];0)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$C72];[.G72]/[.$C72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72];[.K72]/[.$C72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72];[.O72]/[.$C72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72];[.S72]/[.$C72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72];[.W72]/[.$C72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72];[.AA72]/[.$C72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72];[.AE72]/[.$C7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 office:value-type="float" office:value="541344" calcext:value-type="float">
            <text:p>541344</text:p>
          </table:table-cell>
          <table:table-cell table:formula="of:=IF([.C73]; [.B73]/[.C73];0)" office:value-type="float" office:value="0" calcext:value-type="float">
            <text:p>0</text:p>
          </table:table-cell>
          <table:table-cell table:formula="of:=IF([.C73]; 1-[.D73];0)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$C73];[.G73]/[.$C73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73];[.K73]/[.$C73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73];[.O73]/[.$C73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73];[.S73]/[.$C73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73];[.W73]/[.$C73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73];[.AA73]/[.$C73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73];[.AE73]/[.$C7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A0X</text:p>
          </table:table-cell>
          <table:table-cell office:value-type="float" office:value="0" calcext:value-type="float">
            <text:p>0</text:p>
          </table:table-cell>
          <table:table-cell office:value-type="float" office:value="252228" calcext:value-type="float">
            <text:p>252228</text:p>
          </table:table-cell>
          <table:table-cell table:formula="of:=IF([.C74]; [.B74]/[.C74];0)" office:value-type="float" office:value="0" calcext:value-type="float">
            <text:p>0</text:p>
          </table:table-cell>
          <table:table-cell table:formula="of:=IF([.C74]; 1-[.D74];0)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$C74];[.G74]/[.$C74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74];[.K74]/[.$C74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74];[.O74]/[.$C74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74];[.S74]/[.$C74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74];[.W74]/[.$C74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74];[.AA74]/[.$C74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74];[.AE74]/[.$C7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47059" calcext:value-type="float">
            <text:p>47059</text:p>
          </table:table-cell>
          <table:table-cell office:value-type="float" office:value="196052" calcext:value-type="float">
            <text:p>196052</text:p>
          </table:table-cell>
          <table:table-cell table:formula="of:=IF([.C75]; [.B75]/[.C75];0)" office:value-type="float" office:value="0.240033256482974" calcext:value-type="float">
            <text:p>0.240033256482974</text:p>
          </table:table-cell>
          <table:table-cell table:formula="of:=IF([.C75]; 1-[.D75];0)" office:value-type="float" office:value="0.759966743517026" calcext:value-type="float">
            <text:p>0.759966743517026</text:p>
          </table:table-cell>
          <table:table-cell/>
          <table:table-cell office:value-type="float" office:value="507" calcext:value-type="float">
            <text:p>507</text:p>
          </table:table-cell>
          <table:table-cell table:formula="of:=IF([.$C75];[.G75]/[.$C75])" office:value-type="float" office:value="0.00258604859935119" calcext:value-type="float">
            <text:p>0.00258604859935119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table:formula="of:=IF([.$C75];[.K75]/[.$C75])" office:value-type="float" office:value="0.000438659131250893" calcext:value-type="float">
            <text:p>0.000438659131250893</text:p>
          </table:table-cell>
          <table:table-cell table:number-columns-repeated="2"/>
          <table:table-cell office:value-type="float" office:value="20838" calcext:value-type="float">
            <text:p>20838</text:p>
          </table:table-cell>
          <table:table-cell table:formula="of:=IF([.$C75];[.O75]/[.$C75])" office:value-type="float" office:value="0.106288127639606" calcext:value-type="float">
            <text:p>0.106288127639606</text:p>
          </table:table-cell>
          <table:table-cell table:number-columns-repeated="2"/>
          <table:table-cell office:value-type="float" office:value="3297" calcext:value-type="float">
            <text:p>3297</text:p>
          </table:table-cell>
          <table:table-cell table:formula="of:=IF([.$C75];[.S75]/[.$C75])" office:value-type="float" office:value="0.0168169669271418" calcext:value-type="float">
            <text:p>0.0168169669271418</text:p>
          </table:table-cell>
          <table:table-cell table:number-columns-repeated="2"/>
          <table:table-cell office:value-type="float" office:value="4069" calcext:value-type="float">
            <text:p>4069</text:p>
          </table:table-cell>
          <table:table-cell table:formula="of:=IF([.$C75];[.W75]/[.$C75])" office:value-type="float" office:value="0.0207546977332544" calcext:value-type="float">
            <text:p>0.0207546977332544</text:p>
          </table:table-cell>
          <table:table-cell table:number-columns-repeated="2"/>
          <table:table-cell office:value-type="float" office:value="7285" calcext:value-type="float">
            <text:p>7285</text:p>
          </table:table-cell>
          <table:table-cell table:formula="of:=IF([.$C75];[.AA75]/[.$C75])" office:value-type="float" office:value="0.0371585089670087" calcext:value-type="float">
            <text:p>0.0371585089670087</text:p>
          </table:table-cell>
          <table:table-cell table:number-columns-repeated="2"/>
          <table:table-cell office:value-type="float" office:value="10977" calcext:value-type="float">
            <text:p>10977</text:p>
          </table:table-cell>
          <table:table-cell table:formula="of:=IF([.$C75];[.AE75]/[.$C75])" office:value-type="float" office:value="0.055990247485361" calcext:value-type="float">
            <text:p>0.055990247485361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  <table:table-cell office:value-type="float" office:value="10206" calcext:value-type="float">
            <text:p>10206</text:p>
          </table:table-cell>
          <table:table-cell table:formula="of:=IF([.C76]; [.B76]/[.C76];0)" office:value-type="float" office:value="0" calcext:value-type="float">
            <text:p>0</text:p>
          </table:table-cell>
          <table:table-cell table:formula="of:=IF([.C76]; 1-[.D76];0)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$C76];[.G76]/[.$C76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76];[.K76]/[.$C76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76];[.O76]/[.$C76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76];[.S76]/[.$C76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76];[.W76]/[.$C76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76];[.AA76]/[.$C76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76];[.AE76]/[.$C7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  <table:table-cell office:value-type="float" office:value="30383" calcext:value-type="float">
            <text:p>30383</text:p>
          </table:table-cell>
          <table:table-cell table:formula="of:=IF([.C77]; [.B77]/[.C77];0)" office:value-type="float" office:value="0" calcext:value-type="float">
            <text:p>0</text:p>
          </table:table-cell>
          <table:table-cell table:formula="of:=IF([.C77]; 1-[.D77];0)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$C77];[.G77]/[.$C77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77];[.K77]/[.$C77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77];[.O77]/[.$C77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77];[.S77]/[.$C77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77];[.W77]/[.$C77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77];[.AA77]/[.$C77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77];[.AE77]/[.$C7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" calcext:value-type="float">
            <text:p>0</text:p>
          </table:table-cell>
          <table:table-cell office:value-type="float" office:value="132446" calcext:value-type="float">
            <text:p>132446</text:p>
          </table:table-cell>
          <table:table-cell table:formula="of:=IF([.C78]; [.B78]/[.C78];0)" office:value-type="float" office:value="0" calcext:value-type="float">
            <text:p>0</text:p>
          </table:table-cell>
          <table:table-cell table:formula="of:=IF([.C78]; 1-[.D78];0)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$C78];[.G78]/[.$C78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78];[.K78]/[.$C78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78];[.O78]/[.$C78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78];[.S78]/[.$C78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78];[.W78]/[.$C78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78];[.AA78]/[.$C78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78];[.AE78]/[.$C7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  <table:table-cell office:value-type="float" office:value="69538" calcext:value-type="float">
            <text:p>69538</text:p>
          </table:table-cell>
          <table:table-cell table:formula="of:=IF([.C79]; [.B79]/[.C79];0)" office:value-type="float" office:value="0" calcext:value-type="float">
            <text:p>0</text:p>
          </table:table-cell>
          <table:table-cell table:formula="of:=IF([.C79]; 1-[.D79];0)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$C79];[.G79]/[.$C79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79];[.K79]/[.$C79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79];[.O79]/[.$C79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79];[.S79]/[.$C79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79];[.W79]/[.$C79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79];[.AA79]/[.$C79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79];[.AE79]/[.$C7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office:value-type="float" office:value="5213" calcext:value-type="float">
            <text:p>5213</text:p>
          </table:table-cell>
          <table:table-cell table:formula="of:=IF([.C80]; [.B80]/[.C80];0)" office:value-type="float" office:value="0" calcext:value-type="float">
            <text:p>0</text:p>
          </table:table-cell>
          <table:table-cell table:formula="of:=IF([.C80]; 1-[.D80];0)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$C80];[.G80]/[.$C80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80];[.K80]/[.$C80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80];[.O80]/[.$C80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80];[.S80]/[.$C80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80];[.W80]/[.$C80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80];[.AA80]/[.$C80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80];[.AE80]/[.$C8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8A</text:p>
          </table:table-cell>
          <table:table-cell office:value-type="float" office:value="0" calcext:value-type="float">
            <text:p>0</text:p>
          </table:table-cell>
          <table:table-cell office:value-type="float" office:value="12524" calcext:value-type="float">
            <text:p>12524</text:p>
          </table:table-cell>
          <table:table-cell table:formula="of:=IF([.C81]; [.B81]/[.C81];0)" office:value-type="float" office:value="0" calcext:value-type="float">
            <text:p>0</text:p>
          </table:table-cell>
          <table:table-cell table:formula="of:=IF([.C81]; 1-[.D81];0)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$C81];[.G81]/[.$C81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81];[.K81]/[.$C81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81];[.O81]/[.$C81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81];[.S81]/[.$C81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81];[.W81]/[.$C81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81];[.AA81]/[.$C81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81];[.AE81]/[.$C8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" calcext:value-type="float">
            <text:p>1</text:p>
          </table:table-cell>
          <table:table-cell office:value-type="float" office:value="9631" calcext:value-type="float">
            <text:p>9631</text:p>
          </table:table-cell>
          <table:table-cell table:formula="of:=IF([.C82]; [.B82]/[.C82];0)" office:value-type="float" office:value="0.000103831377842384" calcext:value-type="float">
            <text:p>0.000103831377842384</text:p>
          </table:table-cell>
          <table:table-cell table:formula="of:=IF([.C82]; 1-[.D82];0)" office:value-type="float" office:value="0.999896168622158" calcext:value-type="float">
            <text:p>0.999896168622158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$C82];[.G82]/[.$C82])" office:value-type="float" office:value="0.000103831377842384" calcext:value-type="float">
            <text:p>0.00010383137784238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82];[.K82]/[.$C82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82];[.O82]/[.$C82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82];[.S82]/[.$C82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82];[.W82]/[.$C82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82];[.AA82]/[.$C82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82];[.AE82]/[.$C8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table:formula="of:=IF([.C83]; [.B83]/[.C83];0)" office:value-type="float" office:value="0" calcext:value-type="float">
            <text:p>0</text:p>
          </table:table-cell>
          <table:table-cell table:formula="of:=IF([.C83]; 1-[.D83];0)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$C83];[.G83]/[.$C83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83];[.K83]/[.$C83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83];[.O83]/[.$C83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83];[.S83]/[.$C83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83];[.W83]/[.$C83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83];[.AA83]/[.$C83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83];[.AE83]/[.$C8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11" calcext:value-type="float">
            <text:p>5111</text:p>
          </table:table-cell>
          <table:table-cell office:value-type="float" office:value="2742" calcext:value-type="float">
            <text:p>2742</text:p>
          </table:table-cell>
          <table:table-cell office:value-type="float" office:value="51670" calcext:value-type="float">
            <text:p>51670</text:p>
          </table:table-cell>
          <table:table-cell table:formula="of:=IF([.C84]; [.B84]/[.C84];0)" office:value-type="float" office:value="0.0530675440294175" calcext:value-type="float">
            <text:p>0.0530675440294175</text:p>
          </table:table-cell>
          <table:table-cell table:formula="of:=IF([.C84]; 1-[.D84];0)" office:value-type="float" office:value="0.946932455970583" calcext:value-type="float">
            <text:p>0.946932455970583</text:p>
          </table:table-cell>
          <table:table-cell/>
          <table:table-cell office:value-type="float" office:value="222" calcext:value-type="float">
            <text:p>222</text:p>
          </table:table-cell>
          <table:table-cell table:formula="of:=IF([.$C84];[.G84]/[.$C84])" office:value-type="float" office:value="0.00429649700019354" calcext:value-type="float">
            <text:p>0.00429649700019354</text:p>
          </table:table-cell>
          <table:table-cell table:number-columns-repeated="2"/>
          <table:table-cell office:value-type="float" office:value="920" calcext:value-type="float">
            <text:p>920</text:p>
          </table:table-cell>
          <table:table-cell table:formula="of:=IF([.$C84];[.K84]/[.$C84])" office:value-type="float" office:value="0.0178053028836849" calcext:value-type="float">
            <text:p>0.0178053028836849</text:p>
          </table:table-cell>
          <table:table-cell table:number-columns-repeated="2"/>
          <table:table-cell office:value-type="float" office:value="787" calcext:value-type="float">
            <text:p>787</text:p>
          </table:table-cell>
          <table:table-cell table:formula="of:=IF([.$C84];[.O84]/[.$C84])" office:value-type="float" office:value="0.015231275401587" calcext:value-type="float">
            <text:p>0.015231275401587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formula="of:=IF([.$C84];[.S84]/[.$C84])" office:value-type="float" office:value="0.000425778982001161" calcext:value-type="float">
            <text:p>0.00042577898200116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formula="of:=IF([.$C84];[.W84]/[.$C84])" office:value-type="float" office:value="0.00108380104509386" calcext:value-type="float">
            <text:p>0.00108380104509386</text:p>
          </table:table-cell>
          <table:table-cell table:number-columns-repeated="2"/>
          <table:table-cell office:value-type="float" office:value="615" calcext:value-type="float">
            <text:p>615</text:p>
          </table:table-cell>
          <table:table-cell table:formula="of:=IF([.$C84];[.AA84]/[.$C84])" office:value-type="float" office:value="0.0119024579059416" calcext:value-type="float">
            <text:p>0.0119024579059416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table:formula="of:=IF([.$C84];[.AE84]/[.$C84])" office:value-type="float" office:value="0.00234178440100639" calcext:value-type="float">
            <text:p>0.00234178440100639</text:p>
          </table:table-cell>
          <table:table-cell/>
        </table:table-row>
        <table:table-row table:style-name="ro1">
          <table:table-cell office:value-type="float" office:value="5112" calcext:value-type="float">
            <text:p>5112</text:p>
          </table:table-cell>
          <table:table-cell office:value-type="float" office:value="-20" calcext:value-type="float">
            <text:p>-20</text:p>
          </table:table-cell>
          <table:table-cell office:value-type="float" office:value="102450" calcext:value-type="float">
            <text:p>102450</text:p>
          </table:table-cell>
          <table:table-cell table:formula="of:=IF([.C85]; [.B85]/[.C85];0)" office:value-type="float" office:value="-0.000195217179111762" calcext:value-type="float">
            <text:p>-0.000195217179111762</text:p>
          </table:table-cell>
          <table:table-cell table:formula="of:=IF([.C85]; 1-[.D85];0)" office:value-type="float" office:value="1.00019521717911" calcext:value-type="float">
            <text:p>1.00019521717911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$C85];[.G85]/[.$C85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85];[.K85]/[.$C85])" office:value-type="float" office:value="0" calcext:value-type="float">
            <text:p>0</text:p>
          </table:table-cell>
          <table:table-cell table:number-columns-repeated="2"/>
          <table:table-cell office:value-type="float" office:value="-8" calcext:value-type="float">
            <text:p>-8</text:p>
          </table:table-cell>
          <table:table-cell table:formula="of:=IF([.$C85];[.O85]/[.$C85])" office:value-type="float" office:value="-0.0000780868716447047" calcext:value-type="float">
            <text:p>-7.80868716447047E-05</text:p>
          </table:table-cell>
          <table:table-cell table:number-columns-repeated="2"/>
          <table:table-cell office:value-type="float" office:value="-6" calcext:value-type="float">
            <text:p>-6</text:p>
          </table:table-cell>
          <table:table-cell table:formula="of:=IF([.$C85];[.S85]/[.$C85])" office:value-type="float" office:value="-0.0000585651537335285" calcext:value-type="float">
            <text:p>-5.85651537335285E-0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85];[.W85]/[.$C85])" office:value-type="float" office:value="0" calcext:value-type="float">
            <text:p>0</text:p>
          </table:table-cell>
          <table:table-cell table:number-columns-repeated="2"/>
          <table:table-cell office:value-type="float" office:value="-6" calcext:value-type="float">
            <text:p>-6</text:p>
          </table:table-cell>
          <table:table-cell table:formula="of:=IF([.$C85];[.AA85]/[.$C85])" office:value-type="float" office:value="-0.0000585651537335285" calcext:value-type="float">
            <text:p>-5.85651537335285E-05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table:formula="of:=IF([.$C85];[.AE85]/[.$C85])" office:value-type="float" office:value="-0.00000976085895558809" calcext:value-type="float">
            <text:p>-9.76085895558809E-06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123" calcext:value-type="float">
            <text:p>1123</text:p>
          </table:table-cell>
          <table:table-cell office:value-type="float" office:value="21631" calcext:value-type="float">
            <text:p>21631</text:p>
          </table:table-cell>
          <table:table-cell table:formula="of:=IF([.C86]; [.B86]/[.C86];0)" office:value-type="float" office:value="0.0519162313346586" calcext:value-type="float">
            <text:p>0.0519162313346586</text:p>
          </table:table-cell>
          <table:table-cell table:formula="of:=IF([.C86]; 1-[.D86];0)" office:value-type="float" office:value="0.948083768665341" calcext:value-type="float">
            <text:p>0.948083768665341</text:p>
          </table:table-cell>
          <table:table-cell/>
          <table:table-cell office:value-type="float" office:value="124" calcext:value-type="float">
            <text:p>124</text:p>
          </table:table-cell>
          <table:table-cell table:formula="of:=IF([.$C86];[.G86]/[.$C86])" office:value-type="float" office:value="0.00573251352225972" calcext:value-type="float">
            <text:p>0.00573251352225972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table:formula="of:=IF([.$C86];[.K86]/[.$C86])" office:value-type="float" office:value="0.0058712033655402" calcext:value-type="float">
            <text:p>0.0058712033655402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table:formula="of:=IF([.$C86];[.O86]/[.$C86])" office:value-type="float" office:value="0.0128056955295641" calcext:value-type="float">
            <text:p>0.0128056955295641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table:formula="of:=IF([.$C86];[.S86]/[.$C86])" office:value-type="float" office:value="0.00448430493273543" calcext:value-type="float">
            <text:p>0.00448430493273543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table:formula="of:=IF([.$C86];[.W86]/[.$C86])" office:value-type="float" office:value="0.0100318986639545" calcext:value-type="float">
            <text:p>0.0100318986639545</text:p>
          </table:table-cell>
          <table:table-cell table:number-columns-repeated="2"/>
          <table:table-cell office:value-type="float" office:value="196" calcext:value-type="float">
            <text:p>196</text:p>
          </table:table-cell>
          <table:table-cell table:formula="of:=IF([.$C86];[.AA86]/[.$C86])" office:value-type="float" office:value="0.00906106976099117" calcext:value-type="float">
            <text:p>0.00906106976099117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table:formula="of:=IF([.$C86];[.AE86]/[.$C86])" office:value-type="float" office:value="0.00388331561185336" calcext:value-type="float">
            <text:p>0.00388331561185336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  <table:table-cell office:value-type="float" office:value="14599" calcext:value-type="float">
            <text:p>14599</text:p>
          </table:table-cell>
          <table:table-cell table:formula="of:=IF([.C87]; [.B87]/[.C87];0)" office:value-type="float" office:value="0" calcext:value-type="float">
            <text:p>0</text:p>
          </table:table-cell>
          <table:table-cell table:formula="of:=IF([.C87]; 1-[.D87];0)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$C87];[.G87]/[.$C87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87];[.K87]/[.$C87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87];[.O87]/[.$C87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87];[.S87]/[.$C87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87];[.W87]/[.$C87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87];[.AA87]/[.$C87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87];[.AE87]/[.$C8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71" calcext:value-type="float">
            <text:p>5171</text:p>
          </table:table-cell>
          <table:table-cell office:value-type="float" office:value="64" calcext:value-type="float">
            <text:p>64</text:p>
          </table:table-cell>
          <table:table-cell office:value-type="float" office:value="209281" calcext:value-type="float">
            <text:p>209281</text:p>
          </table:table-cell>
          <table:table-cell table:formula="of:=IF([.C88]; [.B88]/[.C88];0)" office:value-type="float" office:value="0.000305808936310511" calcext:value-type="float">
            <text:p>0.000305808936310511</text:p>
          </table:table-cell>
          <table:table-cell table:formula="of:=IF([.C88]; 1-[.D88];0)" office:value-type="float" office:value="0.99969419106369" calcext:value-type="float">
            <text:p>0.99969419106369</text:p>
          </table:table-cell>
          <table:table-cell/>
          <table:table-cell office:value-type="float" office:value="8" calcext:value-type="float">
            <text:p>8</text:p>
          </table:table-cell>
          <table:table-cell table:formula="of:=IF([.$C88];[.G88]/[.$C88])" office:value-type="float" office:value="0.0000382261170388138" calcext:value-type="float">
            <text:p>3.82261170388138E-0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IF([.$C88];[.K88]/[.$C88])" office:value-type="float" office:value="0.0000430043816686656" calcext:value-type="float">
            <text:p>4.30043816686656E-0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IF([.$C88];[.O88]/[.$C88])" office:value-type="float" office:value="0.0000668957048179242" calcext:value-type="float">
            <text:p>6.68957048179242E-0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IF([.$C88];[.S88]/[.$C88])" office:value-type="float" office:value="0.0000143347938895552" calcext:value-type="float">
            <text:p>1.43347938895552E-0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IF([.$C88];[.W88]/[.$C88])" office:value-type="float" office:value="0.0000477826462985173" calcext:value-type="float">
            <text:p>4.77826462985173E-0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IF([.$C88];[.AA88]/[.$C88])" office:value-type="float" office:value="0.0000621174401880725" calcext:value-type="float">
            <text:p>6.21174401880725E-0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IF([.$C88];[.AE88]/[.$C88])" office:value-type="float" office:value="0.0000286695877791104" calcext:value-type="float">
            <text:p>2.86695877791104E-05</text:p>
          </table:table-cell>
          <table:table-cell/>
        </table:table-row>
        <table:table-row table:style-name="ro1">
          <table:table-cell office:value-type="float" office:value="5172" calcext:value-type="float">
            <text:p>5172</text:p>
          </table:table-cell>
          <table:table-cell office:value-type="float" office:value="0" calcext:value-type="float">
            <text:p>0</text:p>
          </table:table-cell>
          <table:table-cell office:value-type="float" office:value="150314" calcext:value-type="float">
            <text:p>150314</text:p>
          </table:table-cell>
          <table:table-cell table:formula="of:=IF([.C89]; [.B89]/[.C89];0)" office:value-type="float" office:value="0" calcext:value-type="float">
            <text:p>0</text:p>
          </table:table-cell>
          <table:table-cell table:formula="of:=IF([.C89]; 1-[.D89];0)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$C89];[.G89]/[.$C89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89];[.K89]/[.$C89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89];[.O89]/[.$C89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89];[.S89]/[.$C89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89];[.W89]/[.$C89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89];[.AA89]/[.$C89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89];[.AE89]/[.$C8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174OT</text:p>
          </table:table-cell>
          <table:table-cell office:value-type="float" office:value="3" calcext:value-type="float">
            <text:p>3</text:p>
          </table:table-cell>
          <table:table-cell office:value-type="float" office:value="15932" calcext:value-type="float">
            <text:p>15932</text:p>
          </table:table-cell>
          <table:table-cell table:formula="of:=IF([.C90]; [.B90]/[.C90];0)" office:value-type="float" office:value="0.000188300276173738" calcext:value-type="float">
            <text:p>0.000188300276173738</text:p>
          </table:table-cell>
          <table:table-cell table:formula="of:=IF([.C90]; 1-[.D90];0)" office:value-type="float" office:value="0.999811699723826" calcext:value-type="float">
            <text:p>0.999811699723826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$C90];[.G90]/[.$C90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90];[.K90]/[.$C90])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IF([.$C90];[.O90]/[.$C90])" office:value-type="float" office:value="0.0000627667587245795" calcext:value-type="float">
            <text:p>6.27667587245795E-0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90];[.S90]/[.$C90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90];[.W90]/[.$C90])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IF([.$C90];[.AA90]/[.$C90])" office:value-type="float" office:value="0.0000627667587245795" calcext:value-type="float">
            <text:p>6.27667587245795E-0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90];[.AE90]/[.$C9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8" calcext:value-type="float">
            <text:p>18</text:p>
          </table:table-cell>
          <table:table-cell office:value-type="float" office:value="88298" calcext:value-type="float">
            <text:p>88298</text:p>
          </table:table-cell>
          <table:table-cell table:formula="of:=IF([.C91]; [.B91]/[.C91];0)" office:value-type="float" office:value="0.000203855126956443" calcext:value-type="float">
            <text:p>0.000203855126956443</text:p>
          </table:table-cell>
          <table:table-cell table:formula="of:=IF([.C91]; 1-[.D91];0)" office:value-type="float" office:value="0.999796144873044" calcext:value-type="float">
            <text:p>0.999796144873044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$C91];[.G91]/[.$C91])" office:value-type="float" office:value="0.000022650569661827" calcext:value-type="float">
            <text:p>2.2650569661827E-0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IF([.$C91];[.K91]/[.$C91])" office:value-type="float" office:value="0.0000339758544927405" calcext:value-type="float">
            <text:p>3.39758544927405E-0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IF([.$C91];[.O91]/[.$C91])" office:value-type="float" office:value="0.000045301139323654" calcext:value-type="float">
            <text:p>4.5301139323654E-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IF([.$C91];[.S91]/[.$C91])" office:value-type="float" office:value="0.0000113252848309135" calcext:value-type="float">
            <text:p>1.13252848309135E-0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IF([.$C91];[.W91]/[.$C91])" office:value-type="float" office:value="0.0000339758544927405" calcext:value-type="float">
            <text:p>3.39758544927405E-0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IF([.$C91];[.AA91]/[.$C91])" office:value-type="float" office:value="0.000045301139323654" calcext:value-type="float">
            <text:p>4.5301139323654E-0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IF([.$C91];[.AE91]/[.$C91])" office:value-type="float" office:value="0.000022650569661827" calcext:value-type="float">
            <text:p>2.2650569661827E-05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768" calcext:value-type="float">
            <text:p>768</text:p>
          </table:table-cell>
          <table:table-cell office:value-type="float" office:value="53144" calcext:value-type="float">
            <text:p>53144</text:p>
          </table:table-cell>
          <table:table-cell table:formula="of:=IF([.C92]; [.B92]/[.C92];0)" office:value-type="float" office:value="0.014451302122535" calcext:value-type="float">
            <text:p>0.014451302122535</text:p>
          </table:table-cell>
          <table:table-cell table:formula="of:=IF([.C92]; 1-[.D92];0)" office:value-type="float" office:value="0.985548697877465" calcext:value-type="float">
            <text:p>0.985548697877465</text:p>
          </table:table-cell>
          <table:table-cell/>
          <table:table-cell office:value-type="float" office:value="59" calcext:value-type="float">
            <text:p>59</text:p>
          </table:table-cell>
          <table:table-cell table:formula="of:=IF([.$C92];[.G92]/[.$C92])" office:value-type="float" office:value="0.00111019117868433" calcext:value-type="float">
            <text:p>0.0011101911786843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IF([.$C92];[.K92]/[.$C92])" office:value-type="float" office:value="0.000131717597471022" calcext:value-type="float">
            <text:p>0.000131717597471022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table:formula="of:=IF([.$C92];[.O92]/[.$C92])" office:value-type="float" office:value="0.00521225349992473" calcext:value-type="float">
            <text:p>0.0052122534999247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IF([.$C92];[.S92]/[.$C92])" office:value-type="float" office:value="0.0000940839981935872" calcext:value-type="float">
            <text:p>9.40839981935872E-0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IF([.$C92];[.W92]/[.$C92])" office:value-type="float" office:value="0.000188167996387174" calcext:value-type="float">
            <text:p>0.000188167996387174</text:p>
          </table:table-cell>
          <table:table-cell table:number-columns-repeated="2"/>
          <table:table-cell office:value-type="float" office:value="333" calcext:value-type="float">
            <text:p>333</text:p>
          </table:table-cell>
          <table:table-cell table:formula="of:=IF([.$C92];[.AA92]/[.$C92])" office:value-type="float" office:value="0.00626599427969291" calcext:value-type="float">
            <text:p>0.00626599427969291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table:formula="of:=IF([.$C92];[.AE92]/[.$C92])" office:value-type="float" office:value="0.00146771037181996" calcext:value-type="float">
            <text:p>0.00146771037181996</text:p>
          </table:table-cell>
          <table:table-cell/>
        </table:table-row>
        <table:table-row table:style-name="ro1">
          <table:table-cell office:value-type="string" calcext:value-type="string">
            <text:p>521CI</text:p>
          </table:table-cell>
          <table:table-cell office:value-type="float" office:value="4152" calcext:value-type="float">
            <text:p>4152</text:p>
          </table:table-cell>
          <table:table-cell office:value-type="float" office:value="400515" calcext:value-type="float">
            <text:p>400515</text:p>
          </table:table-cell>
          <table:table-cell table:formula="of:=IF([.C93]; [.B93]/[.C93];0)" office:value-type="float" office:value="0.010366652934347" calcext:value-type="float">
            <text:p>0.010366652934347</text:p>
          </table:table-cell>
          <table:table-cell table:formula="of:=IF([.C93]; 1-[.D93];0)" office:value-type="float" office:value="0.989633347065653" calcext:value-type="float">
            <text:p>0.989633347065653</text:p>
          </table:table-cell>
          <table:table-cell/>
          <table:table-cell office:value-type="float" office:value="741" calcext:value-type="float">
            <text:p>741</text:p>
          </table:table-cell>
          <table:table-cell table:formula="of:=IF([.$C93];[.G93]/[.$C93])" office:value-type="float" office:value="0.00185011797310962" calcext:value-type="float">
            <text:p>0.00185011797310962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table:formula="of:=IF([.$C93];[.K93]/[.$C93])" office:value-type="float" office:value="0.000312098173601488" calcext:value-type="float">
            <text:p>0.000312098173601488</text:p>
          </table:table-cell>
          <table:table-cell table:number-columns-repeated="2"/>
          <table:table-cell office:value-type="float" office:value="2025" calcext:value-type="float">
            <text:p>2025</text:p>
          </table:table-cell>
          <table:table-cell table:formula="of:=IF([.$C93];[.O93]/[.$C93])" office:value-type="float" office:value="0.00505599041234411" calcext:value-type="float">
            <text:p>0.00505599041234411</text:p>
          </table:table-cell>
          <table:table-cell table:number-columns-repeated="2"/>
          <table:table-cell office:value-type="float" office:value="311" calcext:value-type="float">
            <text:p>311</text:p>
          </table:table-cell>
          <table:table-cell table:formula="of:=IF([.$C93];[.S93]/[.$C93])" office:value-type="float" office:value="0.000776500255920502" calcext:value-type="float">
            <text:p>0.00077650025592050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IF([.$C93];[.W93]/[.$C93])" office:value-type="float" office:value="0.0000499357077762381" calcext:value-type="float">
            <text:p>4.99357077762381E-05</text:p>
          </table:table-cell>
          <table:table-cell table:number-columns-repeated="2"/>
          <table:table-cell office:value-type="float" office:value="355" calcext:value-type="float">
            <text:p>355</text:p>
          </table:table-cell>
          <table:table-cell table:formula="of:=IF([.$C93];[.AA93]/[.$C93])" office:value-type="float" office:value="0.000886358813028226" calcext:value-type="float">
            <text:p>0.000886358813028226</text:p>
          </table:table-cell>
          <table:table-cell table:number-columns-repeated="2"/>
          <table:table-cell office:value-type="float" office:value="574" calcext:value-type="float">
            <text:p>574</text:p>
          </table:table-cell>
          <table:table-cell table:formula="of:=IF([.$C93];[.AE93]/[.$C93])" office:value-type="float" office:value="0.00143315481317803" calcext:value-type="float">
            <text:p>0.00143315481317803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6" calcext:value-type="float">
            <text:p>6</text:p>
          </table:table-cell>
          <table:table-cell office:value-type="float" office:value="297968" calcext:value-type="float">
            <text:p>297968</text:p>
          </table:table-cell>
          <table:table-cell table:formula="of:=IF([.C94]; [.B94]/[.C94];0)" office:value-type="float" office:value="0.0000201363904848843" calcext:value-type="float">
            <text:p>2.01363904848843E-05</text:p>
          </table:table-cell>
          <table:table-cell table:formula="of:=IF([.C94]; 1-[.D94];0)" office:value-type="float" office:value="0.999979863609515" calcext:value-type="float">
            <text:p>0.999979863609515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$C94];[.G94]/[.$C94])" office:value-type="float" office:value="0.00000335606508081405" calcext:value-type="float">
            <text:p>3.35606508081405E-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IF([.$C94];[.K94]/[.$C94])" office:value-type="float" office:value="0.00000335606508081405" calcext:value-type="float">
            <text:p>3.35606508081405E-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IF([.$C94];[.O94]/[.$C94])" office:value-type="float" office:value="0.00000335606508081405" calcext:value-type="float">
            <text:p>3.35606508081405E-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94];[.S94]/[.$C94])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IF([.$C94];[.W94]/[.$C94])" office:value-type="float" office:value="0.00000335606508081405" calcext:value-type="float">
            <text:p>3.35606508081405E-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IF([.$C94];[.AA94]/[.$C94])" office:value-type="float" office:value="0.00000335606508081405" calcext:value-type="float">
            <text:p>3.35606508081405E-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IF([.$C94];[.AE94]/[.$C94])" office:value-type="float" office:value="0.00000335606508081405" calcext:value-type="float">
            <text:p>3.35606508081405E-06</text:p>
          </table:table-cell>
          <table:table-cell/>
        </table:table-row>
        <table:table-row table:style-name="ro1">
          <table:table-cell office:value-type="float" office:value="524113" calcext:value-type="float">
            <text:p>524113</text:p>
          </table:table-cell>
          <table:table-cell office:value-type="float" office:value="0" calcext:value-type="float">
            <text:p>0</text:p>
          </table:table-cell>
          <table:table-cell office:value-type="float" office:value="116049" calcext:value-type="float">
            <text:p>116049</text:p>
          </table:table-cell>
          <table:table-cell table:formula="of:=IF([.C95]; [.B95]/[.C95];0)" office:value-type="float" office:value="0" calcext:value-type="float">
            <text:p>0</text:p>
          </table:table-cell>
          <table:table-cell table:formula="of:=IF([.C95]; 1-[.D95];0)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$C95];[.G95]/[.$C95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95];[.K95]/[.$C95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95];[.O95]/[.$C95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95];[.S95]/[.$C95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95];[.W95]/[.$C95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95];[.AA95]/[.$C95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95];[.AE95]/[.$C9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241XX</text:p>
          </table:table-cell>
          <table:table-cell office:value-type="float" office:value="1996" calcext:value-type="float">
            <text:p>1996</text:p>
          </table:table-cell>
          <table:table-cell office:value-type="float" office:value="380771" calcext:value-type="float">
            <text:p>380771</text:p>
          </table:table-cell>
          <table:table-cell table:formula="of:=IF([.C96]; [.B96]/[.C96];0)" office:value-type="float" office:value="0.00524199584527183" calcext:value-type="float">
            <text:p>0.00524199584527183</text:p>
          </table:table-cell>
          <table:table-cell table:formula="of:=IF([.C96]; 1-[.D96];0)" office:value-type="float" office:value="0.994758004154728" calcext:value-type="float">
            <text:p>0.994758004154728</text:p>
          </table:table-cell>
          <table:table-cell/>
          <table:table-cell office:value-type="float" office:value="15" calcext:value-type="float">
            <text:p>15</text:p>
          </table:table-cell>
          <table:table-cell table:formula="of:=IF([.$C96];[.G96]/[.$C96])" office:value-type="float" office:value="0.0000393937563522432" calcext:value-type="float">
            <text:p>3.93937563522432E-0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IF([.$C96];[.K96]/[.$C96])" office:value-type="float" office:value="0.00000787875127044864" calcext:value-type="float">
            <text:p>7.87875127044864E-06</text:p>
          </table:table-cell>
          <table:table-cell table:number-columns-repeated="2"/>
          <table:table-cell office:value-type="float" office:value="1163" calcext:value-type="float">
            <text:p>1163</text:p>
          </table:table-cell>
          <table:table-cell table:formula="of:=IF([.$C96];[.O96]/[.$C96])" office:value-type="float" office:value="0.00305432924251059" calcext:value-type="float">
            <text:p>0.0030543292425105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IF([.$C96];[.S96]/[.$C96])" office:value-type="float" office:value="0.0000262625042348288" calcext:value-type="float">
            <text:p>2.62625042348288E-0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IF([.$C96];[.W96]/[.$C96])" office:value-type="float" office:value="0.00000525250084696576" calcext:value-type="float">
            <text:p>5.25250084696576E-06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formula="of:=IF([.$C96];[.AA96]/[.$C96])" office:value-type="float" office:value="0.0000814137631279693" calcext:value-type="float">
            <text:p>8.14137631279693E-05</text:p>
          </table:table-cell>
          <table:table-cell table:number-columns-repeated="2"/>
          <table:table-cell office:value-type="float" office:value="772" calcext:value-type="float">
            <text:p>772</text:p>
          </table:table-cell>
          <table:table-cell table:formula="of:=IF([.$C96];[.AE96]/[.$C96])" office:value-type="float" office:value="0.00202746532692878" calcext:value-type="float">
            <text:p>0.00202746532692878</text:p>
          </table:table-cell>
          <table:table-cell/>
        </table:table-row>
        <table:table-row table:style-name="ro1">
          <table:table-cell office:value-type="float" office:value="5242" calcext:value-type="float">
            <text:p>524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C97]; [.B97]/[.C97];0)" office:value-type="float" office:value="0" calcext:value-type="float">
            <text:p>0</text:p>
          </table:table-cell>
          <table:table-cell table:formula="of:=IF([.C97]; 1-[.D97];0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$C97];[.G97]/[.$C97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97];[.K97]/[.$C97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97];[.O97]/[.$C97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97];[.S97]/[.$C97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97];[.W97]/[.$C97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97];[.AA97]/[.$C97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97];[.AE97]/[.$C9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office:value-type="float" office:value="240778" calcext:value-type="float">
            <text:p>240778</text:p>
          </table:table-cell>
          <table:table-cell table:formula="of:=IF([.C98]; [.B98]/[.C98];0)" office:value-type="float" office:value="0" calcext:value-type="float">
            <text:p>0</text:p>
          </table:table-cell>
          <table:table-cell table:formula="of:=IF([.C98]; 1-[.D98];0)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$C98];[.G98]/[.$C98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98];[.K98]/[.$C98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98];[.O98]/[.$C98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98];[.S98]/[.$C98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98];[.W98]/[.$C98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98];[.AA98]/[.$C98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98];[.AE98]/[.$C9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SO</text:p>
          </table:table-cell>
          <table:table-cell office:value-type="float" office:value="0" calcext:value-type="float">
            <text:p>0</text:p>
          </table:table-cell>
          <table:table-cell office:value-type="float" office:value="2231294" calcext:value-type="float">
            <text:p>2231294</text:p>
          </table:table-cell>
          <table:table-cell table:formula="of:=IF([.C99]; [.B99]/[.C99];0)" office:value-type="float" office:value="0" calcext:value-type="float">
            <text:p>0</text:p>
          </table:table-cell>
          <table:table-cell table:formula="of:=IF([.C99]; 1-[.D99];0)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$C99];[.G99]/[.$C99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99];[.K99]/[.$C99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99];[.O99]/[.$C99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99];[.S99]/[.$C99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99];[.W99]/[.$C99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99];[.AA99]/[.$C99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99];[.AE99]/[.$C9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ST</text:p>
          </table:table-cell>
          <table:table-cell office:value-type="float" office:value="0" calcext:value-type="float">
            <text:p>0</text:p>
          </table:table-cell>
          <table:table-cell office:value-type="float" office:value="670731" calcext:value-type="float">
            <text:p>670731</text:p>
          </table:table-cell>
          <table:table-cell table:formula="of:=IF([.C100]; [.B100]/[.C100];0)" office:value-type="float" office:value="0" calcext:value-type="float">
            <text:p>0</text:p>
          </table:table-cell>
          <table:table-cell table:formula="of:=IF([.C100]; 1-[.D100];0)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$C100];[.G100]/[.$C100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00];[.K100]/[.$C100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00];[.O100]/[.$C100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00];[.S100]/[.$C100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00];[.W100]/[.$C100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00];[.AA100]/[.$C100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00];[.AE100]/[.$C10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RE</text:p>
          </table:table-cell>
          <table:table-cell office:value-type="float" office:value="0" calcext:value-type="float">
            <text:p>0</text:p>
          </table:table-cell>
          <table:table-cell office:value-type="float" office:value="7416" calcext:value-type="float">
            <text:p>7416</text:p>
          </table:table-cell>
          <table:table-cell table:formula="of:=IF([.C101]; [.B101]/[.C101];0)" office:value-type="float" office:value="0" calcext:value-type="float">
            <text:p>0</text:p>
          </table:table-cell>
          <table:table-cell table:formula="of:=IF([.C101]; 1-[.D101];0)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$C101];[.G101]/[.$C101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01];[.K101]/[.$C101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01];[.O101]/[.$C101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01];[.S101]/[.$C101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01];[.W101]/[.$C101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01];[.AA101]/[.$C101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01];[.AE101]/[.$C10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32RL</text:p>
          </table:table-cell>
          <table:table-cell office:value-type="float" office:value="0" calcext:value-type="float">
            <text:p>0</text:p>
          </table:table-cell>
          <table:table-cell office:value-type="float" office:value="105495" calcext:value-type="float">
            <text:p>105495</text:p>
          </table:table-cell>
          <table:table-cell table:formula="of:=IF([.C102]; [.B102]/[.C102];0)" office:value-type="float" office:value="0" calcext:value-type="float">
            <text:p>0</text:p>
          </table:table-cell>
          <table:table-cell table:formula="of:=IF([.C102]; 1-[.D102];0)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$C102];[.G102]/[.$C102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02];[.K102]/[.$C102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02];[.O102]/[.$C102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02];[.S102]/[.$C102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02];[.W102]/[.$C102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02];[.AA102]/[.$C102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02];[.AE102]/[.$C10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11" calcext:value-type="float">
            <text:p>5411</text:p>
          </table:table-cell>
          <table:table-cell office:value-type="float" office:value="1764" calcext:value-type="float">
            <text:p>1764</text:p>
          </table:table-cell>
          <table:table-cell office:value-type="float" office:value="131102" calcext:value-type="float">
            <text:p>131102</text:p>
          </table:table-cell>
          <table:table-cell table:formula="of:=IF([.C103]; [.B103]/[.C103];0)" office:value-type="float" office:value="0.0134551723085842" calcext:value-type="float">
            <text:p>0.0134551723085842</text:p>
          </table:table-cell>
          <table:table-cell table:formula="of:=IF([.C103]; 1-[.D103];0)" office:value-type="float" office:value="0.986544827691416" calcext:value-type="float">
            <text:p>0.986544827691416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IF([.$C103];[.G103]/[.$C103])" office:value-type="float" office:value="0.000762764870101143" calcext:value-type="float">
            <text:p>0.000762764870101143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table:formula="of:=IF([.$C103];[.K103]/[.$C103])" office:value-type="float" office:value="0.000633094842183948" calcext:value-type="float">
            <text:p>0.000633094842183948</text:p>
          </table:table-cell>
          <table:table-cell table:number-columns-repeated="2"/>
          <table:table-cell office:value-type="float" office:value="1023" calcext:value-type="float">
            <text:p>1023</text:p>
          </table:table-cell>
          <table:table-cell table:formula="of:=IF([.$C103];[.O103]/[.$C103])" office:value-type="float" office:value="0.00780308462113469" calcext:value-type="float">
            <text:p>0.00780308462113469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formula="of:=IF([.$C103];[.S103]/[.$C103])" office:value-type="float" office:value="0.00148739149669723" calcext:value-type="float">
            <text:p>0.00148739149669723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formula="of:=IF([.$C103];[.W103]/[.$C103])" office:value-type="float" office:value="0.000236457109731354" calcext:value-type="float">
            <text:p>0.000236457109731354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table:formula="of:=IF([.$C103];[.AA103]/[.$C103])" office:value-type="float" office:value="0.00157129563240835" calcext:value-type="float">
            <text:p>0.00157129563240835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table:formula="of:=IF([.$C103];[.AE103]/[.$C103])" office:value-type="float" office:value="0.00096108373632744" calcext:value-type="float">
            <text:p>0.00096108373632744</text:p>
          </table:table-cell>
          <table:table-cell/>
        </table:table-row>
        <table:table-row table:style-name="ro1">
          <table:table-cell office:value-type="float" office:value="5415" calcext:value-type="float">
            <text:p>54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C104]; [.B104]/[.C104];0)" office:value-type="float" office:value="0" calcext:value-type="float">
            <text:p>0</text:p>
          </table:table-cell>
          <table:table-cell table:formula="of:=IF([.C104]; 1-[.D104];0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$C104];[.G104]/[.$C104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04];[.K104]/[.$C104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04];[.O104]/[.$C104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04];[.S104]/[.$C104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04];[.W104]/[.$C104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04];[.AA104]/[.$C104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04];[.AE104]/[.$C10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12" calcext:value-type="float">
            <text:p>5412</text:p>
          </table:table-cell>
          <table:table-cell office:value-type="float" office:value="758" calcext:value-type="float">
            <text:p>758</text:p>
          </table:table-cell>
          <table:table-cell office:value-type="float" office:value="27310" calcext:value-type="float">
            <text:p>27310</text:p>
          </table:table-cell>
          <table:table-cell table:formula="of:=IF([.C105]; [.B105]/[.C105];0)" office:value-type="float" office:value="0.0277554009520322" calcext:value-type="float">
            <text:p>0.0277554009520322</text:p>
          </table:table-cell>
          <table:table-cell table:formula="of:=IF([.C105]; 1-[.D105];0)" office:value-type="float" office:value="0.972244599047968" calcext:value-type="float">
            <text:p>0.972244599047968</text:p>
          </table:table-cell>
          <table:table-cell/>
          <table:table-cell office:value-type="float" office:value="60" calcext:value-type="float">
            <text:p>60</text:p>
          </table:table-cell>
          <table:table-cell table:formula="of:=IF([.$C105];[.G105]/[.$C105])" office:value-type="float" office:value="0.00219699743683632" calcext:value-type="float">
            <text:p>0.0021969974368363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IF([.$C105];[.K105]/[.$C105])" office:value-type="float" office:value="0.000585865983156353" calcext:value-type="float">
            <text:p>0.000585865983156353</text:p>
          </table:table-cell>
          <table:table-cell table:number-columns-repeated="2"/>
          <table:table-cell office:value-type="float" office:value="356" calcext:value-type="float">
            <text:p>356</text:p>
          </table:table-cell>
          <table:table-cell table:formula="of:=IF([.$C105];[.O105]/[.$C105])" office:value-type="float" office:value="0.0130355181252289" calcext:value-type="float">
            <text:p>0.013035518125228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IF([.$C105];[.S105]/[.$C105])" office:value-type="float" office:value="0.000402782863419993" calcext:value-type="float">
            <text:p>0.000402782863419993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IF([.$C105];[.W105]/[.$C105])" office:value-type="float" office:value="0.000659099231050897" calcext:value-type="float">
            <text:p>0.000659099231050897</text:p>
          </table:table-cell>
          <table:table-cell table:number-columns-repeated="2"/>
          <table:table-cell office:value-type="float" office:value="227" calcext:value-type="float">
            <text:p>227</text:p>
          </table:table-cell>
          <table:table-cell table:formula="of:=IF([.$C105];[.AA105]/[.$C105])" office:value-type="float" office:value="0.00831197363603076" calcext:value-type="float">
            <text:p>0.00831197363603076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formula="of:=IF([.$C105];[.AE105]/[.$C105])" office:value-type="float" office:value="0.00252654705236177" calcext:value-type="float">
            <text:p>0.00252654705236177</text:p>
          </table:table-cell>
          <table:table-cell/>
        </table:table-row>
        <table:table-row table:style-name="ro1">
          <table:table-cell office:value-type="float" office:value="5413" calcext:value-type="float">
            <text:p>54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C106]; [.B106]/[.C106];0)" office:value-type="float" office:value="0" calcext:value-type="float">
            <text:p>0</text:p>
          </table:table-cell>
          <table:table-cell table:formula="of:=IF([.C106]; 1-[.D106];0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$C106];[.G106]/[.$C106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06];[.K106]/[.$C106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06];[.O106]/[.$C106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06];[.S106]/[.$C106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06];[.W106]/[.$C106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06];[.AA106]/[.$C106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06];[.AE106]/[.$C10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16" calcext:value-type="float">
            <text:p>54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C107]; [.B107]/[.C107];0)" office:value-type="float" office:value="0" calcext:value-type="float">
            <text:p>0</text:p>
          </table:table-cell>
          <table:table-cell table:formula="of:=IF([.C107]; 1-[.D107];0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$C107];[.G107]/[.$C107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07];[.K107]/[.$C107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07];[.O107]/[.$C107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07];[.S107]/[.$C107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07];[.W107]/[.$C107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07];[.AA107]/[.$C107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07];[.AE107]/[.$C10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17" calcext:value-type="float">
            <text:p>5417</text:p>
          </table:table-cell>
          <table:table-cell office:value-type="float" office:value="0" calcext:value-type="float">
            <text:p>0</text:p>
          </table:table-cell>
          <table:table-cell office:value-type="float" office:value="7740" calcext:value-type="float">
            <text:p>7740</text:p>
          </table:table-cell>
          <table:table-cell table:formula="of:=IF([.C108]; [.B108]/[.C108];0)" office:value-type="float" office:value="0" calcext:value-type="float">
            <text:p>0</text:p>
          </table:table-cell>
          <table:table-cell table:formula="of:=IF([.C108]; 1-[.D108];0)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$C108];[.G108]/[.$C108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08];[.K108]/[.$C108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08];[.O108]/[.$C108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08];[.S108]/[.$C108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08];[.W108]/[.$C108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08];[.AA108]/[.$C108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08];[.AE108]/[.$C10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18" calcext:value-type="float">
            <text:p>5418</text:p>
          </table:table-cell>
          <table:table-cell office:value-type="float" office:value="49" calcext:value-type="float">
            <text:p>49</text:p>
          </table:table-cell>
          <table:table-cell office:value-type="float" office:value="832" calcext:value-type="float">
            <text:p>832</text:p>
          </table:table-cell>
          <table:table-cell table:formula="of:=IF([.C109]; [.B109]/[.C109];0)" office:value-type="float" office:value="0.0588942307692308" calcext:value-type="float">
            <text:p>0.0588942307692308</text:p>
          </table:table-cell>
          <table:table-cell table:formula="of:=IF([.C109]; 1-[.D109];0)" office:value-type="float" office:value="0.941105769230769" calcext:value-type="float">
            <text:p>0.941105769230769</text:p>
          </table:table-cell>
          <table:table-cell/>
          <table:table-cell office:value-type="float" office:value="5" calcext:value-type="float">
            <text:p>5</text:p>
          </table:table-cell>
          <table:table-cell table:formula="of:=IF([.$C109];[.G109]/[.$C109])" office:value-type="float" office:value="0.00600961538461539" calcext:value-type="float">
            <text:p>0.0060096153846153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IF([.$C109];[.K109]/[.$C109])" office:value-type="float" office:value="0.00240384615384615" calcext:value-type="float">
            <text:p>0.00240384615384615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formula="of:=IF([.$C109];[.O109]/[.$C109])" office:value-type="float" office:value="0.0324519230769231" calcext:value-type="float">
            <text:p>0.03245192307692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IF([.$C109];[.S109]/[.$C109])" office:value-type="float" office:value="0.00120192307692308" calcext:value-type="float">
            <text:p>0.001201923076923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IF([.$C109];[.W109]/[.$C109])" office:value-type="float" office:value="0.00120192307692308" calcext:value-type="float">
            <text:p>0.0012019230769230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IF([.$C109];[.AA109]/[.$C109])" office:value-type="float" office:value="0.00841346153846154" calcext:value-type="float">
            <text:p>0.0084134615384615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IF([.$C109];[.AE109]/[.$C109])" office:value-type="float" office:value="0.00841346153846154" calcext:value-type="float">
            <text:p>0.00841346153846154</text:p>
          </table:table-cell>
          <table:table-cell/>
        </table:table-row>
        <table:table-row table:style-name="ro1">
          <table:table-cell office:value-type="string" calcext:value-type="string">
            <text:p>541X</text:p>
          </table:table-cell>
          <table:table-cell office:value-type="float" office:value="47" calcext:value-type="float">
            <text:p>47</text:p>
          </table:table-cell>
          <table:table-cell office:value-type="float" office:value="78391" calcext:value-type="float">
            <text:p>78391</text:p>
          </table:table-cell>
          <table:table-cell table:formula="of:=IF([.C110]; [.B110]/[.C110];0)" office:value-type="float" office:value="0.000599558622801087" calcext:value-type="float">
            <text:p>0.000599558622801087</text:p>
          </table:table-cell>
          <table:table-cell table:formula="of:=IF([.C110]; 1-[.D110];0)" office:value-type="float" office:value="0.999400441377199" calcext:value-type="float">
            <text:p>0.999400441377199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$C110];[.G110]/[.$C110])" office:value-type="float" office:value="0.0000255131328851526" calcext:value-type="float">
            <text:p>2.55131328851526E-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IF([.$C110];[.K110]/[.$C110])" office:value-type="float" office:value="0.0000127565664425763" calcext:value-type="float">
            <text:p>1.27565664425763E-0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IF([.$C110];[.O110]/[.$C110])" office:value-type="float" office:value="0.000255131328851526" calcext:value-type="float">
            <text:p>0.00025513132885152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IF([.$C110];[.S110]/[.$C110])" office:value-type="float" office:value="0.000191348496638645" calcext:value-type="float">
            <text:p>0.00019134849663864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IF([.$C110];[.W110]/[.$C110])" office:value-type="float" office:value="0.0000127565664425763" calcext:value-type="float">
            <text:p>1.27565664425763E-0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IF([.$C110];[.AA110]/[.$C110])" office:value-type="float" office:value="0.0000892959650980342" calcext:value-type="float">
            <text:p>8.92959650980342E-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IF([.$C110];[.AE110]/[.$C110])" office:value-type="float" office:value="0.0000127565664425763" calcext:value-type="float">
            <text:p>1.27565664425763E-05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C111]; [.B111]/[.C111];0)" office:value-type="float" office:value="0" calcext:value-type="float">
            <text:p>0</text:p>
          </table:table-cell>
          <table:table-cell table:formula="of:=IF([.C111]; 1-[.D111];0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$C111];[.G111]/[.$C111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11];[.K111]/[.$C111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11];[.O111]/[.$C111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11];[.S111]/[.$C111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11];[.W111]/[.$C111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11];[.AA111]/[.$C111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11];[.AE111]/[.$C11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13" calcext:value-type="float">
            <text:p>5613</text:p>
          </table:table-cell>
          <table:table-cell office:value-type="float" office:value="16" calcext:value-type="float">
            <text:p>16</text:p>
          </table:table-cell>
          <table:table-cell office:value-type="float" office:value="1707" calcext:value-type="float">
            <text:p>1707</text:p>
          </table:table-cell>
          <table:table-cell table:formula="of:=IF([.C112]; [.B112]/[.C112];0)" office:value-type="float" office:value="0.00937316930287053" calcext:value-type="float">
            <text:p>0.00937316930287053</text:p>
          </table:table-cell>
          <table:table-cell table:formula="of:=IF([.C112]; 1-[.D112];0)" office:value-type="float" office:value="0.990626830697129" calcext:value-type="float">
            <text:p>0.990626830697129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$C112];[.G112]/[.$C112])" office:value-type="float" office:value="0.000585823081429408" calcext:value-type="float">
            <text:p>0.0005858230814294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IF([.$C112];[.K112]/[.$C112])" office:value-type="float" office:value="0.000585823081429408" calcext:value-type="float">
            <text:p>0.00058582308142940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IF([.$C112];[.O112]/[.$C112])" office:value-type="float" office:value="0.00351493848857645" calcext:value-type="float">
            <text:p>0.0035149384885764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12];[.S112]/[.$C112])"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IF([.$C112];[.W112]/[.$C112])" office:value-type="float" office:value="0.00117164616285882" calcext:value-type="float">
            <text:p>0.0011716461628588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IF([.$C112];[.AA112]/[.$C112])" office:value-type="float" office:value="0.00234329232571763" calcext:value-type="float">
            <text:p>0.002343292325717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IF([.$C112];[.AE112]/[.$C112])" office:value-type="float" office:value="0.000585823081429408" calcext:value-type="float">
            <text:p>0.000585823081429408</text:p>
          </table:table-cell>
          <table:table-cell/>
        </table:table-row>
        <table:table-row table:style-name="ro1">
          <table:table-cell office:value-type="float" office:value="5617" calcext:value-type="float">
            <text:p>5617</text:p>
          </table:table-cell>
          <table:table-cell office:value-type="float" office:value="0" calcext:value-type="float">
            <text:p>0</text:p>
          </table:table-cell>
          <table:table-cell office:value-type="float" office:value="35183" calcext:value-type="float">
            <text:p>35183</text:p>
          </table:table-cell>
          <table:table-cell table:formula="of:=IF([.C113]; [.B113]/[.C113];0)" office:value-type="float" office:value="0" calcext:value-type="float">
            <text:p>0</text:p>
          </table:table-cell>
          <table:table-cell table:formula="of:=IF([.C113]; 1-[.D113];0)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$C113];[.G113]/[.$C113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13];[.K113]/[.$C113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13];[.O113]/[.$C113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13];[.S113]/[.$C113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13];[.W113]/[.$C113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13];[.AA113]/[.$C113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13];[.AE113]/[.$C11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61X</text:p>
          </table:table-cell>
          <table:table-cell office:value-type="float" office:value="220" calcext:value-type="float">
            <text:p>220</text:p>
          </table:table-cell>
          <table:table-cell office:value-type="float" office:value="58435" calcext:value-type="float">
            <text:p>58435</text:p>
          </table:table-cell>
          <table:table-cell table:formula="of:=IF([.C114]; [.B114]/[.C114];0)" office:value-type="float" office:value="0.00376486694617952" calcext:value-type="float">
            <text:p>0.00376486694617952</text:p>
          </table:table-cell>
          <table:table-cell table:formula="of:=IF([.C114]; 1-[.D114];0)" office:value-type="float" office:value="0.996235133053821" calcext:value-type="float">
            <text:p>0.996235133053821</text:p>
          </table:table-cell>
          <table:table-cell/>
          <table:table-cell office:value-type="float" office:value="17" calcext:value-type="float">
            <text:p>17</text:p>
          </table:table-cell>
          <table:table-cell table:formula="of:=IF([.$C114];[.G114]/[.$C114])" office:value-type="float" office:value="0.000290921536750235" calcext:value-type="float">
            <text:p>0.00029092153675023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IF([.$C114];[.K114]/[.$C114])" office:value-type="float" office:value="0.00010267818944126" calcext:value-type="float">
            <text:p>0.00010267818944126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formula="of:=IF([.$C114];[.O114]/[.$C114])" office:value-type="float" office:value="0.00140326858903055" calcext:value-type="float">
            <text:p>0.0014032685890305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IF([.$C114];[.S114]/[.$C114])" office:value-type="float" office:value="0.0000342260631470865" calcext:value-type="float">
            <text:p>3.42260631470865E-0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IF([.$C114];[.W114]/[.$C114])" office:value-type="float" office:value="0.000188243347308976" calcext:value-type="float">
            <text:p>0.000188243347308976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formula="of:=IF([.$C114];[.AA114]/[.$C114])" office:value-type="float" office:value="0.00140326858903055" calcext:value-type="float">
            <text:p>0.00140326858903055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formula="of:=IF([.$C114];[.AE114]/[.$C114])" office:value-type="float" office:value="0.000359373663044408" calcext:value-type="float">
            <text:p>0.000359373663044408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40521" calcext:value-type="float">
            <text:p>40521</text:p>
          </table:table-cell>
          <table:table-cell table:formula="of:=IF([.C115]; [.B115]/[.C115];0)" office:value-type="float" office:value="0" calcext:value-type="float">
            <text:p>0</text:p>
          </table:table-cell>
          <table:table-cell table:formula="of:=IF([.C115]; 1-[.D115];0)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$C115];[.G115]/[.$C115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15];[.K115]/[.$C115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15];[.O115]/[.$C115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15];[.S115]/[.$C115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15];[.W115]/[.$C115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15];[.AA115]/[.$C115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15];[.AE115]/[.$C11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943" calcext:value-type="float">
            <text:p>1943</text:p>
          </table:table-cell>
          <table:table-cell office:value-type="float" office:value="459417" calcext:value-type="float">
            <text:p>459417</text:p>
          </table:table-cell>
          <table:table-cell table:formula="of:=IF([.C116]; [.B116]/[.C116];0)" office:value-type="float" office:value="0.00422927318753986" calcext:value-type="float">
            <text:p>0.00422927318753986</text:p>
          </table:table-cell>
          <table:table-cell table:formula="of:=IF([.C116]; 1-[.D116];0)" office:value-type="float" office:value="0.99577072681246" calcext:value-type="float">
            <text:p>0.99577072681246</text:p>
          </table:table-cell>
          <table:table-cell/>
          <table:table-cell office:value-type="float" office:value="538" calcext:value-type="float">
            <text:p>538</text:p>
          </table:table-cell>
          <table:table-cell table:formula="of:=IF([.$C116];[.G116]/[.$C116])" office:value-type="float" office:value="0.00117104939521176" calcext:value-type="float">
            <text:p>0.00117104939521176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table:formula="of:=IF([.$C116];[.K116]/[.$C116])" office:value-type="float" office:value="0.000213313830354558" calcext:value-type="float">
            <text:p>0.000213313830354558</text:p>
          </table:table-cell>
          <table:table-cell table:number-columns-repeated="2"/>
          <table:table-cell office:value-type="float" office:value="540" calcext:value-type="float">
            <text:p>540</text:p>
          </table:table-cell>
          <table:table-cell table:formula="of:=IF([.$C116];[.O116]/[.$C116])" office:value-type="float" office:value="0.00117540273868838" calcext:value-type="float">
            <text:p>0.00117540273868838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IF([.$C116];[.S116]/[.$C116])" office:value-type="float" office:value="0.0000783601825792254" calcext:value-type="float">
            <text:p>7.83601825792254E-05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table:formula="of:=IF([.$C116];[.W116]/[.$C116])" office:value-type="float" office:value="0.000171957067326634" calcext:value-type="float">
            <text:p>0.000171957067326634</text:p>
          </table:table-cell>
          <table:table-cell table:number-columns-repeated="2"/>
          <table:table-cell office:value-type="float" office:value="318" calcext:value-type="float">
            <text:p>318</text:p>
          </table:table-cell>
          <table:table-cell table:formula="of:=IF([.$C116];[.AA116]/[.$C116])" office:value-type="float" office:value="0.000692181612783158" calcext:value-type="float">
            <text:p>0.000692181612783158</text:p>
          </table:table-cell>
          <table:table-cell table:number-columns-repeated="2"/>
          <table:table-cell office:value-type="float" office:value="334" calcext:value-type="float">
            <text:p>334</text:p>
          </table:table-cell>
          <table:table-cell table:formula="of:=IF([.$C116];[.AE116]/[.$C116])" office:value-type="float" office:value="0.000727008360596147" calcext:value-type="float">
            <text:p>0.000727008360596147</text:p>
          </table:table-cell>
          <table:table-cell/>
        </table:table-row>
        <table:table-row table:style-name="ro1">
          <table:table-cell office:value-type="float" office:value="6211" calcext:value-type="float">
            <text:p>6211</text:p>
          </table:table-cell>
          <table:table-cell office:value-type="float" office:value="63" calcext:value-type="float">
            <text:p>63</text:p>
          </table:table-cell>
          <table:table-cell office:value-type="float" office:value="652422" calcext:value-type="float">
            <text:p>652422</text:p>
          </table:table-cell>
          <table:table-cell table:formula="of:=IF([.C117]; [.B117]/[.C117];0)" office:value-type="float" office:value="0.0000965632673331065" calcext:value-type="float">
            <text:p>9.65632673331065E-05</text:p>
          </table:table-cell>
          <table:table-cell table:formula="of:=IF([.C117]; 1-[.D117];0)" office:value-type="float" office:value="0.999903436732667" calcext:value-type="float">
            <text:p>0.999903436732667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$C117];[.G117]/[.$C117])" office:value-type="float" office:value="0.00000306550055025735" calcext:value-type="float">
            <text:p>3.06550055025735E-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IF([.$C117];[.K117]/[.$C117])" office:value-type="float" office:value="0.00000153275027512867" calcext:value-type="float">
            <text:p>1.53275027512867E-0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IF([.$C117];[.O117]/[.$C117])" office:value-type="float" office:value="0.0000168602530264154" calcext:value-type="float">
            <text:p>1.68602530264154E-0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17];[.S117]/[.$C117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17];[.W117]/[.$C117])" office:value-type="float" office:value="0" calcext:value-type="float">
            <text:p>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formula="of:=IF([.$C117];[.AA117]/[.$C117])" office:value-type="float" office:value="0.000065908261830533" calcext:value-type="float">
            <text:p>6.5908261830533E-0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IF([.$C117];[.AE117]/[.$C117])" office:value-type="float" office:value="0.00000766375137564337" calcext:value-type="float">
            <text:p>7.66375137564337E-06</text:p>
          </table:table-cell>
          <table:table-cell/>
        </table:table-row>
        <table:table-row table:style-name="ro1">
          <table:table-cell office:value-type="float" office:value="6212" calcext:value-type="float">
            <text:p>6212</text:p>
          </table:table-cell>
          <table:table-cell office:value-type="float" office:value="63" calcext:value-type="float">
            <text:p>63</text:p>
          </table:table-cell>
          <table:table-cell office:value-type="float" office:value="172698" calcext:value-type="float">
            <text:p>172698</text:p>
          </table:table-cell>
          <table:table-cell table:formula="of:=IF([.C118]; [.B118]/[.C118];0)" office:value-type="float" office:value="0.000364798665879165" calcext:value-type="float">
            <text:p>0.000364798665879165</text:p>
          </table:table-cell>
          <table:table-cell table:formula="of:=IF([.C118]; 1-[.D118];0)" office:value-type="float" office:value="0.999635201334121" calcext:value-type="float">
            <text:p>0.999635201334121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$C118];[.G118]/[.$C118])" office:value-type="float" office:value="0.00001158091002791" calcext:value-type="float">
            <text:p>1.158091002791E-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IF([.$C118];[.K118]/[.$C118])" office:value-type="float" office:value="0.000005790455013955" calcext:value-type="float">
            <text:p>5.790455013955E-0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IF([.$C118];[.O118]/[.$C118])" office:value-type="float" office:value="0.000063695005153505" calcext:value-type="float">
            <text:p>6.3695005153505E-0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18];[.S118]/[.$C118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18];[.W118]/[.$C118])" office:value-type="float" office:value="0" calcext:value-type="float">
            <text:p>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formula="of:=IF([.$C118];[.AA118]/[.$C118])" office:value-type="float" office:value="0.000248989565600065" calcext:value-type="float">
            <text:p>0.00024898956560006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IF([.$C118];[.AE118]/[.$C118])" office:value-type="float" office:value="0.000028952275069775" calcext:value-type="float">
            <text:p>2.8952275069775E-05</text:p>
          </table:table-cell>
          <table:table-cell/>
        </table:table-row>
        <table:table-row table:style-name="ro1">
          <table:table-cell office:value-type="float" office:value="6213" calcext:value-type="float">
            <text:p>6213</text:p>
          </table:table-cell>
          <table:table-cell office:value-type="float" office:value="63" calcext:value-type="float">
            <text:p>63</text:p>
          </table:table-cell>
          <table:table-cell office:value-type="float" office:value="144732" calcext:value-type="float">
            <text:p>144732</text:p>
          </table:table-cell>
          <table:table-cell table:formula="of:=IF([.C119]; [.B119]/[.C119];0)" office:value-type="float" office:value="0.000435287289611143" calcext:value-type="float">
            <text:p>0.000435287289611143</text:p>
          </table:table-cell>
          <table:table-cell table:formula="of:=IF([.C119]; 1-[.D119];0)" office:value-type="float" office:value="0.999564712710389" calcext:value-type="float">
            <text:p>0.999564712710389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$C119];[.G119]/[.$C119])" office:value-type="float" office:value="0.0000138186441146395" calcext:value-type="float">
            <text:p>1.38186441146395E-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IF([.$C119];[.K119]/[.$C119])" office:value-type="float" office:value="0.00000690932205731974" calcext:value-type="float">
            <text:p>6.90932205731974E-0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IF([.$C119];[.O119]/[.$C119])" office:value-type="float" office:value="0.0000760025426305171" calcext:value-type="float">
            <text:p>7.60025426305171E-0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19];[.S119]/[.$C119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19];[.W119]/[.$C119])" office:value-type="float" office:value="0" calcext:value-type="float">
            <text:p>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formula="of:=IF([.$C119];[.AA119]/[.$C119])" office:value-type="float" office:value="0.000297100848464749" calcext:value-type="float">
            <text:p>0.00029710084846474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IF([.$C119];[.AE119]/[.$C119])" office:value-type="float" office:value="0.0000345466102865987" calcext:value-type="float">
            <text:p>3.45466102865987E-05</text:p>
          </table:table-cell>
          <table:table-cell/>
        </table:table-row>
        <table:table-row table:style-name="ro1">
          <table:table-cell office:value-type="float" office:value="6214" calcext:value-type="float">
            <text:p>6214</text:p>
          </table:table-cell>
          <table:table-cell office:value-type="float" office:value="63" calcext:value-type="float">
            <text:p>63</text:p>
          </table:table-cell>
          <table:table-cell office:value-type="float" office:value="238647" calcext:value-type="float">
            <text:p>238647</text:p>
          </table:table-cell>
          <table:table-cell table:formula="of:=IF([.C120]; [.B120]/[.C120];0)" office:value-type="float" office:value="0.000263988233667299" calcext:value-type="float">
            <text:p>0.000263988233667299</text:p>
          </table:table-cell>
          <table:table-cell table:formula="of:=IF([.C120]; 1-[.D120];0)" office:value-type="float" office:value="0.999736011766333" calcext:value-type="float">
            <text:p>0.999736011766333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$C120];[.G120]/[.$C120])" office:value-type="float" office:value="0.00000838057884658093" calcext:value-type="float">
            <text:p>8.38057884658093E-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IF([.$C120];[.K120]/[.$C120])" office:value-type="float" office:value="0.00000419028942329047" calcext:value-type="float">
            <text:p>4.19028942329047E-0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IF([.$C120];[.O120]/[.$C120])" office:value-type="float" office:value="0.0000460931836561951" calcext:value-type="float">
            <text:p>4.60931836561951E-0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20];[.S120]/[.$C120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20];[.W120]/[.$C120])" office:value-type="float" office:value="0" calcext:value-type="float">
            <text:p>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formula="of:=IF([.$C120];[.AA120]/[.$C120])" office:value-type="float" office:value="0.00018018244520149" calcext:value-type="float">
            <text:p>0.0001801824452014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IF([.$C120];[.AE120]/[.$C120])" office:value-type="float" office:value="0.0000209514471164523" calcext:value-type="float">
            <text:p>2.09514471164523E-05</text:p>
          </table:table-cell>
          <table:table-cell/>
        </table:table-row>
        <table:table-row table:style-name="ro1">
          <table:table-cell office:value-type="string" calcext:value-type="string">
            <text:p>6215OH</text:p>
          </table:table-cell>
          <table:table-cell office:value-type="float" office:value="182" calcext:value-type="float">
            <text:p>182</text:p>
          </table:table-cell>
          <table:table-cell office:value-type="float" office:value="247841" calcext:value-type="float">
            <text:p>247841</text:p>
          </table:table-cell>
          <table:table-cell table:formula="of:=IF([.C121]; [.B121]/[.C121];0)" office:value-type="float" office:value="0.000734341775573856" calcext:value-type="float">
            <text:p>0.000734341775573856</text:p>
          </table:table-cell>
          <table:table-cell table:formula="of:=IF([.C121]; 1-[.D121];0)" office:value-type="float" office:value="0.999265658224426" calcext:value-type="float">
            <text:p>0.999265658224426</text:p>
          </table:table-cell>
          <table:table-cell/>
          <table:table-cell office:value-type="float" office:value="5" calcext:value-type="float">
            <text:p>5</text:p>
          </table:table-cell>
          <table:table-cell table:formula="of:=IF([.$C121];[.G121]/[.$C121])" office:value-type="float" office:value="0.0000201742246036774" calcext:value-type="float">
            <text:p>2.01742246036774E-0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IF([.$C121];[.K121]/[.$C121])" office:value-type="float" office:value="0.0000121045347622064" calcext:value-type="float">
            <text:p>1.21045347622064E-05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formula="of:=IF([.$C121];[.O121]/[.$C121])" office:value-type="float" office:value="0.0001250801925428" calcext:value-type="float">
            <text:p>0.00012508019254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IF([.$C121];[.S121]/[.$C121])" office:value-type="float" office:value="0.00000403484492073547" calcext:value-type="float">
            <text:p>4.03484492073547E-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IF([.$C121];[.W121]/[.$C121])" office:value-type="float" office:value="0.00000403484492073547" calcext:value-type="float">
            <text:p>4.03484492073547E-06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table:formula="of:=IF([.$C121];[.AA121]/[.$C121])" office:value-type="float" office:value="0.000508390460012669" calcext:value-type="float">
            <text:p>0.00050839046001266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IF([.$C121];[.AE121]/[.$C121])" office:value-type="float" office:value="0.0000645575187317675" calcext:value-type="float">
            <text:p>6.45575187317675E-05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0011" calcext:value-type="float">
            <text:p>10011</text:p>
          </table:table-cell>
          <table:table-cell office:value-type="float" office:value="1431192" calcext:value-type="float">
            <text:p>1431192</text:p>
          </table:table-cell>
          <table:table-cell table:formula="of:=IF([.C122]; [.B122]/[.C122];0)" office:value-type="float" office:value="0.00699486861301628" calcext:value-type="float">
            <text:p>0.00699486861301628</text:p>
          </table:table-cell>
          <table:table-cell table:formula="of:=IF([.C122]; 1-[.D122];0)" office:value-type="float" office:value="0.993005131386984" calcext:value-type="float">
            <text:p>0.993005131386984</text:p>
          </table:table-cell>
          <table:table-cell/>
          <table:table-cell office:value-type="float" office:value="817" calcext:value-type="float">
            <text:p>817</text:p>
          </table:table-cell>
          <table:table-cell table:formula="of:=IF([.$C122];[.G122]/[.$C122])" office:value-type="float" office:value="0.0005708528275731" calcext:value-type="float">
            <text:p>0.0005708528275731</text:p>
          </table:table-cell>
          <table:table-cell table:number-columns-repeated="2"/>
          <table:table-cell office:value-type="float" office:value="603" calcext:value-type="float">
            <text:p>603</text:p>
          </table:table-cell>
          <table:table-cell table:formula="of:=IF([.$C122];[.K122]/[.$C122])" office:value-type="float" office:value="0.000421327117535593" calcext:value-type="float">
            <text:p>0.000421327117535593</text:p>
          </table:table-cell>
          <table:table-cell table:number-columns-repeated="2"/>
          <table:table-cell office:value-type="float" office:value="3794" calcext:value-type="float">
            <text:p>3794</text:p>
          </table:table-cell>
          <table:table-cell table:formula="of:=IF([.$C122];[.O122]/[.$C122])" office:value-type="float" office:value="0.00265093712094534" calcext:value-type="float">
            <text:p>0.00265093712094534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table:formula="of:=IF([.$C122];[.S122]/[.$C122])" office:value-type="float" office:value="0.0000887372204428197" calcext:value-type="float">
            <text:p>8.87372204428197E-05</text:p>
          </table:table-cell>
          <table:table-cell table:number-columns-repeated="2"/>
          <table:table-cell office:value-type="float" office:value="1069" calcext:value-type="float">
            <text:p>1069</text:p>
          </table:table-cell>
          <table:table-cell table:formula="of:=IF([.$C122];[.W122]/[.$C122])" office:value-type="float" office:value="0.000746929831916333" calcext:value-type="float">
            <text:p>0.000746929831916333</text:p>
          </table:table-cell>
          <table:table-cell table:number-columns-repeated="2"/>
          <table:table-cell office:value-type="float" office:value="2786" calcext:value-type="float">
            <text:p>2786</text:p>
          </table:table-cell>
          <table:table-cell table:formula="of:=IF([.$C122];[.AA122]/[.$C122])" office:value-type="float" office:value="0.00194662910357241" calcext:value-type="float">
            <text:p>0.00194662910357241</text:p>
          </table:table-cell>
          <table:table-cell table:number-columns-repeated="2"/>
          <table:table-cell office:value-type="float" office:value="815" calcext:value-type="float">
            <text:p>815</text:p>
          </table:table-cell>
          <table:table-cell table:formula="of:=IF([.$C122];[.AE122]/[.$C122])" office:value-type="float" office:value="0.000569455391030693" calcext:value-type="float">
            <text:p>0.000569455391030693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24" calcext:value-type="float">
            <text:p>124</text:p>
          </table:table-cell>
          <table:table-cell office:value-type="float" office:value="311448" calcext:value-type="float">
            <text:p>311448</text:p>
          </table:table-cell>
          <table:table-cell table:formula="of:=IF([.C123]; [.B123]/[.C123];0)" office:value-type="float" office:value="0.000398140299504251" calcext:value-type="float">
            <text:p>0.000398140299504251</text:p>
          </table:table-cell>
          <table:table-cell table:formula="of:=IF([.C123]; 1-[.D123];0)" office:value-type="float" office:value="0.999601859700496" calcext:value-type="float">
            <text:p>0.999601859700496</text:p>
          </table:table-cell>
          <table:table-cell/>
          <table:table-cell office:value-type="float" office:value="3" calcext:value-type="float">
            <text:p>3</text:p>
          </table:table-cell>
          <table:table-cell table:formula="of:=IF([.$C123];[.G123]/[.$C123])" office:value-type="float" office:value="0.0000096324266009093" calcext:value-type="float">
            <text:p>9.6324266009093E-0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IF([.$C123];[.K123]/[.$C123])" office:value-type="float" office:value="0.00000642161773393953" calcext:value-type="float">
            <text:p>6.42161773393953E-06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formula="of:=IF([.$C123];[.O123]/[.$C123])" office:value-type="float" office:value="0.0000674269862063651" calcext:value-type="float">
            <text:p>6.74269862063651E-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IF([.$C123];[.S123]/[.$C123])" office:value-type="float" office:value="0.00000321080886696977" calcext:value-type="float">
            <text:p>3.21080886696977E-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23];[.W123]/[.$C123])" office:value-type="float" office:value="0" calcext:value-type="float">
            <text:p>0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formula="of:=IF([.$C123];[.AA123]/[.$C123])" office:value-type="float" office:value="0.00027291875369243" calcext:value-type="float">
            <text:p>0.0002729187536924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IF([.$C123];[.AE123]/[.$C123])" office:value-type="float" office:value="0.0000353188975366674" calcext:value-type="float">
            <text:p>3.53188975366674E-05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office:value-type="float" office:value="337000" calcext:value-type="float">
            <text:p>337000</text:p>
          </table:table-cell>
          <table:table-cell table:formula="of:=IF([.C124]; [.B124]/[.C124];0)" office:value-type="float" office:value="0" calcext:value-type="float">
            <text:p>0</text:p>
          </table:table-cell>
          <table:table-cell table:formula="of:=IF([.C124]; 1-[.D124];0)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$C124];[.G124]/[.$C124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24];[.K124]/[.$C124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24];[.O124]/[.$C124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24];[.S124]/[.$C124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24];[.W124]/[.$C124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24];[.AA124]/[.$C124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24];[.AE124]/[.$C12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11AS</text:p>
          </table:table-cell>
          <table:table-cell office:value-type="float" office:value="1341" calcext:value-type="float">
            <text:p>1341</text:p>
          </table:table-cell>
          <table:table-cell office:value-type="float" office:value="70737" calcext:value-type="float">
            <text:p>70737</text:p>
          </table:table-cell>
          <table:table-cell table:formula="of:=IF([.C125]; [.B125]/[.C125];0)" office:value-type="float" office:value="0.0189575469697612" calcext:value-type="float">
            <text:p>0.0189575469697612</text:p>
          </table:table-cell>
          <table:table-cell table:formula="of:=IF([.C125]; 1-[.D125];0)" office:value-type="float" office:value="0.981042453030239" calcext:value-type="float">
            <text:p>0.981042453030239</text:p>
          </table:table-cell>
          <table:table-cell/>
          <table:table-cell office:value-type="float" office:value="431" calcext:value-type="float">
            <text:p>431</text:p>
          </table:table-cell>
          <table:table-cell table:formula="of:=IF([.$C125];[.G125]/[.$C125])" office:value-type="float" office:value="0.0060929923519516" calcext:value-type="float">
            <text:p>0.006092992351951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IF([.$C125];[.K125]/[.$C125])" office:value-type="float" office:value="0.0000565474928255368" calcext:value-type="float">
            <text:p>5.65474928255368E-05</text:p>
          </table:table-cell>
          <table:table-cell table:number-columns-repeated="2"/>
          <table:table-cell office:value-type="float" office:value="399" calcext:value-type="float">
            <text:p>399</text:p>
          </table:table-cell>
          <table:table-cell table:formula="of:=IF([.$C125];[.O125]/[.$C125])" office:value-type="float" office:value="0.0056406124093473" calcext:value-type="float">
            <text:p>0.005640612409347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IF([.$C125];[.S125]/[.$C125])" office:value-type="float" office:value="0.000155505605270226" calcext:value-type="float">
            <text:p>0.00015550560527022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IF([.$C125];[.W125]/[.$C125])" office:value-type="float" office:value="0.0000848212392383053" calcext:value-type="float">
            <text:p>8.48212392383053E-0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table:formula="of:=IF([.$C125];[.AA125]/[.$C125])" office:value-type="float" office:value="0.000961307378034126" calcext:value-type="float">
            <text:p>0.000961307378034126</text:p>
          </table:table-cell>
          <table:table-cell table:number-columns-repeated="2"/>
          <table:table-cell office:value-type="float" office:value="422" calcext:value-type="float">
            <text:p>422</text:p>
          </table:table-cell>
          <table:table-cell table:formula="of:=IF([.$C125];[.AE125]/[.$C125])" office:value-type="float" office:value="0.00596576049309414" calcext:value-type="float">
            <text:p>0.00596576049309414</text:p>
          </table:table-cell>
          <table:table-cell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2" calcext:value-type="float">
            <text:p>2</text:p>
          </table:table-cell>
          <table:table-cell office:value-type="float" office:value="280291" calcext:value-type="float">
            <text:p>280291</text:p>
          </table:table-cell>
          <table:table-cell table:formula="of:=IF([.C126]; [.B126]/[.C126];0)" office:value-type="float" office:value="0.0000071354413805652" calcext:value-type="float">
            <text:p>7.1354413805652E-06</text:p>
          </table:table-cell>
          <table:table-cell table:formula="of:=IF([.C126]; 1-[.D126];0)" office:value-type="float" office:value="0.99999286455862" calcext:value-type="float">
            <text:p>0.99999286455862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$C126];[.G126]/[.$C126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26];[.K126]/[.$C126])"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IF([.$C126];[.O126]/[.$C126])" office:value-type="float" office:value="0.0000071354413805652" calcext:value-type="float">
            <text:p>7.1354413805652E-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26];[.S126]/[.$C126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26];[.W126]/[.$C126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26];[.AA126]/[.$C126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26];[.AE126]/[.$C12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" calcext:value-type="float">
            <text:p>0</text:p>
          </table:table-cell>
          <table:table-cell office:value-type="float" office:value="163183" calcext:value-type="float">
            <text:p>163183</text:p>
          </table:table-cell>
          <table:table-cell table:formula="of:=IF([.C127]; [.B127]/[.C127];0)" office:value-type="float" office:value="0" calcext:value-type="float">
            <text:p>0</text:p>
          </table:table-cell>
          <table:table-cell table:formula="of:=IF([.C127]; 1-[.D127];0)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$C127];[.G127]/[.$C127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27];[.K127]/[.$C127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27];[.O127]/[.$C127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27];[.S127]/[.$C127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27];[.W127]/[.$C127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27];[.AA127]/[.$C127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27];[.AE127]/[.$C12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" calcext:value-type="float">
            <text:p>0</text:p>
          </table:table-cell>
          <table:table-cell office:value-type="float" office:value="1084031" calcext:value-type="float">
            <text:p>1084031</text:p>
          </table:table-cell>
          <table:table-cell table:formula="of:=IF([.C128]; [.B128]/[.C128];0)" office:value-type="float" office:value="0" calcext:value-type="float">
            <text:p>0</text:p>
          </table:table-cell>
          <table:table-cell table:formula="of:=IF([.C128]; 1-[.D128];0)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$C128];[.G128]/[.$C128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28];[.K128]/[.$C128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28];[.O128]/[.$C128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28];[.S128]/[.$C128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28];[.W128]/[.$C128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28];[.AA128]/[.$C128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28];[.AE128]/[.$C12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687" calcext:value-type="float">
            <text:p>687</text:p>
          </table:table-cell>
          <table:table-cell office:value-type="float" office:value="284377" calcext:value-type="float">
            <text:p>284377</text:p>
          </table:table-cell>
          <table:table-cell table:formula="of:=IF([.C129]; [.B129]/[.C129];0)" office:value-type="float" office:value="0.00241580718553188" calcext:value-type="float">
            <text:p>0.00241580718553188</text:p>
          </table:table-cell>
          <table:table-cell table:formula="of:=IF([.C129]; 1-[.D129];0)" office:value-type="float" office:value="0.997584192814468" calcext:value-type="float">
            <text:p>0.997584192814468</text:p>
          </table:table-cell>
          <table:table-cell/>
          <table:table-cell office:value-type="float" office:value="192" calcext:value-type="float">
            <text:p>192</text:p>
          </table:table-cell>
          <table:table-cell table:formula="of:=IF([.$C129];[.G129]/[.$C129])" office:value-type="float" office:value="0.000675160086786203" calcext:value-type="float">
            <text:p>0.00067516008678620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formula="of:=IF([.$C129];[.K129]/[.$C129])" office:value-type="float" office:value="0.0000738456344922409" calcext:value-type="float">
            <text:p>7.38456344922409E-05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table:formula="of:=IF([.$C129];[.O129]/[.$C129])" office:value-type="float" office:value="0.000583732158367238" calcext:value-type="float">
            <text:p>0.00058373215836723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IF([.$C129];[.S129]/[.$C129])" office:value-type="float" office:value="0.0000632962581362065" calcext:value-type="float">
            <text:p>6.32962581362065E-05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formula="of:=IF([.$C129];[.W129]/[.$C129])" office:value-type="float" office:value="0.000288349620398274" calcext:value-type="float">
            <text:p>0.000288349620398274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table:formula="of:=IF([.$C129];[.AA129]/[.$C129])" office:value-type="float" office:value="0.000481754853592239" calcext:value-type="float">
            <text:p>0.000481754853592239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formula="of:=IF([.$C129];[.AE129]/[.$C129])" office:value-type="float" office:value="0.000249668573759481" calcext:value-type="float">
            <text:p>0.000249668573759481</text:p>
          </table:table-cell>
          <table:table-cell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" calcext:value-type="float">
            <text:p>0</text:p>
          </table:table-cell>
          <table:table-cell office:value-type="float" office:value="262592" calcext:value-type="float">
            <text:p>262592</text:p>
          </table:table-cell>
          <table:table-cell table:formula="of:=IF([.C130]; [.B130]/[.C130];0)" office:value-type="float" office:value="0" calcext:value-type="float">
            <text:p>0</text:p>
          </table:table-cell>
          <table:table-cell table:formula="of:=IF([.C130]; 1-[.D130];0)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$C130];[.G130]/[.$C130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30];[.K130]/[.$C130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30];[.O130]/[.$C130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30];[.S130]/[.$C130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30];[.W130]/[.$C130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30];[.AA130]/[.$C130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30];[.AE130]/[.$C13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" calcext:value-type="float">
            <text:p>0</text:p>
          </table:table-cell>
          <table:table-cell office:value-type="float" office:value="293481" calcext:value-type="float">
            <text:p>293481</text:p>
          </table:table-cell>
          <table:table-cell table:formula="of:=IF([.C131]; [.B131]/[.C131];0)" office:value-type="float" office:value="0" calcext:value-type="float">
            <text:p>0</text:p>
          </table:table-cell>
          <table:table-cell table:formula="of:=IF([.C131]; 1-[.D131];0)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$C131];[.G131]/[.$C131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31];[.K131]/[.$C131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31];[.O131]/[.$C131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31];[.S131]/[.$C131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31];[.W131]/[.$C131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31];[.AA131]/[.$C131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31];[.AE131]/[.$C13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" calcext:value-type="float">
            <text:p>0</text:p>
          </table:table-cell>
          <table:table-cell office:value-type="float" office:value="25456" calcext:value-type="float">
            <text:p>25456</text:p>
          </table:table-cell>
          <table:table-cell table:formula="of:=IF([.C132]; [.B132]/[.C132];0)" office:value-type="float" office:value="0" calcext:value-type="float">
            <text:p>0</text:p>
          </table:table-cell>
          <table:table-cell table:formula="of:=IF([.C132]; 1-[.D132];0)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$C132];[.G132]/[.$C132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32];[.K132]/[.$C132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32];[.O132]/[.$C132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32];[.S132]/[.$C132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32];[.W132]/[.$C132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32];[.AA132]/[.$C132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32];[.AE132]/[.$C13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FG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C133]; [.B133]/[.C133];0)" office:value-type="float" office:value="0" calcext:value-type="float">
            <text:p>0</text:p>
          </table:table-cell>
          <table:table-cell table:formula="of:=IF([.C133]; 1-[.D133];0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$C133];[.G133]/[.$C133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33];[.K133]/[.$C133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33];[.O133]/[.$C133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33];[.S133]/[.$C133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33];[.W133]/[.$C133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33];[.AA133]/[.$C133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33];[.AE133]/[.$C13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FGN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C134]; [.B134]/[.C134];0)" office:value-type="float" office:value="0" calcext:value-type="float">
            <text:p>0</text:p>
          </table:table-cell>
          <table:table-cell table:formula="of:=IF([.C134]; 1-[.D134];0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$C134];[.G134]/[.$C134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34];[.K134]/[.$C134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34];[.O134]/[.$C134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34];[.S134]/[.$C134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34];[.W134]/[.$C134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34];[.AA134]/[.$C134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34];[.AE134]/[.$C13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FE</text:p>
          </table:table-cell>
          <table:table-cell office:value-type="float" office:value="16" calcext:value-type="float">
            <text:p>16</text:p>
          </table:table-cell>
          <table:table-cell office:value-type="float" office:value="6621" calcext:value-type="float">
            <text:p>6621</text:p>
          </table:table-cell>
          <table:table-cell table:formula="of:=IF([.C135]; [.B135]/[.C135];0)" office:value-type="float" office:value="0.00241655339072648" calcext:value-type="float">
            <text:p>0.00241655339072648</text:p>
          </table:table-cell>
          <table:table-cell table:formula="of:=IF([.C135]; 1-[.D135];0)" office:value-type="float" office:value="0.997583446609274" calcext:value-type="float">
            <text:p>0.997583446609274</text:p>
          </table:table-cell>
          <table:table-cell/>
          <table:table-cell office:value-type="float" office:value="15" calcext:value-type="float">
            <text:p>15</text:p>
          </table:table-cell>
          <table:table-cell table:formula="of:=IF([.$C135];[.G135]/[.$C135])" office:value-type="float" office:value="0.00226551880380607" calcext:value-type="float">
            <text:p>0.002265518803806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35];[.K135]/[.$C135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35];[.O135]/[.$C135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35];[.S135]/[.$C135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35];[.W135]/[.$C135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35];[.AA135]/[.$C135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35];[.AE135]/[.$C13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SLG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C136]; [.B136]/[.C136];0)" office:value-type="float" office:value="0" calcext:value-type="float">
            <text:p>0</text:p>
          </table:table-cell>
          <table:table-cell table:formula="of:=IF([.C136]; 1-[.D136];0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$C136];[.G136]/[.$C136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36];[.K136]/[.$C136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36];[.O136]/[.$C136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36];[.S136]/[.$C136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36];[.W136]/[.$C136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36];[.AA136]/[.$C136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36];[.AE136]/[.$C13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SLGH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C137]; [.B137]/[.C137];0)" office:value-type="float" office:value="0" calcext:value-type="float">
            <text:p>0</text:p>
          </table:table-cell>
          <table:table-cell table:formula="of:=IF([.C137]; 1-[.D137];0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$C137];[.G137]/[.$C137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37];[.K137]/[.$C137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37];[.O137]/[.$C137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37];[.S137]/[.$C137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37];[.W137]/[.$C137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37];[.AA137]/[.$C137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37];[.AE137]/[.$C13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SLGO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C138]; [.B138]/[.C138];0)" office:value-type="float" office:value="0" calcext:value-type="float">
            <text:p>0</text:p>
          </table:table-cell>
          <table:table-cell table:formula="of:=IF([.C138]; 1-[.D138];0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$C138];[.G138]/[.$C138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38];[.K138]/[.$C138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38];[.O138]/[.$C138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38];[.S138]/[.$C138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38];[.W138]/[.$C138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38];[.AA138]/[.$C138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38];[.AE138]/[.$C13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SLE</text:p>
          </table:table-cell>
          <table:table-cell office:value-type="float" office:value="0" calcext:value-type="float">
            <text:p>0</text:p>
          </table:table-cell>
          <table:table-cell office:value-type="float" office:value="92239" calcext:value-type="float">
            <text:p>92239</text:p>
          </table:table-cell>
          <table:table-cell table:formula="of:=IF([.C139]; [.B139]/[.C139];0)" office:value-type="float" office:value="0" calcext:value-type="float">
            <text:p>0</text:p>
          </table:table-cell>
          <table:table-cell table:formula="of:=IF([.C139]; 1-[.D139];0)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$C139];[.G139]/[.$C139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39];[.K139]/[.$C139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39];[.O139]/[.$C139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39];[.S139]/[.$C139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39];[.W139]/[.$C139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39];[.AA139]/[.$C139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C139];[.AE139]/[.$C13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sed</text:p>
          </table:table-cell>
          <table:table-cell office:value-type="float" office:value="17070" calcext:value-type="float">
            <text:p>17070</text:p>
          </table:table-cell>
          <table:table-cell office:value-type="float" office:value="93132" calcext:value-type="float">
            <text:p>93132</text:p>
          </table:table-cell>
          <table:table-cell table:formula="of:=IF([.C140]; [.B140]/[.C140];0)" office:value-type="float" office:value="0.183288236052055" calcext:value-type="float">
            <text:p>0.183288236052055</text:p>
          </table:table-cell>
          <table:table-cell table:formula="of:=IF([.C140]; 1-[.D140];0)" office:value-type="float" office:value="0.816711763947945" calcext:value-type="float">
            <text:p>0.816711763947945</text:p>
          </table:table-cell>
          <table:table-cell/>
          <table:table-cell office:value-type="float" office:value="3597" calcext:value-type="float">
            <text:p>3597</text:p>
          </table:table-cell>
          <table:table-cell table:formula="of:=IF([.$C140];[.G140]/[.$C140])" office:value-type="float" office:value="0.0386226001803891" calcext:value-type="float">
            <text:p>0.0386226001803891</text:p>
          </table:table-cell>
          <table:table-cell table:number-columns-repeated="2"/>
          <table:table-cell office:value-type="float" office:value="296" calcext:value-type="float">
            <text:p>296</text:p>
          </table:table-cell>
          <table:table-cell table:formula="of:=IF([.$C140];[.K140]/[.$C140])" office:value-type="float" office:value="0.00317828458531976" calcext:value-type="float">
            <text:p>0.00317828458531976</text:p>
          </table:table-cell>
          <table:table-cell table:number-columns-repeated="2"/>
          <table:table-cell office:value-type="float" office:value="7567" calcext:value-type="float">
            <text:p>7567</text:p>
          </table:table-cell>
          <table:table-cell table:formula="of:=IF([.$C140];[.O140]/[.$C140])" office:value-type="float" office:value="0.0812502684361981" calcext:value-type="float">
            <text:p>0.0812502684361981</text:p>
          </table:table-cell>
          <table:table-cell table:number-columns-repeated="2"/>
          <table:table-cell office:value-type="float" office:value="395" calcext:value-type="float">
            <text:p>395</text:p>
          </table:table-cell>
          <table:table-cell table:formula="of:=IF([.$C140];[.S140]/[.$C140])" office:value-type="float" office:value="0.00424129192973414" calcext:value-type="float">
            <text:p>0.00424129192973414</text:p>
          </table:table-cell>
          <table:table-cell table:number-columns-repeated="2"/>
          <table:table-cell office:value-type="float" office:value="1362" calcext:value-type="float">
            <text:p>1362</text:p>
          </table:table-cell>
          <table:table-cell table:formula="of:=IF([.$C140];[.W140]/[.$C140])" office:value-type="float" office:value="0.0146244040716403" calcext:value-type="float">
            <text:p>0.0146244040716403</text:p>
          </table:table-cell>
          <table:table-cell table:number-columns-repeated="2"/>
          <table:table-cell office:value-type="float" office:value="2621" calcext:value-type="float">
            <text:p>2621</text:p>
          </table:table-cell>
          <table:table-cell table:formula="of:=IF([.$C140];[.AA140]/[.$C140])" office:value-type="float" office:value="0.0281428510071726" calcext:value-type="float">
            <text:p>0.0281428510071726</text:p>
          </table:table-cell>
          <table:table-cell table:number-columns-repeated="2"/>
          <table:table-cell office:value-type="float" office:value="1232" calcext:value-type="float">
            <text:p>1232</text:p>
          </table:table-cell>
          <table:table-cell table:formula="of:=IF([.$C140];[.AE140]/[.$C140])" office:value-type="float" office:value="0.0132285358416012" calcext:value-type="float">
            <text:p>0.0132285358416012</text:p>
          </table:table-cell>
          <table:table-cell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2" office:value-type="float" office:value="159571" calcext:value-type="float">
            <text:p>159571</text:p>
          </table:table-cell>
          <table:table-cell table:formula="of:=IF([.C141]; [.B141]/[.C141];0)" office:value-type="float" office:value="1" calcext:value-type="float">
            <text:p>1</text:p>
          </table:table-cell>
          <table:table-cell table:formula="of:=IF([.C141]; 1-[.D141];0)" office:value-type="float" office:value="0" calcext:value-type="float">
            <text:p>0</text:p>
          </table:table-cell>
          <table:table-cell/>
          <table:table-cell office:value-type="float" office:value="10155" calcext:value-type="float">
            <text:p>10155</text:p>
          </table:table-cell>
          <table:table-cell table:formula="of:=IF([.$C141];[.G141]/[.$C141])" office:value-type="float" office:value="0.063639383095926" calcext:value-type="float">
            <text:p>0.063639383095926</text:p>
          </table:table-cell>
          <table:table-cell table:number-columns-repeated="2"/>
          <table:table-cell office:value-type="float" office:value="1458" calcext:value-type="float">
            <text:p>1458</text:p>
          </table:table-cell>
          <table:table-cell table:formula="of:=IF([.$C141];[.K141]/[.$C141])" office:value-type="float" office:value="0.00913699857743575" calcext:value-type="float">
            <text:p>0.00913699857743575</text:p>
          </table:table-cell>
          <table:table-cell table:number-columns-repeated="2"/>
          <table:table-cell office:value-type="float" office:value="54006" calcext:value-type="float">
            <text:p>54006</text:p>
          </table:table-cell>
          <table:table-cell table:formula="of:=IF([.$C141];[.O141]/[.$C141])" office:value-type="float" office:value="0.338444955537034" calcext:value-type="float">
            <text:p>0.338444955537034</text:p>
          </table:table-cell>
          <table:table-cell table:number-columns-repeated="2"/>
          <table:table-cell office:value-type="float" office:value="5447" calcext:value-type="float">
            <text:p>5447</text:p>
          </table:table-cell>
          <table:table-cell table:formula="of:=IF([.$C141];[.S141]/[.$C141])" office:value-type="float" office:value="0.0341352752066478" calcext:value-type="float">
            <text:p>0.0341352752066478</text:p>
          </table:table-cell>
          <table:table-cell table:number-columns-repeated="2"/>
          <table:table-cell office:value-type="float" office:value="24597" calcext:value-type="float">
            <text:p>24597</text:p>
          </table:table-cell>
          <table:table-cell table:formula="of:=IF([.$C141];[.W141]/[.$C141])" office:value-type="float" office:value="0.154144550074888" calcext:value-type="float">
            <text:p>0.154144550074888</text:p>
          </table:table-cell>
          <table:table-cell table:number-columns-repeated="2"/>
          <table:table-cell office:value-type="float" office:value="19914" calcext:value-type="float">
            <text:p>19914</text:p>
          </table:table-cell>
          <table:table-cell table:formula="of:=IF([.$C141];[.AA141]/[.$C141])" office:value-type="float" office:value="0.12479711225724" calcext:value-type="float">
            <text:p>0.12479711225724</text:p>
          </table:table-cell>
          <table:table-cell table:number-columns-repeated="2"/>
          <table:table-cell office:value-type="float" office:value="43995" calcext:value-type="float">
            <text:p>43995</text:p>
          </table:table-cell>
          <table:table-cell table:formula="of:=IF([.$C141];[.AE141]/[.$C141])" office:value-type="float" office:value="0.275707992053694" calcext:value-type="float">
            <text:p>0.275707992053694</text:p>
          </table:table-cell>
          <table:table-cell/>
        </table:table-row>
        <table:table-row table:style-name="ro1" table:number-rows-repeated="1048434">
          <table:table-cell table:number-columns-repeated="33"/>
        </table:table-row>
        <table:table-row table:style-name="ro1">
          <table:table-cell table:number-columns-repeated="3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6T13:03:55.985199245</meta:creation-date>
    <dc:date>2025-07-06T13:34:26.601723624</dc:date>
    <meta:editing-duration>PT30M31S</meta:editing-duration>
    <meta:editing-cycles>1</meta:editing-cycles>
    <meta:document-statistic meta:table-count="1" meta:cell-count="2685" meta:object-count="0"/>
    <meta:generator>LibreOffice/7.3.7.2$Linux_X86_64 LibreOffice_project/30$Build-2</meta:generator>
  </office:meta>
</office:document-meta>
</file>